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69.97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72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107"/>
    <style:style style:name="ce2" style:family="table-cell" style:parent-style-name="Default" style:data-style-name="N51"/>
  </office:automatic-styles>
  <office:body>
    <office:spreadsheet>
      <table:calculation-settings table:automatic-find-labels="false" table:use-regular-expressions="false" table:use-wildcards="true"/>
      <table:table table:name="usuari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random</text:p>
          </table:table-cell>
          <table:table-cell table:style-name="Default" office:value-type="string" calcext:value-type="string">
            <text:p>coord_X</text:p>
          </table:table-cell>
          <table:table-cell table:style-name="Default" office:value-type="string" calcext:value-type="string">
            <text:p>coord_Y</text:p>
          </table:table-cell>
          <table:table-cell office:value-type="string" calcext:value-type="string">
            <text:p>endereco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area_interess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78) 929156548" calcext:value-type="string">
            <text:p>(78) 929156548</text:p>
          </table:table-cell>
          <table:table-cell table:formula="of:=RANDBETWEEN(1;MAX([$map.A$1:$map.C$1048576]))" office:value-type="float" office:value="68" calcext:value-type="float">
            <text:p>68</text:p>
          </table:table-cell>
          <table:table-cell table:formula="of:=VLOOKUP([.$D$1:.$D$1048576];[$map.A$1:$map.C$1048576];2;0)+RANDBETWEEN(-1;1)" office:value-type="float" office:value="-23.6381" calcext:value-type="float">
            <text:p>-23,6381</text:p>
          </table:table-cell>
          <table:table-cell table:formula="of:=VLOOKUP([.$D$1:.$D$1048576];[$map.A$1:$map.C$1048576];3;0)+RANDBETWEEN(-1;1)" office:value-type="float" office:value="-42.7235" calcext:value-type="float">
            <text:p>-42,7235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34) 905400776" calcext:value-type="string">
            <text:p>(34) 905400776</text:p>
          </table:table-cell>
          <table:table-cell table:formula="of:=RANDBETWEEN(1;MAX([$map.A$1:$map.C$1048576]))" office:value-type="float" office:value="39" calcext:value-type="float">
            <text:p>39</text:p>
          </table:table-cell>
          <table:table-cell table:formula="of:=VLOOKUP([.$D$1:.$D$1048576];[$map.A$1:$map.C$1048576];2;0)+RANDBETWEEN(-1;1)" office:value-type="float" office:value="-23.6219" calcext:value-type="float">
            <text:p>-23,6219</text:p>
          </table:table-cell>
          <table:table-cell table:formula="of:=VLOOKUP([.$D$1:.$D$1048576];[$map.A$1:$map.C$1048576];3;0)+RANDBETWEEN(-1;1)" office:value-type="float" office:value="-44.5148" calcext:value-type="float">
            <text:p>-44,514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39) 939882546" calcext:value-type="string">
            <text:p>(39) 939882546</text:p>
          </table:table-cell>
          <table:table-cell table:formula="of:=RANDBETWEEN(1;MAX([$map.A$1:$map.C$1048576]))" office:value-type="float" office:value="63" calcext:value-type="float">
            <text:p>63</text:p>
          </table:table-cell>
          <table:table-cell table:formula="of:=VLOOKUP([.$D$1:.$D$1048576];[$map.A$1:$map.C$1048576];2;0)+RANDBETWEEN(-1;1)" office:value-type="float" office:value="-21.6351" calcext:value-type="float">
            <text:p>-21,6351</text:p>
          </table:table-cell>
          <table:table-cell table:formula="of:=VLOOKUP([.$D$1:.$D$1048576];[$map.A$1:$map.C$1048576];3;0)+RANDBETWEEN(-1;1)" office:value-type="float" office:value="-42.7232" calcext:value-type="float">
            <text:p>-42,723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23) 994622509" calcext:value-type="string">
            <text:p>(23) 994622509</text:p>
          </table:table-cell>
          <table:table-cell table:formula="of:=RANDBETWEEN(1;MAX([$map.A$1:$map.C$1048576]))" office:value-type="float" office:value="54" calcext:value-type="float">
            <text:p>54</text:p>
          </table:table-cell>
          <table:table-cell table:formula="of:=VLOOKUP([.$D$1:.$D$1048576];[$map.A$1:$map.C$1048576];2;0)+RANDBETWEEN(-1;1)" office:value-type="float" office:value="-23.6208" calcext:value-type="float">
            <text:p>-23,6208</text:p>
          </table:table-cell>
          <table:table-cell table:formula="of:=VLOOKUP([.$D$1:.$D$1048576];[$map.A$1:$map.C$1048576];3;0)+RANDBETWEEN(-1;1)" office:value-type="float" office:value="-43.7928" calcext:value-type="float">
            <text:p>-43,792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65) 968426199" calcext:value-type="string">
            <text:p>(65) 968426199</text:p>
          </table:table-cell>
          <table:table-cell table:formula="of:=RANDBETWEEN(1;MAX([$map.A$1:$map.C$1048576]))" office:value-type="float" office:value="40" calcext:value-type="float">
            <text:p>40</text:p>
          </table:table-cell>
          <table:table-cell table:formula="of:=VLOOKUP([.$D$1:.$D$1048576];[$map.A$1:$map.C$1048576];2;0)+RANDBETWEEN(-1;1)" office:value-type="float" office:value="-23.6219" calcext:value-type="float">
            <text:p>-23,6219</text:p>
          </table:table-cell>
          <table:table-cell table:formula="of:=VLOOKUP([.$D$1:.$D$1048576];[$map.A$1:$map.C$1048576];3;0)+RANDBETWEEN(-1;1)" office:value-type="float" office:value="-45.5146" calcext:value-type="float">
            <text:p>-45,514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29) 989925107" calcext:value-type="string">
            <text:p>(29) 989925107</text:p>
          </table:table-cell>
          <table:table-cell table:formula="of:=RANDBETWEEN(1;MAX([$map.A$1:$map.C$1048576]))" office:value-type="float" office:value="9" calcext:value-type="float">
            <text:p>9</text:p>
          </table:table-cell>
          <table:table-cell table:formula="of:=VLOOKUP([.$D$1:.$D$1048576];[$map.A$1:$map.C$1048576];2;0)+RANDBETWEEN(-1;1)" office:value-type="float" office:value="-22.7793" calcext:value-type="float">
            <text:p>-22,7793</text:p>
          </table:table-cell>
          <table:table-cell table:formula="of:=VLOOKUP([.$D$1:.$D$1048576];[$map.A$1:$map.C$1048576];3;0)+RANDBETWEEN(-1;1)" office:value-type="float" office:value="-45.0521" calcext:value-type="float">
            <text:p>-45,052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16) 966615640" calcext:value-type="string">
            <text:p>(16) 966615640</text:p>
          </table:table-cell>
          <table:table-cell table:formula="of:=RANDBETWEEN(1;MAX([$map.A$1:$map.C$1048576]))" office:value-type="float" office:value="17" calcext:value-type="float">
            <text:p>17</text:p>
          </table:table-cell>
          <table:table-cell table:formula="of:=VLOOKUP([.$D$1:.$D$1048576];[$map.A$1:$map.C$1048576];2;0)+RANDBETWEEN(-1;1)" office:value-type="float" office:value="-23.6173" calcext:value-type="float">
            <text:p>-23,6173</text:p>
          </table:table-cell>
          <table:table-cell table:formula="of:=VLOOKUP([.$D$1:.$D$1048576];[$map.A$1:$map.C$1048576];3;0)+RANDBETWEEN(-1;1)" office:value-type="float" office:value="-45.5331" calcext:value-type="float">
            <text:p>-45,533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24) 922860345" calcext:value-type="string">
            <text:p>(24) 922860345</text:p>
          </table:table-cell>
          <table:table-cell table:formula="of:=RANDBETWEEN(1;MAX([$map.A$1:$map.C$1048576]))" office:value-type="float" office:value="17" calcext:value-type="float">
            <text:p>17</text:p>
          </table:table-cell>
          <table:table-cell table:formula="of:=VLOOKUP([.$D$1:.$D$1048576];[$map.A$1:$map.C$1048576];2;0)+RANDBETWEEN(-1;1)" office:value-type="float" office:value="-21.6173" calcext:value-type="float">
            <text:p>-21,6173</text:p>
          </table:table-cell>
          <table:table-cell table:formula="of:=VLOOKUP([.$D$1:.$D$1048576];[$map.A$1:$map.C$1048576];3;0)+RANDBETWEEN(-1;1)" office:value-type="float" office:value="-45.5331" calcext:value-type="float">
            <text:p>-45,533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35) 910316265" calcext:value-type="string">
            <text:p>(35) 910316265</text:p>
          </table:table-cell>
          <table:table-cell table:formula="of:=RANDBETWEEN(1;MAX([$map.A$1:$map.C$1048576]))" office:value-type="float" office:value="31" calcext:value-type="float">
            <text:p>31</text:p>
          </table:table-cell>
          <table:table-cell table:formula="of:=VLOOKUP([.$D$1:.$D$1048576];[$map.A$1:$map.C$1048576];2;0)+RANDBETWEEN(-1;1)" office:value-type="float" office:value="-23.6208" calcext:value-type="float">
            <text:p>-23,6208</text:p>
          </table:table-cell>
          <table:table-cell table:formula="of:=VLOOKUP([.$D$1:.$D$1048576];[$map.A$1:$map.C$1048576];3;0)+RANDBETWEEN(-1;1)" office:value-type="float" office:value="-45.5208" calcext:value-type="float">
            <text:p>-45,520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24) 950089219" calcext:value-type="string">
            <text:p>(24) 950089219</text:p>
          </table:table-cell>
          <table:table-cell table:formula="of:=RANDBETWEEN(1;MAX([$map.A$1:$map.C$1048576]))" office:value-type="float" office:value="46" calcext:value-type="float">
            <text:p>46</text:p>
          </table:table-cell>
          <table:table-cell table:formula="of:=VLOOKUP([.$D$1:.$D$1048576];[$map.A$1:$map.C$1048576];2;0)+RANDBETWEEN(-1;1)" office:value-type="float" office:value="-23.5916" calcext:value-type="float">
            <text:p>-23,5916</text:p>
          </table:table-cell>
          <table:table-cell table:formula="of:=VLOOKUP([.$D$1:.$D$1048576];[$map.A$1:$map.C$1048576];3;0)+RANDBETWEEN(-1;1)" office:value-type="float" office:value="-43.2335" calcext:value-type="float">
            <text:p>-43,2335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16) 928930052" calcext:value-type="string">
            <text:p>(16) 928930052</text:p>
          </table:table-cell>
          <table:table-cell table:formula="of:=RANDBETWEEN(1;MAX([$map.A$1:$map.C$1048576]))" office:value-type="float" office:value="35" calcext:value-type="float">
            <text:p>35</text:p>
          </table:table-cell>
          <table:table-cell table:formula="of:=VLOOKUP([.$D$1:.$D$1048576];[$map.A$1:$map.C$1048576];2;0)+RANDBETWEEN(-1;1)" office:value-type="float" office:value="-23.6208" calcext:value-type="float">
            <text:p>-23,6208</text:p>
          </table:table-cell>
          <table:table-cell table:formula="of:=VLOOKUP([.$D$1:.$D$1048576];[$map.A$1:$map.C$1048576];3;0)+RANDBETWEEN(-1;1)" office:value-type="float" office:value="-44.5187" calcext:value-type="float">
            <text:p>-44,518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73) 920760108" calcext:value-type="string">
            <text:p>(73) 920760108</text:p>
          </table:table-cell>
          <table:table-cell table:formula="of:=RANDBETWEEN(1;MAX([$map.A$1:$map.C$1048576]))" office:value-type="float" office:value="10" calcext:value-type="float">
            <text:p>10</text:p>
          </table:table-cell>
          <table:table-cell table:formula="of:=VLOOKUP([.$D$1:.$D$1048576];[$map.A$1:$map.C$1048576];2;0)+RANDBETWEEN(-1;1)" office:value-type="float" office:value="-23.7384" calcext:value-type="float">
            <text:p>-23,7384</text:p>
          </table:table-cell>
          <table:table-cell table:formula="of:=VLOOKUP([.$D$1:.$D$1048576];[$map.A$1:$map.C$1048576];3;0)+RANDBETWEEN(-1;1)" office:value-type="float" office:value="-44.0078" calcext:value-type="float">
            <text:p>-44,007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71) 947315551" calcext:value-type="string">
            <text:p>(71) 947315551</text:p>
          </table:table-cell>
          <table:table-cell table:formula="of:=RANDBETWEEN(1;MAX([$map.A$1:$map.C$1048576]))" office:value-type="float" office:value="22" calcext:value-type="float">
            <text:p>22</text:p>
          </table:table-cell>
          <table:table-cell table:formula="of:=VLOOKUP([.$D$1:.$D$1048576];[$map.A$1:$map.C$1048576];2;0)+RANDBETWEEN(-1;1)" office:value-type="float" office:value="-22.6178" calcext:value-type="float">
            <text:p>-22,6178</text:p>
          </table:table-cell>
          <table:table-cell table:formula="of:=VLOOKUP([.$D$1:.$D$1048576];[$map.A$1:$map.C$1048576];3;0)+RANDBETWEEN(-1;1)" office:value-type="float" office:value="-45.5287" calcext:value-type="float">
            <text:p>-45,528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43) 945511885" calcext:value-type="string">
            <text:p>(43) 945511885</text:p>
          </table:table-cell>
          <table:table-cell table:formula="of:=RANDBETWEEN(1;MAX([$map.A$1:$map.C$1048576]))" office:value-type="float" office:value="2" calcext:value-type="float">
            <text:p>2</text:p>
          </table:table-cell>
          <table:table-cell table:formula="of:=VLOOKUP([.$D$1:.$D$1048576];[$map.A$1:$map.C$1048576];2;0)+RANDBETWEEN(-1;1)" office:value-type="float" office:value="-23.0298" calcext:value-type="float">
            <text:p>-23,0298</text:p>
          </table:table-cell>
          <table:table-cell table:formula="of:=VLOOKUP([.$D$1:.$D$1048576];[$map.A$1:$map.C$1048576];3;0)+RANDBETWEEN(-1;1)" office:value-type="float" office:value="-46.4641" calcext:value-type="float">
            <text:p>-46,464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55) 993890789" calcext:value-type="string">
            <text:p>(55) 993890789</text:p>
          </table:table-cell>
          <table:table-cell table:formula="of:=RANDBETWEEN(1;MAX([$map.A$1:$map.C$1048576]))" office:value-type="float" office:value="35" calcext:value-type="float">
            <text:p>35</text:p>
          </table:table-cell>
          <table:table-cell table:formula="of:=VLOOKUP([.$D$1:.$D$1048576];[$map.A$1:$map.C$1048576];2;0)+RANDBETWEEN(-1;1)" office:value-type="float" office:value="-22.6208" calcext:value-type="float">
            <text:p>-22,6208</text:p>
          </table:table-cell>
          <table:table-cell table:formula="of:=VLOOKUP([.$D$1:.$D$1048576];[$map.A$1:$map.C$1048576];3;0)+RANDBETWEEN(-1;1)" office:value-type="float" office:value="-45.5187" calcext:value-type="float">
            <text:p>-45,518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84) 913491252" calcext:value-type="string">
            <text:p>(84) 913491252</text:p>
          </table:table-cell>
          <table:table-cell table:formula="of:=RANDBETWEEN(1;MAX([$map.A$1:$map.C$1048576]))" office:value-type="float" office:value="65" calcext:value-type="float">
            <text:p>65</text:p>
          </table:table-cell>
          <table:table-cell table:formula="of:=VLOOKUP([.$D$1:.$D$1048576];[$map.A$1:$map.C$1048576];2;0)+RANDBETWEEN(-1;1)" office:value-type="float" office:value="-21.6367" calcext:value-type="float">
            <text:p>-21,6367</text:p>
          </table:table-cell>
          <table:table-cell table:formula="of:=VLOOKUP([.$D$1:.$D$1048576];[$map.A$1:$map.C$1048576];3;0)+RANDBETWEEN(-1;1)" office:value-type="float" office:value="-42.7238" calcext:value-type="float">
            <text:p>-42,723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59) 913727184" calcext:value-type="string">
            <text:p>(59) 913727184</text:p>
          </table:table-cell>
          <table:table-cell table:formula="of:=RANDBETWEEN(1;MAX([$map.A$1:$map.C$1048576]))" office:value-type="float" office:value="75" calcext:value-type="float">
            <text:p>75</text:p>
          </table:table-cell>
          <table:table-cell table:formula="of:=VLOOKUP([.$D$1:.$D$1048576];[$map.A$1:$map.C$1048576];2;0)+RANDBETWEEN(-1;1)" office:value-type="float" office:value="-21.6641" calcext:value-type="float">
            <text:p>-21,6641</text:p>
          </table:table-cell>
          <table:table-cell table:formula="of:=VLOOKUP([.$D$1:.$D$1048576];[$map.A$1:$map.C$1048576];3;0)+RANDBETWEEN(-1;1)" office:value-type="float" office:value="-42.6587" calcext:value-type="float">
            <text:p>-42,658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58) 950798541" calcext:value-type="string">
            <text:p>(58) 950798541</text:p>
          </table:table-cell>
          <table:table-cell table:formula="of:=RANDBETWEEN(1;MAX([$map.A$1:$map.C$1048576]))" office:value-type="float" office:value="75" calcext:value-type="float">
            <text:p>75</text:p>
          </table:table-cell>
          <table:table-cell table:formula="of:=VLOOKUP([.$D$1:.$D$1048576];[$map.A$1:$map.C$1048576];2;0)+RANDBETWEEN(-1;1)" office:value-type="float" office:value="-22.6641" calcext:value-type="float">
            <text:p>-22,6641</text:p>
          </table:table-cell>
          <table:table-cell table:formula="of:=VLOOKUP([.$D$1:.$D$1048576];[$map.A$1:$map.C$1048576];3;0)+RANDBETWEEN(-1;1)" office:value-type="float" office:value="-42.6587" calcext:value-type="float">
            <text:p>-42,658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40) 996971564" calcext:value-type="string">
            <text:p>(40) 996971564</text:p>
          </table:table-cell>
          <table:table-cell table:formula="of:=RANDBETWEEN(1;MAX([$map.A$1:$map.C$1048576]))" office:value-type="float" office:value="57" calcext:value-type="float">
            <text:p>57</text:p>
          </table:table-cell>
          <table:table-cell table:formula="of:=VLOOKUP([.$D$1:.$D$1048576];[$map.A$1:$map.C$1048576];2;0)+RANDBETWEEN(-1;1)" office:value-type="float" office:value="-22.6284" calcext:value-type="float">
            <text:p>-22,6284</text:p>
          </table:table-cell>
          <table:table-cell table:formula="of:=VLOOKUP([.$D$1:.$D$1048576];[$map.A$1:$map.C$1048576];3;0)+RANDBETWEEN(-1;1)" office:value-type="float" office:value="-43.7359" calcext:value-type="float">
            <text:p>-43,735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43) 902310294" calcext:value-type="string">
            <text:p>(43) 902310294</text:p>
          </table:table-cell>
          <table:table-cell table:formula="of:=RANDBETWEEN(1;MAX([$map.A$1:$map.C$1048576]))" office:value-type="float" office:value="11" calcext:value-type="float">
            <text:p>11</text:p>
          </table:table-cell>
          <table:table-cell table:formula="of:=VLOOKUP([.$D$1:.$D$1048576];[$map.A$1:$map.C$1048576];2;0)+RANDBETWEEN(-1;1)" office:value-type="float" office:value="-21.6598" calcext:value-type="float">
            <text:p>-21,6598</text:p>
          </table:table-cell>
          <table:table-cell table:formula="of:=VLOOKUP([.$D$1:.$D$1048576];[$map.A$1:$map.C$1048576];3;0)+RANDBETWEEN(-1;1)" office:value-type="float" office:value="-45.8959" calcext:value-type="float">
            <text:p>-45,895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86) 939335394" calcext:value-type="string">
            <text:p>(86) 939335394</text:p>
          </table:table-cell>
          <table:table-cell table:formula="of:=RANDBETWEEN(1;MAX([$map.A$1:$map.C$1048576]))" office:value-type="float" office:value="50" calcext:value-type="float">
            <text:p>50</text:p>
          </table:table-cell>
          <table:table-cell table:formula="of:=VLOOKUP([.$D$1:.$D$1048576];[$map.A$1:$map.C$1048576];2;0)+RANDBETWEEN(-1;1)" office:value-type="float" office:value="-22.5711" calcext:value-type="float">
            <text:p>-22,5711</text:p>
          </table:table-cell>
          <table:table-cell table:formula="of:=VLOOKUP([.$D$1:.$D$1048576];[$map.A$1:$map.C$1048576];3;0)+RANDBETWEEN(-1;1)" office:value-type="float" office:value="-43.9199" calcext:value-type="float">
            <text:p>-43,919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36) 947906732" calcext:value-type="string">
            <text:p>(36) 947906732</text:p>
          </table:table-cell>
          <table:table-cell table:formula="of:=RANDBETWEEN(1;MAX([$map.A$1:$map.C$1048576]))" office:value-type="float" office:value="42" calcext:value-type="float">
            <text:p>42</text:p>
          </table:table-cell>
          <table:table-cell table:formula="of:=VLOOKUP([.$D$1:.$D$1048576];[$map.A$1:$map.C$1048576];2;0)+RANDBETWEEN(-1;1)" office:value-type="float" office:value="-21.6044" calcext:value-type="float">
            <text:p>-21,6044</text:p>
          </table:table-cell>
          <table:table-cell table:formula="of:=VLOOKUP([.$D$1:.$D$1048576];[$map.A$1:$map.C$1048576];3;0)+RANDBETWEEN(-1;1)" office:value-type="float" office:value="-44.4516" calcext:value-type="float">
            <text:p>-44,451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79) 907162600" calcext:value-type="string">
            <text:p>(79) 907162600</text:p>
          </table:table-cell>
          <table:table-cell table:formula="of:=RANDBETWEEN(1;MAX([$map.A$1:$map.C$1048576]))" office:value-type="float" office:value="15" calcext:value-type="float">
            <text:p>15</text:p>
          </table:table-cell>
          <table:table-cell table:formula="of:=VLOOKUP([.$D$1:.$D$1048576];[$map.A$1:$map.C$1048576];2;0)+RANDBETWEEN(-1;1)" office:value-type="float" office:value="-22.6425" calcext:value-type="float">
            <text:p>-22,6425</text:p>
          </table:table-cell>
          <table:table-cell table:formula="of:=VLOOKUP([.$D$1:.$D$1048576];[$map.A$1:$map.C$1048576];3;0)+RANDBETWEEN(-1;1)" office:value-type="float" office:value="-44.6026" calcext:value-type="float">
            <text:p>-44,602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84) 933528006" calcext:value-type="string">
            <text:p>(84) 933528006</text:p>
          </table:table-cell>
          <table:table-cell table:formula="of:=RANDBETWEEN(1;MAX([$map.A$1:$map.C$1048576]))" office:value-type="float" office:value="45" calcext:value-type="float">
            <text:p>45</text:p>
          </table:table-cell>
          <table:table-cell table:formula="of:=VLOOKUP([.$D$1:.$D$1048576];[$map.A$1:$map.C$1048576];2;0)+RANDBETWEEN(-1;1)" office:value-type="float" office:value="-22.6045" calcext:value-type="float">
            <text:p>-22,6045</text:p>
          </table:table-cell>
          <table:table-cell table:formula="of:=VLOOKUP([.$D$1:.$D$1048576];[$map.A$1:$map.C$1048576];3;0)+RANDBETWEEN(-1;1)" office:value-type="float" office:value="-45.2904" calcext:value-type="float">
            <text:p>-45,2904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66) 931398739" calcext:value-type="string">
            <text:p>(66) 931398739</text:p>
          </table:table-cell>
          <table:table-cell table:formula="of:=RANDBETWEEN(1;MAX([$map.A$1:$map.C$1048576]))" office:value-type="float" office:value="71" calcext:value-type="float">
            <text:p>71</text:p>
          </table:table-cell>
          <table:table-cell table:formula="of:=VLOOKUP([.$D$1:.$D$1048576];[$map.A$1:$map.C$1048576];2;0)+RANDBETWEEN(-1;1)" office:value-type="float" office:value="-22.6477" calcext:value-type="float">
            <text:p>-22,6477</text:p>
          </table:table-cell>
          <table:table-cell table:formula="of:=VLOOKUP([.$D$1:.$D$1048576];[$map.A$1:$map.C$1048576];3;0)+RANDBETWEEN(-1;1)" office:value-type="float" office:value="-42.6967" calcext:value-type="float">
            <text:p>-42,696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88) 990563231" calcext:value-type="string">
            <text:p>(88) 990563231</text:p>
          </table:table-cell>
          <table:table-cell table:formula="of:=RANDBETWEEN(1;MAX([$map.A$1:$map.C$1048576]))" office:value-type="float" office:value="30" calcext:value-type="float">
            <text:p>30</text:p>
          </table:table-cell>
          <table:table-cell table:formula="of:=VLOOKUP([.$D$1:.$D$1048576];[$map.A$1:$map.C$1048576];2;0)+RANDBETWEEN(-1;1)" office:value-type="float" office:value="-21.6209" calcext:value-type="float">
            <text:p>-21,6209</text:p>
          </table:table-cell>
          <table:table-cell table:formula="of:=VLOOKUP([.$D$1:.$D$1048576];[$map.A$1:$map.C$1048576];3;0)+RANDBETWEEN(-1;1)" office:value-type="float" office:value="-45.5212" calcext:value-type="float">
            <text:p>-45,521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61) 983788031" calcext:value-type="string">
            <text:p>(61) 983788031</text:p>
          </table:table-cell>
          <table:table-cell table:formula="of:=RANDBETWEEN(1;MAX([$map.A$1:$map.C$1048576]))" office:value-type="float" office:value="21" calcext:value-type="float">
            <text:p>21</text:p>
          </table:table-cell>
          <table:table-cell table:formula="of:=VLOOKUP([.$D$1:.$D$1048576];[$map.A$1:$map.C$1048576];2;0)+RANDBETWEEN(-1;1)" office:value-type="float" office:value="-21.6176" calcext:value-type="float">
            <text:p>-21,6176</text:p>
          </table:table-cell>
          <table:table-cell table:formula="of:=VLOOKUP([.$D$1:.$D$1048576];[$map.A$1:$map.C$1048576];3;0)+RANDBETWEEN(-1;1)" office:value-type="float" office:value="-44.529" calcext:value-type="float">
            <text:p>-44,529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11) 964931916" calcext:value-type="string">
            <text:p>(11) 964931916</text:p>
          </table:table-cell>
          <table:table-cell table:formula="of:=RANDBETWEEN(1;MAX([$map.A$1:$map.C$1048576]))" office:value-type="float" office:value="41" calcext:value-type="float">
            <text:p>41</text:p>
          </table:table-cell>
          <table:table-cell table:formula="of:=VLOOKUP([.$D$1:.$D$1048576];[$map.A$1:$map.C$1048576];2;0)+RANDBETWEEN(-1;1)" office:value-type="float" office:value="-23.6235" calcext:value-type="float">
            <text:p>-23,6235</text:p>
          </table:table-cell>
          <table:table-cell table:formula="of:=VLOOKUP([.$D$1:.$D$1048576];[$map.A$1:$map.C$1048576];3;0)+RANDBETWEEN(-1;1)" office:value-type="float" office:value="-44.5044" calcext:value-type="float">
            <text:p>-44,5044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15) 951111944" calcext:value-type="string">
            <text:p>(15) 951111944</text:p>
          </table:table-cell>
          <table:table-cell table:formula="of:=RANDBETWEEN(1;MAX([$map.A$1:$map.C$1048576]))" office:value-type="float" office:value="81" calcext:value-type="float">
            <text:p>81</text:p>
          </table:table-cell>
          <table:table-cell table:formula="of:=VLOOKUP([.$D$1:.$D$1048576];[$map.A$1:$map.C$1048576];2;0)+RANDBETWEEN(-1;1)" office:value-type="float" office:value="-23.6425" calcext:value-type="float">
            <text:p>-23,6425</text:p>
          </table:table-cell>
          <table:table-cell table:formula="of:=VLOOKUP([.$D$1:.$D$1048576];[$map.A$1:$map.C$1048576];3;0)+RANDBETWEEN(-1;1)" office:value-type="float" office:value="-43.6276" calcext:value-type="float">
            <text:p>-43,627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20) 912870358" calcext:value-type="string">
            <text:p>(20) 912870358</text:p>
          </table:table-cell>
          <table:table-cell table:formula="of:=RANDBETWEEN(1;MAX([$map.A$1:$map.C$1048576]))" office:value-type="float" office:value="1" calcext:value-type="float">
            <text:p>1</text:p>
          </table:table-cell>
          <table:table-cell table:formula="of:=VLOOKUP([.$D$1:.$D$1048576];[$map.A$1:$map.C$1048576];2;0)+RANDBETWEEN(-1;1)" office:value-type="float" office:value="-22.0816" calcext:value-type="float">
            <text:p>-22,0816</text:p>
          </table:table-cell>
          <table:table-cell table:formula="of:=VLOOKUP([.$D$1:.$D$1048576];[$map.A$1:$map.C$1048576];3;0)+RANDBETWEEN(-1;1)" office:value-type="float" office:value="-44.5366" calcext:value-type="float">
            <text:p>-44,536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37) 937769044" calcext:value-type="string">
            <text:p>(37) 937769044</text:p>
          </table:table-cell>
          <table:table-cell table:formula="of:=RANDBETWEEN(1;MAX([$map.A$1:$map.C$1048576]))" office:value-type="float" office:value="79" calcext:value-type="float">
            <text:p>79</text:p>
          </table:table-cell>
          <table:table-cell table:formula="of:=VLOOKUP([.$D$1:.$D$1048576];[$map.A$1:$map.C$1048576];2;0)+RANDBETWEEN(-1;1)" office:value-type="float" office:value="-22.6498" calcext:value-type="float">
            <text:p>-22,6498</text:p>
          </table:table-cell>
          <table:table-cell table:formula="of:=VLOOKUP([.$D$1:.$D$1048576];[$map.A$1:$map.C$1048576];3;0)+RANDBETWEEN(-1;1)" office:value-type="float" office:value="-42.6357" calcext:value-type="float">
            <text:p>-42,635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25) 943541294" calcext:value-type="string">
            <text:p>(25) 943541294</text:p>
          </table:table-cell>
          <table:table-cell table:formula="of:=RANDBETWEEN(1;MAX([$map.A$1:$map.C$1048576]))" office:value-type="float" office:value="73" calcext:value-type="float">
            <text:p>73</text:p>
          </table:table-cell>
          <table:table-cell table:formula="of:=VLOOKUP([.$D$1:.$D$1048576];[$map.A$1:$map.C$1048576];2;0)+RANDBETWEEN(-1;1)" office:value-type="float" office:value="-23.6549" calcext:value-type="float">
            <text:p>-23,6549</text:p>
          </table:table-cell>
          <table:table-cell table:formula="of:=VLOOKUP([.$D$1:.$D$1048576];[$map.A$1:$map.C$1048576];3;0)+RANDBETWEEN(-1;1)" office:value-type="float" office:value="-42.6763" calcext:value-type="float">
            <text:p>-42,6763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22) 931364305" calcext:value-type="string">
            <text:p>(22) 931364305</text:p>
          </table:table-cell>
          <table:table-cell table:formula="of:=RANDBETWEEN(1;MAX([$map.A$1:$map.C$1048576]))" office:value-type="float" office:value="80" calcext:value-type="float">
            <text:p>80</text:p>
          </table:table-cell>
          <table:table-cell table:formula="of:=VLOOKUP([.$D$1:.$D$1048576];[$map.A$1:$map.C$1048576];2;0)+RANDBETWEEN(-1;1)" office:value-type="float" office:value="-22.6453" calcext:value-type="float">
            <text:p>-22,6453</text:p>
          </table:table-cell>
          <table:table-cell table:formula="of:=VLOOKUP([.$D$1:.$D$1048576];[$map.A$1:$map.C$1048576];3;0)+RANDBETWEEN(-1;1)" office:value-type="float" office:value="-43.63" calcext:value-type="float">
            <text:p>-43,630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37) 957244808" calcext:value-type="string">
            <text:p>(37) 957244808</text:p>
          </table:table-cell>
          <table:table-cell table:formula="of:=RANDBETWEEN(1;MAX([$map.A$1:$map.C$1048576]))" office:value-type="float" office:value="14" calcext:value-type="float">
            <text:p>14</text:p>
          </table:table-cell>
          <table:table-cell table:formula="of:=VLOOKUP([.$D$1:.$D$1048576];[$map.A$1:$map.C$1048576];2;0)+RANDBETWEEN(-1;1)" office:value-type="float" office:value="-22.6228" calcext:value-type="float">
            <text:p>-22,6228</text:p>
          </table:table-cell>
          <table:table-cell table:formula="of:=VLOOKUP([.$D$1:.$D$1048576];[$map.A$1:$map.C$1048576];3;0)+RANDBETWEEN(-1;1)" office:value-type="float" office:value="-43.697" calcext:value-type="float">
            <text:p>-43,697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71) 917955881" calcext:value-type="string">
            <text:p>(71) 917955881</text:p>
          </table:table-cell>
          <table:table-cell table:formula="of:=RANDBETWEEN(1;MAX([$map.A$1:$map.C$1048576]))" office:value-type="float" office:value="63" calcext:value-type="float">
            <text:p>63</text:p>
          </table:table-cell>
          <table:table-cell table:formula="of:=VLOOKUP([.$D$1:.$D$1048576];[$map.A$1:$map.C$1048576];2;0)+RANDBETWEEN(-1;1)" office:value-type="float" office:value="-21.6351" calcext:value-type="float">
            <text:p>-21,6351</text:p>
          </table:table-cell>
          <table:table-cell table:formula="of:=VLOOKUP([.$D$1:.$D$1048576];[$map.A$1:$map.C$1048576];3;0)+RANDBETWEEN(-1;1)" office:value-type="float" office:value="-42.7232" calcext:value-type="float">
            <text:p>-42,723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16) 939608728" calcext:value-type="string">
            <text:p>(16) 939608728</text:p>
          </table:table-cell>
          <table:table-cell table:formula="of:=RANDBETWEEN(1;MAX([$map.A$1:$map.C$1048576]))" office:value-type="float" office:value="47" calcext:value-type="float">
            <text:p>47</text:p>
          </table:table-cell>
          <table:table-cell table:formula="of:=VLOOKUP([.$D$1:.$D$1048576];[$map.A$1:$map.C$1048576];2;0)+RANDBETWEEN(-1;1)" office:value-type="float" office:value="-21.5973" calcext:value-type="float">
            <text:p>-21,5973</text:p>
          </table:table-cell>
          <table:table-cell table:formula="of:=VLOOKUP([.$D$1:.$D$1048576];[$map.A$1:$map.C$1048576];3;0)+RANDBETWEEN(-1;1)" office:value-type="float" office:value="-43.1402" calcext:value-type="float">
            <text:p>-43,140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25) 945510358" calcext:value-type="string">
            <text:p>(25) 945510358</text:p>
          </table:table-cell>
          <table:table-cell table:formula="of:=RANDBETWEEN(1;MAX([$map.A$1:$map.C$1048576]))" office:value-type="float" office:value="59" calcext:value-type="float">
            <text:p>59</text:p>
          </table:table-cell>
          <table:table-cell table:formula="of:=VLOOKUP([.$D$1:.$D$1048576];[$map.A$1:$map.C$1048576];2;0)+RANDBETWEEN(-1;1)" office:value-type="float" office:value="-21.6322" calcext:value-type="float">
            <text:p>-21,6322</text:p>
          </table:table-cell>
          <table:table-cell table:formula="of:=VLOOKUP([.$D$1:.$D$1048576];[$map.A$1:$map.C$1048576];3;0)+RANDBETWEEN(-1;1)" office:value-type="float" office:value="-42.7231" calcext:value-type="float">
            <text:p>-42,723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15) 979234034" calcext:value-type="string">
            <text:p>(15) 979234034</text:p>
          </table:table-cell>
          <table:table-cell table:formula="of:=RANDBETWEEN(1;MAX([$map.A$1:$map.C$1048576]))" office:value-type="float" office:value="24" calcext:value-type="float">
            <text:p>24</text:p>
          </table:table-cell>
          <table:table-cell table:formula="of:=VLOOKUP([.$D$1:.$D$1048576];[$map.A$1:$map.C$1048576];2;0)+RANDBETWEEN(-1;1)" office:value-type="float" office:value="-21.6195" calcext:value-type="float">
            <text:p>-21,6195</text:p>
          </table:table-cell>
          <table:table-cell table:formula="of:=VLOOKUP([.$D$1:.$D$1048576];[$map.A$1:$map.C$1048576];3;0)+RANDBETWEEN(-1;1)" office:value-type="float" office:value="-45.5259" calcext:value-type="float">
            <text:p>-45,525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49) 909389425" calcext:value-type="string">
            <text:p>(49) 909389425</text:p>
          </table:table-cell>
          <table:table-cell table:formula="of:=RANDBETWEEN(1;MAX([$map.A$1:$map.C$1048576]))" office:value-type="float" office:value="43" calcext:value-type="float">
            <text:p>43</text:p>
          </table:table-cell>
          <table:table-cell table:formula="of:=VLOOKUP([.$D$1:.$D$1048576];[$map.A$1:$map.C$1048576];2;0)+RANDBETWEEN(-1;1)" office:value-type="float" office:value="-21.6091" calcext:value-type="float">
            <text:p>-21,6091</text:p>
          </table:table-cell>
          <table:table-cell table:formula="of:=VLOOKUP([.$D$1:.$D$1048576];[$map.A$1:$map.C$1048576];3;0)+RANDBETWEEN(-1;1)" office:value-type="float" office:value="-45.3401" calcext:value-type="float">
            <text:p>-45,340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29) 923800619" calcext:value-type="string">
            <text:p>(29) 923800619</text:p>
          </table:table-cell>
          <table:table-cell table:formula="of:=RANDBETWEEN(1;MAX([$map.A$1:$map.C$1048576]))" office:value-type="float" office:value="42" calcext:value-type="float">
            <text:p>42</text:p>
          </table:table-cell>
          <table:table-cell table:formula="of:=VLOOKUP([.$D$1:.$D$1048576];[$map.A$1:$map.C$1048576];2;0)+RANDBETWEEN(-1;1)" office:value-type="float" office:value="-23.6044" calcext:value-type="float">
            <text:p>-23,6044</text:p>
          </table:table-cell>
          <table:table-cell table:formula="of:=VLOOKUP([.$D$1:.$D$1048576];[$map.A$1:$map.C$1048576];3;0)+RANDBETWEEN(-1;1)" office:value-type="float" office:value="-44.4516" calcext:value-type="float">
            <text:p>-44,451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76) 943619149" calcext:value-type="string">
            <text:p>(76) 943619149</text:p>
          </table:table-cell>
          <table:table-cell table:formula="of:=RANDBETWEEN(1;MAX([$map.A$1:$map.C$1048576]))" office:value-type="float" office:value="35" calcext:value-type="float">
            <text:p>35</text:p>
          </table:table-cell>
          <table:table-cell table:formula="of:=VLOOKUP([.$D$1:.$D$1048576];[$map.A$1:$map.C$1048576];2;0)+RANDBETWEEN(-1;1)" office:value-type="float" office:value="-22.6208" calcext:value-type="float">
            <text:p>-22,6208</text:p>
          </table:table-cell>
          <table:table-cell table:formula="of:=VLOOKUP([.$D$1:.$D$1048576];[$map.A$1:$map.C$1048576];3;0)+RANDBETWEEN(-1;1)" office:value-type="float" office:value="-44.5187" calcext:value-type="float">
            <text:p>-44,518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egerger</text:p>
          </table:table-cell>
          <table:table-cell table:formula="of:=&quot;(&quot;&amp;RANDBETWEEN(11;88)&amp;&quot;) &quot;&amp;RANDBETWEEN(900000000;999999999)" office:value-type="string" office:string-value="(45) 939667747" calcext:value-type="string">
            <text:p>(45) 939667747</text:p>
          </table:table-cell>
          <table:table-cell table:formula="of:=RANDBETWEEN(1;MAX([$map.A$1:$map.C$1048576]))" office:value-type="float" office:value="71" calcext:value-type="float">
            <text:p>71</text:p>
          </table:table-cell>
          <table:table-cell table:formula="of:=VLOOKUP([.$D$1:.$D$1048576];[$map.A$1:$map.C$1048576];2;0)+RANDBETWEEN(-1;1)" office:value-type="float" office:value="-22.6477" calcext:value-type="float">
            <text:p>-22,6477</text:p>
          </table:table-cell>
          <table:table-cell table:formula="of:=VLOOKUP([.$D$1:.$D$1048576];[$map.A$1:$map.C$1048576];3;0)+RANDBETWEEN(-1;1)" office:value-type="float" office:value="-43.6967" calcext:value-type="float">
            <text:p>-43,696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</table:table>
      <table:table table:name="denuncia" table:style-name="ta1">
        <table:table-column table:style-name="co1" table:default-cell-style-name="Default"/>
        <table:table-column table:style-name="co2" table:default-cell-style-name="ce2"/>
        <table:table-column table:style-name="co5" table:default-cell-style-name="Default"/>
        <table:table-column table:style-name="co6" table:default-cell-style-name="ce1"/>
        <table:table-column table:style-name="co1" table:default-cell-style-name="ce1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random</text:p>
          </table:table-cell>
          <table:table-cell table:style-name="Default" office:value-type="string" calcext:value-type="string">
            <text:p>coord_X</text:p>
          </table:table-cell>
          <table:table-cell table:style-name="Default" office:value-type="string" calcext:value-type="string">
            <text:p>coord_Y</text:p>
          </table:table-cell>
          <table:table-cell office:value-type="string" calcext:value-type="string">
            <text:p>tipo_ocorrencia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coord_X_photo</text:p>
          </table:table-cell>
          <table:table-cell office:value-type="string" calcext:value-type="string">
            <text:p>coord_Y_photo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NOW()-100;NOW())+RAND()" office:value-type="date" office:date-value="2019-09-12T21:25:05.11874" calcext:value-type="date">
            <text:p>12/09/2019 21:25:05</text:p>
          </table:table-cell>
          <table:table-cell table:formula="of:=RANDBETWEEN(1;MAX([$map.A$1:$map.A$1048576]))" office:value-type="float" office:value="52" calcext:value-type="float">
            <text:p>52</text:p>
          </table:table-cell>
          <table:table-cell table:formula="of:=VLOOKUP([.$C$1:.$C$1048576];[$map.A$1:$map.C$1048576];2;0)+RANDBETWEEN(-1;1)" office:value-type="float" office:value="-23.595" calcext:value-type="float">
            <text:p>-23,5950</text:p>
          </table:table-cell>
          <table:table-cell table:formula="of:=VLOOKUP([.$C$1:.$C$1048576];[$map.A$1:$map.C$1048576];3;0)" office:value-type="float" office:value="-43.8567" calcext:value-type="float">
            <text:p>-43,856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0" calcext:value-type="float">
            <text:p>40</text:p>
          </table:table-cell>
          <table:table-cell/>
          <table:table-cell table:formula="of:=[.D2]+IF(RAND()&gt;0.93;1)" office:value-type="float" office:value="-23.595" calcext:value-type="float">
            <text:p>-23,595</text:p>
          </table:table-cell>
          <table:table-cell table:formula="of:=[.E2]+IF(RAND()&gt;0.93;1)" office:value-type="float" office:value="-43.8567" calcext:value-type="float">
            <text:p>-43,856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NOW()-100;NOW())+RAND()" office:value-type="date" office:date-value="2019-08-25T14:35:19.270635" calcext:value-type="date">
            <text:p>25/08/2019 14:35:19</text:p>
          </table:table-cell>
          <table:table-cell table:formula="of:=RANDBETWEEN(1;MAX([$map.A$1:$map.A$1048576]))" office:value-type="float" office:value="71" calcext:value-type="float">
            <text:p>71</text:p>
          </table:table-cell>
          <table:table-cell table:formula="of:=VLOOKUP([.$C$1:.$C$1048576];[$map.A$1:$map.C$1048576];2;0)+RANDBETWEEN(-1;1)" office:value-type="float" office:value="-23.6477" calcext:value-type="float">
            <text:p>-23,6477</text:p>
          </table:table-cell>
          <table:table-cell table:formula="of:=VLOOKUP([.$C$1:.$C$1048576];[$map.A$1:$map.C$1048576];3;0)" office:value-type="float" office:value="-43.6967" calcext:value-type="float">
            <text:p>-43,696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2" calcext:value-type="float">
            <text:p>12</text:p>
          </table:table-cell>
          <table:table-cell/>
          <table:table-cell table:formula="of:=[.D3]+IF(RAND()&gt;0.93;1)" office:value-type="float" office:value="-23.6477" calcext:value-type="float">
            <text:p>-23,6477</text:p>
          </table:table-cell>
          <table:table-cell table:formula="of:=[.E3]+IF(RAND()&gt;0.93;1)" office:value-type="float" office:value="-43.6967" calcext:value-type="float">
            <text:p>-43,696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NOW()-100;NOW())+RAND()" office:value-type="date" office:date-value="2019-09-12T00:31:13.32327" calcext:value-type="date">
            <text:p>12/09/2019 00:31:13</text:p>
          </table:table-cell>
          <table:table-cell table:formula="of:=RANDBETWEEN(1;MAX([$map.A$1:$map.A$1048576]))" office:value-type="float" office:value="2" calcext:value-type="float">
            <text:p>2</text:p>
          </table:table-cell>
          <table:table-cell table:formula="of:=VLOOKUP([.$C$1:.$C$1048576];[$map.A$1:$map.C$1048576];2;0)+RANDBETWEEN(-1;1)" office:value-type="float" office:value="-23.0298" calcext:value-type="float">
            <text:p>-23,0298</text:p>
          </table:table-cell>
          <table:table-cell table:formula="of:=VLOOKUP([.$C$1:.$C$1048576];[$map.A$1:$map.C$1048576];3;0)" office:value-type="float" office:value="-45.4641" calcext:value-type="float">
            <text:p>-45,464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5" calcext:value-type="float">
            <text:p>35</text:p>
          </table:table-cell>
          <table:table-cell/>
          <table:table-cell table:formula="of:=[.D4]+IF(RAND()&gt;0.93;1)" office:value-type="float" office:value="-23.0298" calcext:value-type="float">
            <text:p>-23,0298</text:p>
          </table:table-cell>
          <table:table-cell table:formula="of:=[.E4]+IF(RAND()&gt;0.93;1)" office:value-type="float" office:value="-45.4641" calcext:value-type="float">
            <text:p>-45,464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NOW()-100;NOW())+RAND()" office:value-type="date" office:date-value="2019-09-15T09:43:56.141227" calcext:value-type="date">
            <text:p>15/09/2019 09:43:56</text:p>
          </table:table-cell>
          <table:table-cell table:formula="of:=RANDBETWEEN(1;MAX([$map.A$1:$map.A$1048576]))" office:value-type="float" office:value="17" calcext:value-type="float">
            <text:p>17</text:p>
          </table:table-cell>
          <table:table-cell table:formula="of:=VLOOKUP([.$C$1:.$C$1048576];[$map.A$1:$map.C$1048576];2;0)+RANDBETWEEN(-1;1)" office:value-type="float" office:value="-21.6173" calcext:value-type="float">
            <text:p>-21,6173</text:p>
          </table:table-cell>
          <table:table-cell table:formula="of:=VLOOKUP([.$C$1:.$C$1048576];[$map.A$1:$map.C$1048576];3;0)" office:value-type="float" office:value="-44.5331" calcext:value-type="float">
            <text:p>-44,533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0" calcext:value-type="float">
            <text:p>40</text:p>
          </table:table-cell>
          <table:table-cell/>
          <table:table-cell table:formula="of:=[.D5]+IF(RAND()&gt;0.93;1)" office:value-type="float" office:value="-21.6173" calcext:value-type="float">
            <text:p>-21,6173</text:p>
          </table:table-cell>
          <table:table-cell table:formula="of:=[.E5]+IF(RAND()&gt;0.93;1)" office:value-type="float" office:value="-44.5331" calcext:value-type="float">
            <text:p>-44,533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NOW()-100;NOW())+RAND()" office:value-type="date" office:date-value="2019-07-08T20:05:10.808441" calcext:value-type="date">
            <text:p>08/07/2019 20:05:11</text:p>
          </table:table-cell>
          <table:table-cell table:formula="of:=RANDBETWEEN(1;MAX([$map.A$1:$map.A$1048576]))" office:value-type="float" office:value="1" calcext:value-type="float">
            <text:p>1</text:p>
          </table:table-cell>
          <table:table-cell table:formula="of:=VLOOKUP([.$C$1:.$C$1048576];[$map.A$1:$map.C$1048576];2;0)+RANDBETWEEN(-1;1)" office:value-type="float" office:value="-24.0816" calcext:value-type="float">
            <text:p>-24,0816</text:p>
          </table:table-cell>
          <table:table-cell table:formula="of:=VLOOKUP([.$C$1:.$C$1048576];[$map.A$1:$map.C$1048576];3;0)" office:value-type="float" office:value="-45.5366" calcext:value-type="float">
            <text:p>-45,536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6" calcext:value-type="float">
            <text:p>16</text:p>
          </table:table-cell>
          <table:table-cell/>
          <table:table-cell table:formula="of:=[.D6]+IF(RAND()&gt;0.93;1)" office:value-type="float" office:value="-24.0816" calcext:value-type="float">
            <text:p>-24,0816</text:p>
          </table:table-cell>
          <table:table-cell table:formula="of:=[.E6]+IF(RAND()&gt;0.93;1)" office:value-type="float" office:value="-45.5366" calcext:value-type="float">
            <text:p>-45,536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NOW()-100;NOW())+RAND()" office:value-type="date" office:date-value="2019-08-03T19:49:40.01505" calcext:value-type="date">
            <text:p>03/08/2019 19:49:40</text:p>
          </table:table-cell>
          <table:table-cell table:formula="of:=RANDBETWEEN(1;MAX([$map.A$1:$map.A$1048576]))" office:value-type="float" office:value="72" calcext:value-type="float">
            <text:p>72</text:p>
          </table:table-cell>
          <table:table-cell table:formula="of:=VLOOKUP([.$C$1:.$C$1048576];[$map.A$1:$map.C$1048576];2;0)+RANDBETWEEN(-1;1)" office:value-type="float" office:value="-22.6474" calcext:value-type="float">
            <text:p>-22,6474</text:p>
          </table:table-cell>
          <table:table-cell table:formula="of:=VLOOKUP([.$C$1:.$C$1048576];[$map.A$1:$map.C$1048576];3;0)" office:value-type="float" office:value="-43.6764" calcext:value-type="float">
            <text:p>-43,6764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" calcext:value-type="float">
            <text:p>4</text:p>
          </table:table-cell>
          <table:table-cell/>
          <table:table-cell table:formula="of:=[.D7]+IF(RAND()&gt;0.93;1)" office:value-type="float" office:value="-21.6474" calcext:value-type="float">
            <text:p>-21,6474</text:p>
          </table:table-cell>
          <table:table-cell table:formula="of:=[.E7]+IF(RAND()&gt;0.93;1)" office:value-type="float" office:value="-43.6764" calcext:value-type="float">
            <text:p>-43,6764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NOW()-100;NOW())+RAND()" office:value-type="date" office:date-value="2019-07-21T14:16:59.808471" calcext:value-type="date">
            <text:p>21/07/2019 14:17:00</text:p>
          </table:table-cell>
          <table:table-cell table:formula="of:=RANDBETWEEN(1;MAX([$map.A$1:$map.A$1048576]))" office:value-type="float" office:value="44" calcext:value-type="float">
            <text:p>44</text:p>
          </table:table-cell>
          <table:table-cell table:formula="of:=VLOOKUP([.$C$1:.$C$1048576];[$map.A$1:$map.C$1048576];2;0)+RANDBETWEEN(-1;1)" office:value-type="float" office:value="-21.596" calcext:value-type="float">
            <text:p>-21,5960</text:p>
          </table:table-cell>
          <table:table-cell table:formula="of:=VLOOKUP([.$C$1:.$C$1048576];[$map.A$1:$map.C$1048576];3;0)" office:value-type="float" office:value="-44.3153" calcext:value-type="float">
            <text:p>-44,3153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6" calcext:value-type="float">
            <text:p>6</text:p>
          </table:table-cell>
          <table:table-cell/>
          <table:table-cell table:formula="of:=[.D8]+IF(RAND()&gt;0.93;1)" office:value-type="float" office:value="-21.596" calcext:value-type="float">
            <text:p>-21,596</text:p>
          </table:table-cell>
          <table:table-cell table:formula="of:=[.E8]+IF(RAND()&gt;0.93;1)" office:value-type="float" office:value="-44.3153" calcext:value-type="float">
            <text:p>-44,3153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NOW()-100;NOW())+RAND()" office:value-type="date" office:date-value="2019-08-16T18:02:59.62937" calcext:value-type="date">
            <text:p>16/08/2019 18:03:00</text:p>
          </table:table-cell>
          <table:table-cell table:formula="of:=RANDBETWEEN(1;MAX([$map.A$1:$map.A$1048576]))" office:value-type="float" office:value="53" calcext:value-type="float">
            <text:p>53</text:p>
          </table:table-cell>
          <table:table-cell table:formula="of:=VLOOKUP([.$C$1:.$C$1048576];[$map.A$1:$map.C$1048576];2;0)+RANDBETWEEN(-1;1)" office:value-type="float" office:value="-21.6232" calcext:value-type="float">
            <text:p>-21,6232</text:p>
          </table:table-cell>
          <table:table-cell table:formula="of:=VLOOKUP([.$C$1:.$C$1048576];[$map.A$1:$map.C$1048576];3;0)" office:value-type="float" office:value="-43.8164" calcext:value-type="float">
            <text:p>-43,8164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6" calcext:value-type="float">
            <text:p>26</text:p>
          </table:table-cell>
          <table:table-cell/>
          <table:table-cell table:formula="of:=[.D9]+IF(RAND()&gt;0.93;1)" office:value-type="float" office:value="-21.6232" calcext:value-type="float">
            <text:p>-21,6232</text:p>
          </table:table-cell>
          <table:table-cell table:formula="of:=[.E9]+IF(RAND()&gt;0.93;1)" office:value-type="float" office:value="-43.8164" calcext:value-type="float">
            <text:p>-43,8164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NOW()-100;NOW())+RAND()" office:value-type="date" office:date-value="2019-09-09T12:03:09.502247" calcext:value-type="date">
            <text:p>09/09/2019 12:03:10</text:p>
          </table:table-cell>
          <table:table-cell table:formula="of:=RANDBETWEEN(1;MAX([$map.A$1:$map.A$1048576]))" office:value-type="float" office:value="50" calcext:value-type="float">
            <text:p>50</text:p>
          </table:table-cell>
          <table:table-cell table:formula="of:=VLOOKUP([.$C$1:.$C$1048576];[$map.A$1:$map.C$1048576];2;0)+RANDBETWEEN(-1;1)" office:value-type="float" office:value="-22.5711" calcext:value-type="float">
            <text:p>-22,5711</text:p>
          </table:table-cell>
          <table:table-cell table:formula="of:=VLOOKUP([.$C$1:.$C$1048576];[$map.A$1:$map.C$1048576];3;0)" office:value-type="float" office:value="-43.9199" calcext:value-type="float">
            <text:p>-43,919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1" calcext:value-type="float">
            <text:p>31</text:p>
          </table:table-cell>
          <table:table-cell/>
          <table:table-cell table:formula="of:=[.D10]+IF(RAND()&gt;0.93;1)" office:value-type="float" office:value="-22.5711" calcext:value-type="float">
            <text:p>-22,5711</text:p>
          </table:table-cell>
          <table:table-cell table:formula="of:=[.E10]+IF(RAND()&gt;0.93;1)" office:value-type="float" office:value="-43.9199" calcext:value-type="float">
            <text:p>-43,919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NOW()-100;NOW())+RAND()" office:value-type="date" office:date-value="2019-10-01T19:58:18.334698" calcext:value-type="date">
            <text:p>01/10/2019 19:58:18</text:p>
          </table:table-cell>
          <table:table-cell table:formula="of:=RANDBETWEEN(1;MAX([$map.A$1:$map.A$1048576]))" office:value-type="float" office:value="81" calcext:value-type="float">
            <text:p>81</text:p>
          </table:table-cell>
          <table:table-cell table:formula="of:=VLOOKUP([.$C$1:.$C$1048576];[$map.A$1:$map.C$1048576];2;0)+RANDBETWEEN(-1;1)" office:value-type="float" office:value="-23.6425" calcext:value-type="float">
            <text:p>-23,6425</text:p>
          </table:table-cell>
          <table:table-cell table:formula="of:=VLOOKUP([.$C$1:.$C$1048576];[$map.A$1:$map.C$1048576];3;0)" office:value-type="float" office:value="-43.6276" calcext:value-type="float">
            <text:p>-43,627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2" calcext:value-type="float">
            <text:p>42</text:p>
          </table:table-cell>
          <table:table-cell/>
          <table:table-cell table:formula="of:=[.D11]+IF(RAND()&gt;0.93;1)" office:value-type="float" office:value="-23.6425" calcext:value-type="float">
            <text:p>-23,6425</text:p>
          </table:table-cell>
          <table:table-cell table:formula="of:=[.E11]+IF(RAND()&gt;0.93;1)" office:value-type="float" office:value="-42.6276" calcext:value-type="float">
            <text:p>-42,627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NOW()-100;NOW())+RAND()" office:value-type="date" office:date-value="2019-10-11T03:35:32.389105" calcext:value-type="date">
            <text:p>11/10/2019 03:35:32</text:p>
          </table:table-cell>
          <table:table-cell table:formula="of:=RANDBETWEEN(1;MAX([$map.A$1:$map.A$1048576]))" office:value-type="float" office:value="77" calcext:value-type="float">
            <text:p>77</text:p>
          </table:table-cell>
          <table:table-cell table:formula="of:=VLOOKUP([.$C$1:.$C$1048576];[$map.A$1:$map.C$1048576];2;0)+RANDBETWEEN(-1;1)" office:value-type="float" office:value="-22.6589" calcext:value-type="float">
            <text:p>-22,6589</text:p>
          </table:table-cell>
          <table:table-cell table:formula="of:=VLOOKUP([.$C$1:.$C$1048576];[$map.A$1:$map.C$1048576];3;0)" office:value-type="float" office:value="-43.6455" calcext:value-type="float">
            <text:p>-43,645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5" calcext:value-type="float">
            <text:p>15</text:p>
          </table:table-cell>
          <table:table-cell/>
          <table:table-cell table:formula="of:=[.D12]+IF(RAND()&gt;0.93;1)" office:value-type="float" office:value="-22.6589" calcext:value-type="float">
            <text:p>-22,6589</text:p>
          </table:table-cell>
          <table:table-cell table:formula="of:=[.E12]+IF(RAND()&gt;0.93;1)" office:value-type="float" office:value="-42.6455" calcext:value-type="float">
            <text:p>-42,645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NOW()-100;NOW())+RAND()" office:value-type="date" office:date-value="2019-09-10T17:29:48.780528" calcext:value-type="date">
            <text:p>10/09/2019 17:29:49</text:p>
          </table:table-cell>
          <table:table-cell table:formula="of:=RANDBETWEEN(1;MAX([$map.A$1:$map.A$1048576]))" office:value-type="float" office:value="31" calcext:value-type="float">
            <text:p>31</text:p>
          </table:table-cell>
          <table:table-cell table:formula="of:=VLOOKUP([.$C$1:.$C$1048576];[$map.A$1:$map.C$1048576];2;0)+RANDBETWEEN(-1;1)" office:value-type="float" office:value="-22.6208" calcext:value-type="float">
            <text:p>-22,6208</text:p>
          </table:table-cell>
          <table:table-cell table:formula="of:=VLOOKUP([.$C$1:.$C$1048576];[$map.A$1:$map.C$1048576];3;0)" office:value-type="float" office:value="-44.5208" calcext:value-type="float">
            <text:p>-44,520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8" calcext:value-type="float">
            <text:p>38</text:p>
          </table:table-cell>
          <table:table-cell/>
          <table:table-cell table:formula="of:=[.D13]+IF(RAND()&gt;0.93;1)" office:value-type="float" office:value="-22.6208" calcext:value-type="float">
            <text:p>-22,6208</text:p>
          </table:table-cell>
          <table:table-cell table:formula="of:=[.E13]+IF(RAND()&gt;0.93;1)" office:value-type="float" office:value="-44.5208" calcext:value-type="float">
            <text:p>-44,520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NOW()-100;NOW())+RAND()" office:value-type="date" office:date-value="2019-07-19T14:02:46.937554" calcext:value-type="date">
            <text:p>19/07/2019 14:02:47</text:p>
          </table:table-cell>
          <table:table-cell table:formula="of:=RANDBETWEEN(1;MAX([$map.A$1:$map.A$1048576]))" office:value-type="float" office:value="28" calcext:value-type="float">
            <text:p>28</text:p>
          </table:table-cell>
          <table:table-cell table:formula="of:=VLOOKUP([.$C$1:.$C$1048576];[$map.A$1:$map.C$1048576];2;0)+RANDBETWEEN(-1;1)" office:value-type="float" office:value="-21.621" calcext:value-type="float">
            <text:p>-21,6210</text:p>
          </table:table-cell>
          <table:table-cell table:formula="of:=VLOOKUP([.$C$1:.$C$1048576];[$map.A$1:$map.C$1048576];3;0)" office:value-type="float" office:value="-44.5222" calcext:value-type="float">
            <text:p>-44,522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2" calcext:value-type="float">
            <text:p>42</text:p>
          </table:table-cell>
          <table:table-cell/>
          <table:table-cell table:formula="of:=[.D14]+IF(RAND()&gt;0.93;1)" office:value-type="float" office:value="-21.621" calcext:value-type="float">
            <text:p>-21,621</text:p>
          </table:table-cell>
          <table:table-cell table:formula="of:=[.E14]+IF(RAND()&gt;0.93;1)" office:value-type="float" office:value="-44.5222" calcext:value-type="float">
            <text:p>-44,522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NOW()-100;NOW())+RAND()" office:value-type="date" office:date-value="2019-08-23T21:40:32.951559" calcext:value-type="date">
            <text:p>23/08/2019 21:40:33</text:p>
          </table:table-cell>
          <table:table-cell table:formula="of:=RANDBETWEEN(1;MAX([$map.A$1:$map.A$1048576]))" office:value-type="float" office:value="26" calcext:value-type="float">
            <text:p>26</text:p>
          </table:table-cell>
          <table:table-cell table:formula="of:=VLOOKUP([.$C$1:.$C$1048576];[$map.A$1:$map.C$1048576];2;0)+RANDBETWEEN(-1;1)" office:value-type="float" office:value="-22.6203" calcext:value-type="float">
            <text:p>-22,6203</text:p>
          </table:table-cell>
          <table:table-cell table:formula="of:=VLOOKUP([.$C$1:.$C$1048576];[$map.A$1:$map.C$1048576];3;0)" office:value-type="float" office:value="-44.5237" calcext:value-type="float">
            <text:p>-44,523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8" calcext:value-type="float">
            <text:p>38</text:p>
          </table:table-cell>
          <table:table-cell/>
          <table:table-cell table:formula="of:=[.D15]+IF(RAND()&gt;0.93;1)" office:value-type="float" office:value="-22.6203" calcext:value-type="float">
            <text:p>-22,6203</text:p>
          </table:table-cell>
          <table:table-cell table:formula="of:=[.E15]+IF(RAND()&gt;0.93;1)" office:value-type="float" office:value="-44.5237" calcext:value-type="float">
            <text:p>-44,523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NOW()-100;NOW())+RAND()" office:value-type="date" office:date-value="2019-10-03T07:21:20.757352" calcext:value-type="date">
            <text:p>03/10/2019 07:21:21</text:p>
          </table:table-cell>
          <table:table-cell table:formula="of:=RANDBETWEEN(1;MAX([$map.A$1:$map.A$1048576]))" office:value-type="float" office:value="51" calcext:value-type="float">
            <text:p>51</text:p>
          </table:table-cell>
          <table:table-cell table:formula="of:=VLOOKUP([.$C$1:.$C$1048576];[$map.A$1:$map.C$1048576];2;0)+RANDBETWEEN(-1;1)" office:value-type="float" office:value="-22.5896" calcext:value-type="float">
            <text:p>-22,5896</text:p>
          </table:table-cell>
          <table:table-cell table:formula="of:=VLOOKUP([.$C$1:.$C$1048576];[$map.A$1:$map.C$1048576];3;0)" office:value-type="float" office:value="-43.8941" calcext:value-type="float">
            <text:p>-43,894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2" calcext:value-type="float">
            <text:p>12</text:p>
          </table:table-cell>
          <table:table-cell/>
          <table:table-cell table:formula="of:=[.D16]+IF(RAND()&gt;0.93;1)" office:value-type="float" office:value="-22.5896" calcext:value-type="float">
            <text:p>-22,5896</text:p>
          </table:table-cell>
          <table:table-cell table:formula="of:=[.E16]+IF(RAND()&gt;0.93;1)" office:value-type="float" office:value="-42.8941" calcext:value-type="float">
            <text:p>-42,894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NOW()-100;NOW())+RAND()" office:value-type="date" office:date-value="2019-09-24T00:00:48.020418" calcext:value-type="date">
            <text:p>24/09/2019 00:00:48</text:p>
          </table:table-cell>
          <table:table-cell table:formula="of:=RANDBETWEEN(1;MAX([$map.A$1:$map.A$1048576]))" office:value-type="float" office:value="77" calcext:value-type="float">
            <text:p>77</text:p>
          </table:table-cell>
          <table:table-cell table:formula="of:=VLOOKUP([.$C$1:.$C$1048576];[$map.A$1:$map.C$1048576];2;0)+RANDBETWEEN(-1;1)" office:value-type="float" office:value="-21.6589" calcext:value-type="float">
            <text:p>-21,6589</text:p>
          </table:table-cell>
          <table:table-cell table:formula="of:=VLOOKUP([.$C$1:.$C$1048576];[$map.A$1:$map.C$1048576];3;0)" office:value-type="float" office:value="-43.6455" calcext:value-type="float">
            <text:p>-43,645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5" calcext:value-type="float">
            <text:p>5</text:p>
          </table:table-cell>
          <table:table-cell/>
          <table:table-cell table:formula="of:=[.D17]+IF(RAND()&gt;0.93;1)" office:value-type="float" office:value="-21.6589" calcext:value-type="float">
            <text:p>-21,6589</text:p>
          </table:table-cell>
          <table:table-cell table:formula="of:=[.E17]+IF(RAND()&gt;0.93;1)" office:value-type="float" office:value="-43.6455" calcext:value-type="float">
            <text:p>-43,645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NOW()-100;NOW())+RAND()" office:value-type="date" office:date-value="2019-08-21T03:16:15.393687" calcext:value-type="date">
            <text:p>21/08/2019 03:16:15</text:p>
          </table:table-cell>
          <table:table-cell table:formula="of:=RANDBETWEEN(1;MAX([$map.A$1:$map.A$1048576]))" office:value-type="float" office:value="11" calcext:value-type="float">
            <text:p>11</text:p>
          </table:table-cell>
          <table:table-cell table:formula="of:=VLOOKUP([.$C$1:.$C$1048576];[$map.A$1:$map.C$1048576];2;0)+RANDBETWEEN(-1;1)" office:value-type="float" office:value="-23.6598" calcext:value-type="float">
            <text:p>-23,6598</text:p>
          </table:table-cell>
          <table:table-cell table:formula="of:=VLOOKUP([.$C$1:.$C$1048576];[$map.A$1:$map.C$1048576];3;0)" office:value-type="float" office:value="-44.8959" calcext:value-type="float">
            <text:p>-44,895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6" calcext:value-type="float">
            <text:p>16</text:p>
          </table:table-cell>
          <table:table-cell/>
          <table:table-cell table:formula="of:=[.D18]+IF(RAND()&gt;0.93;1)" office:value-type="float" office:value="-23.6598" calcext:value-type="float">
            <text:p>-23,6598</text:p>
          </table:table-cell>
          <table:table-cell table:formula="of:=[.E18]+IF(RAND()&gt;0.93;1)" office:value-type="float" office:value="-44.8959" calcext:value-type="float">
            <text:p>-44,895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NOW()-100;NOW())+RAND()" office:value-type="date" office:date-value="2019-07-19T03:55:45.120768" calcext:value-type="date">
            <text:p>19/07/2019 03:55:45</text:p>
          </table:table-cell>
          <table:table-cell table:formula="of:=RANDBETWEEN(1;MAX([$map.A$1:$map.A$1048576]))" office:value-type="float" office:value="1" calcext:value-type="float">
            <text:p>1</text:p>
          </table:table-cell>
          <table:table-cell table:formula="of:=VLOOKUP([.$C$1:.$C$1048576];[$map.A$1:$map.C$1048576];2;0)+RANDBETWEEN(-1;1)" office:value-type="float" office:value="-23.0816" calcext:value-type="float">
            <text:p>-23,0816</text:p>
          </table:table-cell>
          <table:table-cell table:formula="of:=VLOOKUP([.$C$1:.$C$1048576];[$map.A$1:$map.C$1048576];3;0)" office:value-type="float" office:value="-45.5366" calcext:value-type="float">
            <text:p>-45,536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8" calcext:value-type="float">
            <text:p>18</text:p>
          </table:table-cell>
          <table:table-cell/>
          <table:table-cell table:formula="of:=[.D19]+IF(RAND()&gt;0.93;1)" office:value-type="float" office:value="-23.0816" calcext:value-type="float">
            <text:p>-23,0816</text:p>
          </table:table-cell>
          <table:table-cell table:formula="of:=[.E19]+IF(RAND()&gt;0.93;1)" office:value-type="float" office:value="-45.5366" calcext:value-type="float">
            <text:p>-45,536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NOW()-100;NOW())+RAND()" office:value-type="date" office:date-value="2019-09-26T01:41:10.433769" calcext:value-type="date">
            <text:p>26/09/2019 01:41:10</text:p>
          </table:table-cell>
          <table:table-cell table:formula="of:=RANDBETWEEN(1;MAX([$map.A$1:$map.A$1048576]))" office:value-type="float" office:value="22" calcext:value-type="float">
            <text:p>22</text:p>
          </table:table-cell>
          <table:table-cell table:formula="of:=VLOOKUP([.$C$1:.$C$1048576];[$map.A$1:$map.C$1048576];2;0)+RANDBETWEEN(-1;1)" office:value-type="float" office:value="-23.6178" calcext:value-type="float">
            <text:p>-23,6178</text:p>
          </table:table-cell>
          <table:table-cell table:formula="of:=VLOOKUP([.$C$1:.$C$1048576];[$map.A$1:$map.C$1048576];3;0)" office:value-type="float" office:value="-44.5287" calcext:value-type="float">
            <text:p>-44,528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9" calcext:value-type="float">
            <text:p>19</text:p>
          </table:table-cell>
          <table:table-cell/>
          <table:table-cell table:formula="of:=[.D20]+IF(RAND()&gt;0.93;1)" office:value-type="float" office:value="-23.6178" calcext:value-type="float">
            <text:p>-23,6178</text:p>
          </table:table-cell>
          <table:table-cell table:formula="of:=[.E20]+IF(RAND()&gt;0.93;1)" office:value-type="float" office:value="-44.5287" calcext:value-type="float">
            <text:p>-44,528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NOW()-100;NOW())+RAND()" office:value-type="date" office:date-value="2019-10-13T06:59:27.789471" calcext:value-type="date">
            <text:p>13/10/2019 06:59:28</text:p>
          </table:table-cell>
          <table:table-cell table:formula="of:=RANDBETWEEN(1;MAX([$map.A$1:$map.A$1048576]))" office:value-type="float" office:value="66" calcext:value-type="float">
            <text:p>66</text:p>
          </table:table-cell>
          <table:table-cell table:formula="of:=VLOOKUP([.$C$1:.$C$1048576];[$map.A$1:$map.C$1048576];2;0)+RANDBETWEEN(-1;1)" office:value-type="float" office:value="-21.6371" calcext:value-type="float">
            <text:p>-21,6371</text:p>
          </table:table-cell>
          <table:table-cell table:formula="of:=VLOOKUP([.$C$1:.$C$1048576];[$map.A$1:$map.C$1048576];3;0)" office:value-type="float" office:value="-43.7238" calcext:value-type="float">
            <text:p>-43,723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3" calcext:value-type="float">
            <text:p>33</text:p>
          </table:table-cell>
          <table:table-cell/>
          <table:table-cell table:formula="of:=[.D21]+IF(RAND()&gt;0.93;1)" office:value-type="float" office:value="-21.6371" calcext:value-type="float">
            <text:p>-21,6371</text:p>
          </table:table-cell>
          <table:table-cell table:formula="of:=[.E21]+IF(RAND()&gt;0.93;1)" office:value-type="float" office:value="-43.7238" calcext:value-type="float">
            <text:p>-43,723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NOW()-100;NOW())+RAND()" office:value-type="date" office:date-value="2019-08-08T17:00:34.560866" calcext:value-type="date">
            <text:p>08/08/2019 17:00:35</text:p>
          </table:table-cell>
          <table:table-cell table:formula="of:=RANDBETWEEN(1;MAX([$map.A$1:$map.A$1048576]))" office:value-type="float" office:value="45" calcext:value-type="float">
            <text:p>45</text:p>
          </table:table-cell>
          <table:table-cell table:formula="of:=VLOOKUP([.$C$1:.$C$1048576];[$map.A$1:$map.C$1048576];2;0)+RANDBETWEEN(-1;1)" office:value-type="float" office:value="-21.6045" calcext:value-type="float">
            <text:p>-21,6045</text:p>
          </table:table-cell>
          <table:table-cell table:formula="of:=VLOOKUP([.$C$1:.$C$1048576];[$map.A$1:$map.C$1048576];3;0)" office:value-type="float" office:value="-44.2904" calcext:value-type="float">
            <text:p>-44,2904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1" calcext:value-type="float">
            <text:p>11</text:p>
          </table:table-cell>
          <table:table-cell/>
          <table:table-cell table:formula="of:=[.D22]+IF(RAND()&gt;0.93;1)" office:value-type="float" office:value="-20.6045" calcext:value-type="float">
            <text:p>-20,6045</text:p>
          </table:table-cell>
          <table:table-cell table:formula="of:=[.E22]+IF(RAND()&gt;0.93;1)" office:value-type="float" office:value="-44.2904" calcext:value-type="float">
            <text:p>-44,2904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NOW()-100;NOW())+RAND()" office:value-type="date" office:date-value="2019-09-17T02:47:48.802747" calcext:value-type="date">
            <text:p>17/09/2019 02:47:49</text:p>
          </table:table-cell>
          <table:table-cell table:formula="of:=RANDBETWEEN(1;MAX([$map.A$1:$map.A$1048576]))" office:value-type="float" office:value="66" calcext:value-type="float">
            <text:p>66</text:p>
          </table:table-cell>
          <table:table-cell table:formula="of:=VLOOKUP([.$C$1:.$C$1048576];[$map.A$1:$map.C$1048576];2;0)+RANDBETWEEN(-1;1)" office:value-type="float" office:value="-23.6371" calcext:value-type="float">
            <text:p>-23,6371</text:p>
          </table:table-cell>
          <table:table-cell table:formula="of:=VLOOKUP([.$C$1:.$C$1048576];[$map.A$1:$map.C$1048576];3;0)" office:value-type="float" office:value="-43.7238" calcext:value-type="float">
            <text:p>-43,723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7" calcext:value-type="float">
            <text:p>27</text:p>
          </table:table-cell>
          <table:table-cell/>
          <table:table-cell table:formula="of:=[.D23]+IF(RAND()&gt;0.93;1)" office:value-type="float" office:value="-23.6371" calcext:value-type="float">
            <text:p>-23,6371</text:p>
          </table:table-cell>
          <table:table-cell table:formula="of:=[.E23]+IF(RAND()&gt;0.93;1)" office:value-type="float" office:value="-43.7238" calcext:value-type="float">
            <text:p>-43,723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NOW()-100;NOW())+RAND()" office:value-type="date" office:date-value="2019-09-10T23:48:26.646582" calcext:value-type="date">
            <text:p>10/09/2019 23:48:27</text:p>
          </table:table-cell>
          <table:table-cell table:formula="of:=RANDBETWEEN(1;MAX([$map.A$1:$map.A$1048576]))" office:value-type="float" office:value="70" calcext:value-type="float">
            <text:p>70</text:p>
          </table:table-cell>
          <table:table-cell table:formula="of:=VLOOKUP([.$C$1:.$C$1048576];[$map.A$1:$map.C$1048576];2;0)+RANDBETWEEN(-1;1)" office:value-type="float" office:value="-21.6392" calcext:value-type="float">
            <text:p>-21,6392</text:p>
          </table:table-cell>
          <table:table-cell table:formula="of:=VLOOKUP([.$C$1:.$C$1048576];[$map.A$1:$map.C$1048576];3;0)" office:value-type="float" office:value="-43.7079" calcext:value-type="float">
            <text:p>-43,707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6" calcext:value-type="float">
            <text:p>26</text:p>
          </table:table-cell>
          <table:table-cell/>
          <table:table-cell table:formula="of:=[.D24]+IF(RAND()&gt;0.93;1)" office:value-type="float" office:value="-21.6392" calcext:value-type="float">
            <text:p>-21,6392</text:p>
          </table:table-cell>
          <table:table-cell table:formula="of:=[.E24]+IF(RAND()&gt;0.93;1)" office:value-type="float" office:value="-43.7079" calcext:value-type="float">
            <text:p>-43,707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NOW()-100;NOW())+RAND()" office:value-type="date" office:date-value="2019-08-25T20:08:39.826576" calcext:value-type="date">
            <text:p>25/08/2019 20:08:40</text:p>
          </table:table-cell>
          <table:table-cell table:formula="of:=RANDBETWEEN(1;MAX([$map.A$1:$map.A$1048576]))" office:value-type="float" office:value="10" calcext:value-type="float">
            <text:p>10</text:p>
          </table:table-cell>
          <table:table-cell table:formula="of:=VLOOKUP([.$C$1:.$C$1048576];[$map.A$1:$map.C$1048576];2;0)+RANDBETWEEN(-1;1)" office:value-type="float" office:value="-23.7384" calcext:value-type="float">
            <text:p>-23,7384</text:p>
          </table:table-cell>
          <table:table-cell table:formula="of:=VLOOKUP([.$C$1:.$C$1048576];[$map.A$1:$map.C$1048576];3;0)" office:value-type="float" office:value="-45.0078" calcext:value-type="float">
            <text:p>-45,007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7" calcext:value-type="float">
            <text:p>7</text:p>
          </table:table-cell>
          <table:table-cell/>
          <table:table-cell table:formula="of:=[.D25]+IF(RAND()&gt;0.93;1)" office:value-type="float" office:value="-23.7384" calcext:value-type="float">
            <text:p>-23,7384</text:p>
          </table:table-cell>
          <table:table-cell table:formula="of:=[.E25]+IF(RAND()&gt;0.93;1)" office:value-type="float" office:value="-45.0078" calcext:value-type="float">
            <text:p>-45,007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NOW()-100;NOW())+RAND()" office:value-type="date" office:date-value="2019-09-22T23:55:27.745175" calcext:value-type="date">
            <text:p>22/09/2019 23:55:28</text:p>
          </table:table-cell>
          <table:table-cell table:formula="of:=RANDBETWEEN(1;MAX([$map.A$1:$map.A$1048576]))" office:value-type="float" office:value="19" calcext:value-type="float">
            <text:p>19</text:p>
          </table:table-cell>
          <table:table-cell table:formula="of:=VLOOKUP([.$C$1:.$C$1048576];[$map.A$1:$map.C$1048576];2;0)+RANDBETWEEN(-1;1)" office:value-type="float" office:value="-22.6174" calcext:value-type="float">
            <text:p>-22,6174</text:p>
          </table:table-cell>
          <table:table-cell table:formula="of:=VLOOKUP([.$C$1:.$C$1048576];[$map.A$1:$map.C$1048576];3;0)" office:value-type="float" office:value="-44.5296" calcext:value-type="float">
            <text:p>-44,529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" calcext:value-type="float">
            <text:p>1</text:p>
          </table:table-cell>
          <table:table-cell/>
          <table:table-cell table:formula="of:=[.D26]+IF(RAND()&gt;0.93;1)" office:value-type="float" office:value="-22.6174" calcext:value-type="float">
            <text:p>-22,6174</text:p>
          </table:table-cell>
          <table:table-cell table:formula="of:=[.E26]+IF(RAND()&gt;0.93;1)" office:value-type="float" office:value="-44.5296" calcext:value-type="float">
            <text:p>-44,529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NOW()-100;NOW())+RAND()" office:value-type="date" office:date-value="2019-07-10T01:24:06.775036" calcext:value-type="date">
            <text:p>10/07/2019 01:24:07</text:p>
          </table:table-cell>
          <table:table-cell table:formula="of:=RANDBETWEEN(1;MAX([$map.A$1:$map.A$1048576]))" office:value-type="float" office:value="28" calcext:value-type="float">
            <text:p>28</text:p>
          </table:table-cell>
          <table:table-cell table:formula="of:=VLOOKUP([.$C$1:.$C$1048576];[$map.A$1:$map.C$1048576];2;0)+RANDBETWEEN(-1;1)" office:value-type="float" office:value="-22.621" calcext:value-type="float">
            <text:p>-22,6210</text:p>
          </table:table-cell>
          <table:table-cell table:formula="of:=VLOOKUP([.$C$1:.$C$1048576];[$map.A$1:$map.C$1048576];3;0)" office:value-type="float" office:value="-44.5222" calcext:value-type="float">
            <text:p>-44,522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2" calcext:value-type="float">
            <text:p>12</text:p>
          </table:table-cell>
          <table:table-cell/>
          <table:table-cell table:formula="of:=[.D27]+IF(RAND()&gt;0.93;1)" office:value-type="float" office:value="-22.621" calcext:value-type="float">
            <text:p>-22,621</text:p>
          </table:table-cell>
          <table:table-cell table:formula="of:=[.E27]+IF(RAND()&gt;0.93;1)" office:value-type="float" office:value="-44.5222" calcext:value-type="float">
            <text:p>-44,522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NOW()-100;NOW())+RAND()" office:value-type="date" office:date-value="2019-08-24T18:37:46.058346" calcext:value-type="date">
            <text:p>24/08/2019 18:37:46</text:p>
          </table:table-cell>
          <table:table-cell table:formula="of:=RANDBETWEEN(1;MAX([$map.A$1:$map.A$1048576]))" office:value-type="float" office:value="29" calcext:value-type="float">
            <text:p>29</text:p>
          </table:table-cell>
          <table:table-cell table:formula="of:=VLOOKUP([.$C$1:.$C$1048576];[$map.A$1:$map.C$1048576];2;0)+RANDBETWEEN(-1;1)" office:value-type="float" office:value="-21.621" calcext:value-type="float">
            <text:p>-21,6210</text:p>
          </table:table-cell>
          <table:table-cell table:formula="of:=VLOOKUP([.$C$1:.$C$1048576];[$map.A$1:$map.C$1048576];3;0)" office:value-type="float" office:value="-44.5219" calcext:value-type="float">
            <text:p>-44,521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3" calcext:value-type="float">
            <text:p>33</text:p>
          </table:table-cell>
          <table:table-cell/>
          <table:table-cell table:formula="of:=[.D28]+IF(RAND()&gt;0.93;1)" office:value-type="float" office:value="-21.621" calcext:value-type="float">
            <text:p>-21,621</text:p>
          </table:table-cell>
          <table:table-cell table:formula="of:=[.E28]+IF(RAND()&gt;0.93;1)" office:value-type="float" office:value="-44.5219" calcext:value-type="float">
            <text:p>-44,521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NOW()-100;NOW())+RAND()" office:value-type="date" office:date-value="2019-10-08T03:04:11.875952" calcext:value-type="date">
            <text:p>08/10/2019 03:04:12</text:p>
          </table:table-cell>
          <table:table-cell table:formula="of:=RANDBETWEEN(1;MAX([$map.A$1:$map.A$1048576]))" office:value-type="float" office:value="78" calcext:value-type="float">
            <text:p>78</text:p>
          </table:table-cell>
          <table:table-cell table:formula="of:=VLOOKUP([.$C$1:.$C$1048576];[$map.A$1:$map.C$1048576];2;0)+RANDBETWEEN(-1;1)" office:value-type="float" office:value="-21.6533" calcext:value-type="float">
            <text:p>-21,6533</text:p>
          </table:table-cell>
          <table:table-cell table:formula="of:=VLOOKUP([.$C$1:.$C$1048576];[$map.A$1:$map.C$1048576];3;0)" office:value-type="float" office:value="-43.6417" calcext:value-type="float">
            <text:p>-43,641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7" calcext:value-type="float">
            <text:p>37</text:p>
          </table:table-cell>
          <table:table-cell/>
          <table:table-cell table:formula="of:=[.D29]+IF(RAND()&gt;0.93;1)" office:value-type="float" office:value="-21.6533" calcext:value-type="float">
            <text:p>-21,6533</text:p>
          </table:table-cell>
          <table:table-cell table:formula="of:=[.E29]+IF(RAND()&gt;0.93;1)" office:value-type="float" office:value="-43.6417" calcext:value-type="float">
            <text:p>-43,641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NOW()-100;NOW())+RAND()" office:value-type="date" office:date-value="2019-08-28T10:19:55.426395" calcext:value-type="date">
            <text:p>28/08/2019 10:19:55</text:p>
          </table:table-cell>
          <table:table-cell table:formula="of:=RANDBETWEEN(1;MAX([$map.A$1:$map.A$1048576]))" office:value-type="float" office:value="40" calcext:value-type="float">
            <text:p>40</text:p>
          </table:table-cell>
          <table:table-cell table:formula="of:=VLOOKUP([.$C$1:.$C$1048576];[$map.A$1:$map.C$1048576];2;0)+RANDBETWEEN(-1;1)" office:value-type="float" office:value="-23.6219" calcext:value-type="float">
            <text:p>-23,6219</text:p>
          </table:table-cell>
          <table:table-cell table:formula="of:=VLOOKUP([.$C$1:.$C$1048576];[$map.A$1:$map.C$1048576];3;0)" office:value-type="float" office:value="-44.5146" calcext:value-type="float">
            <text:p>-44,514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7" calcext:value-type="float">
            <text:p>7</text:p>
          </table:table-cell>
          <table:table-cell/>
          <table:table-cell table:formula="of:=[.D30]+IF(RAND()&gt;0.93;1)" office:value-type="float" office:value="-23.6219" calcext:value-type="float">
            <text:p>-23,6219</text:p>
          </table:table-cell>
          <table:table-cell table:formula="of:=[.E30]+IF(RAND()&gt;0.93;1)" office:value-type="float" office:value="-44.5146" calcext:value-type="float">
            <text:p>-44,514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NOW()-100;NOW())+RAND()" office:value-type="date" office:date-value="2019-10-13T17:04:31.02889" calcext:value-type="date">
            <text:p>13/10/2019 17:04:31</text:p>
          </table:table-cell>
          <table:table-cell table:formula="of:=RANDBETWEEN(1;MAX([$map.A$1:$map.A$1048576]))" office:value-type="float" office:value="12" calcext:value-type="float">
            <text:p>12</text:p>
          </table:table-cell>
          <table:table-cell table:formula="of:=VLOOKUP([.$C$1:.$C$1048576];[$map.A$1:$map.C$1048576];2;0)+RANDBETWEEN(-1;1)" office:value-type="float" office:value="-23.6641" calcext:value-type="float">
            <text:p>-23,6641</text:p>
          </table:table-cell>
          <table:table-cell table:formula="of:=VLOOKUP([.$C$1:.$C$1048576];[$map.A$1:$map.C$1048576];3;0)" office:value-type="float" office:value="-44.8674" calcext:value-type="float">
            <text:p>-44,8674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1" calcext:value-type="float">
            <text:p>11</text:p>
          </table:table-cell>
          <table:table-cell/>
          <table:table-cell table:formula="of:=[.D31]+IF(RAND()&gt;0.93;1)" office:value-type="float" office:value="-23.6641" calcext:value-type="float">
            <text:p>-23,6641</text:p>
          </table:table-cell>
          <table:table-cell table:formula="of:=[.E31]+IF(RAND()&gt;0.93;1)" office:value-type="float" office:value="-44.8674" calcext:value-type="float">
            <text:p>-44,8674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NOW()-100;NOW())+RAND()" office:value-type="date" office:date-value="2019-08-26T23:06:59.313148" calcext:value-type="date">
            <text:p>26/08/2019 23:06:59</text:p>
          </table:table-cell>
          <table:table-cell table:formula="of:=RANDBETWEEN(1;MAX([$map.A$1:$map.A$1048576]))" office:value-type="float" office:value="61" calcext:value-type="float">
            <text:p>61</text:p>
          </table:table-cell>
          <table:table-cell table:formula="of:=VLOOKUP([.$C$1:.$C$1048576];[$map.A$1:$map.C$1048576];2;0)+RANDBETWEEN(-1;1)" office:value-type="float" office:value="-23.6337" calcext:value-type="float">
            <text:p>-23,6337</text:p>
          </table:table-cell>
          <table:table-cell table:formula="of:=VLOOKUP([.$C$1:.$C$1048576];[$map.A$1:$map.C$1048576];3;0)" office:value-type="float" office:value="-43.7219" calcext:value-type="float">
            <text:p>-43,721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7" calcext:value-type="float">
            <text:p>27</text:p>
          </table:table-cell>
          <table:table-cell/>
          <table:table-cell table:formula="of:=[.D32]+IF(RAND()&gt;0.93;1)" office:value-type="float" office:value="-23.6337" calcext:value-type="float">
            <text:p>-23,6337</text:p>
          </table:table-cell>
          <table:table-cell table:formula="of:=[.E32]+IF(RAND()&gt;0.93;1)" office:value-type="float" office:value="-43.7219" calcext:value-type="float">
            <text:p>-43,721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NOW()-100;NOW())+RAND()" office:value-type="date" office:date-value="2019-07-13T23:18:13.251336" calcext:value-type="date">
            <text:p>13/07/2019 23:18:13</text:p>
          </table:table-cell>
          <table:table-cell table:formula="of:=RANDBETWEEN(1;MAX([$map.A$1:$map.A$1048576]))" office:value-type="float" office:value="33" calcext:value-type="float">
            <text:p>33</text:p>
          </table:table-cell>
          <table:table-cell table:formula="of:=VLOOKUP([.$C$1:.$C$1048576];[$map.A$1:$map.C$1048576];2;0)+RANDBETWEEN(-1;1)" office:value-type="float" office:value="-21.6208" calcext:value-type="float">
            <text:p>-21,6208</text:p>
          </table:table-cell>
          <table:table-cell table:formula="of:=VLOOKUP([.$C$1:.$C$1048576];[$map.A$1:$map.C$1048576];3;0)" office:value-type="float" office:value="-44.5197" calcext:value-type="float">
            <text:p>-44,519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3" calcext:value-type="float">
            <text:p>33</text:p>
          </table:table-cell>
          <table:table-cell/>
          <table:table-cell table:formula="of:=[.D33]+IF(RAND()&gt;0.93;1)" office:value-type="float" office:value="-21.6208" calcext:value-type="float">
            <text:p>-21,6208</text:p>
          </table:table-cell>
          <table:table-cell table:formula="of:=[.E33]+IF(RAND()&gt;0.93;1)" office:value-type="float" office:value="-44.5197" calcext:value-type="float">
            <text:p>-44,519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NOW()-100;NOW())+RAND()" office:value-type="date" office:date-value="2019-08-07T10:13:47.600069" calcext:value-type="date">
            <text:p>07/08/2019 10:13:48</text:p>
          </table:table-cell>
          <table:table-cell table:formula="of:=RANDBETWEEN(1;MAX([$map.A$1:$map.A$1048576]))" office:value-type="float" office:value="47" calcext:value-type="float">
            <text:p>47</text:p>
          </table:table-cell>
          <table:table-cell table:formula="of:=VLOOKUP([.$C$1:.$C$1048576];[$map.A$1:$map.C$1048576];2;0)+RANDBETWEEN(-1;1)" office:value-type="float" office:value="-21.5973" calcext:value-type="float">
            <text:p>-21,5973</text:p>
          </table:table-cell>
          <table:table-cell table:formula="of:=VLOOKUP([.$C$1:.$C$1048576];[$map.A$1:$map.C$1048576];3;0)" office:value-type="float" office:value="-44.1402" calcext:value-type="float">
            <text:p>-44,140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0" calcext:value-type="float">
            <text:p>10</text:p>
          </table:table-cell>
          <table:table-cell/>
          <table:table-cell table:formula="of:=[.D34]+IF(RAND()&gt;0.93;1)" office:value-type="float" office:value="-21.5973" calcext:value-type="float">
            <text:p>-21,5973</text:p>
          </table:table-cell>
          <table:table-cell table:formula="of:=[.E34]+IF(RAND()&gt;0.93;1)" office:value-type="float" office:value="-44.1402" calcext:value-type="float">
            <text:p>-44,140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NOW()-100;NOW())+RAND()" office:value-type="date" office:date-value="2019-09-10T15:18:05.764023" calcext:value-type="date">
            <text:p>10/09/2019 15:18:06</text:p>
          </table:table-cell>
          <table:table-cell table:formula="of:=RANDBETWEEN(1;MAX([$map.A$1:$map.A$1048576]))" office:value-type="float" office:value="27" calcext:value-type="float">
            <text:p>27</text:p>
          </table:table-cell>
          <table:table-cell table:formula="of:=VLOOKUP([.$C$1:.$C$1048576];[$map.A$1:$map.C$1048576];2;0)+RANDBETWEEN(-1;1)" office:value-type="float" office:value="-23.6207" calcext:value-type="float">
            <text:p>-23,6207</text:p>
          </table:table-cell>
          <table:table-cell table:formula="of:=VLOOKUP([.$C$1:.$C$1048576];[$map.A$1:$map.C$1048576];3;0)" office:value-type="float" office:value="-44.523" calcext:value-type="float">
            <text:p>-44,5230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9" calcext:value-type="float">
            <text:p>29</text:p>
          </table:table-cell>
          <table:table-cell/>
          <table:table-cell table:formula="of:=[.D35]+IF(RAND()&gt;0.93;1)" office:value-type="float" office:value="-23.6207" calcext:value-type="float">
            <text:p>-23,6207</text:p>
          </table:table-cell>
          <table:table-cell table:formula="of:=[.E35]+IF(RAND()&gt;0.93;1)" office:value-type="float" office:value="-44.523" calcext:value-type="float">
            <text:p>-44,523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NOW()-100;NOW())+RAND()" office:value-type="date" office:date-value="2019-09-28T09:22:44.300884" calcext:value-type="date">
            <text:p>28/09/2019 09:22:44</text:p>
          </table:table-cell>
          <table:table-cell table:formula="of:=RANDBETWEEN(1;MAX([$map.A$1:$map.A$1048576]))" office:value-type="float" office:value="58" calcext:value-type="float">
            <text:p>58</text:p>
          </table:table-cell>
          <table:table-cell table:formula="of:=VLOOKUP([.$C$1:.$C$1048576];[$map.A$1:$map.C$1048576];2;0)+RANDBETWEEN(-1;1)" office:value-type="float" office:value="-21.6289" calcext:value-type="float">
            <text:p>-21,6289</text:p>
          </table:table-cell>
          <table:table-cell table:formula="of:=VLOOKUP([.$C$1:.$C$1048576];[$map.A$1:$map.C$1048576];3;0)" office:value-type="float" office:value="-43.727" calcext:value-type="float">
            <text:p>-43,7270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8" calcext:value-type="float">
            <text:p>28</text:p>
          </table:table-cell>
          <table:table-cell/>
          <table:table-cell table:formula="of:=[.D36]+IF(RAND()&gt;0.93;1)" office:value-type="float" office:value="-21.6289" calcext:value-type="float">
            <text:p>-21,6289</text:p>
          </table:table-cell>
          <table:table-cell table:formula="of:=[.E36]+IF(RAND()&gt;0.93;1)" office:value-type="float" office:value="-43.727" calcext:value-type="float">
            <text:p>-43,72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NOW()-100;NOW())+RAND()" office:value-type="date" office:date-value="2019-08-04T00:31:33.257963" calcext:value-type="date">
            <text:p>04/08/2019 00:31:33</text:p>
          </table:table-cell>
          <table:table-cell table:formula="of:=RANDBETWEEN(1;MAX([$map.A$1:$map.A$1048576]))" office:value-type="float" office:value="67" calcext:value-type="float">
            <text:p>67</text:p>
          </table:table-cell>
          <table:table-cell table:formula="of:=VLOOKUP([.$C$1:.$C$1048576];[$map.A$1:$map.C$1048576];2;0)+RANDBETWEEN(-1;1)" office:value-type="float" office:value="-22.6378" calcext:value-type="float">
            <text:p>-22,6378</text:p>
          </table:table-cell>
          <table:table-cell table:formula="of:=VLOOKUP([.$C$1:.$C$1048576];[$map.A$1:$map.C$1048576];3;0)" office:value-type="float" office:value="-43.7236" calcext:value-type="float">
            <text:p>-43,723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5" calcext:value-type="float">
            <text:p>15</text:p>
          </table:table-cell>
          <table:table-cell/>
          <table:table-cell table:formula="of:=[.D37]+IF(RAND()&gt;0.93;1)" office:value-type="float" office:value="-22.6378" calcext:value-type="float">
            <text:p>-22,6378</text:p>
          </table:table-cell>
          <table:table-cell table:formula="of:=[.E37]+IF(RAND()&gt;0.93;1)" office:value-type="float" office:value="-43.7236" calcext:value-type="float">
            <text:p>-43,723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NOW()-100;NOW())+RAND()" office:value-type="date" office:date-value="2019-08-20T05:09:45.872906" calcext:value-type="date">
            <text:p>20/08/2019 05:09:46</text:p>
          </table:table-cell>
          <table:table-cell table:formula="of:=RANDBETWEEN(1;MAX([$map.A$1:$map.A$1048576]))" office:value-type="float" office:value="80" calcext:value-type="float">
            <text:p>80</text:p>
          </table:table-cell>
          <table:table-cell table:formula="of:=VLOOKUP([.$C$1:.$C$1048576];[$map.A$1:$map.C$1048576];2;0)+RANDBETWEEN(-1;1)" office:value-type="float" office:value="-23.6453" calcext:value-type="float">
            <text:p>-23,6453</text:p>
          </table:table-cell>
          <table:table-cell table:formula="of:=VLOOKUP([.$C$1:.$C$1048576];[$map.A$1:$map.C$1048576];3;0)" office:value-type="float" office:value="-43.63" calcext:value-type="float">
            <text:p>-43,6300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5" calcext:value-type="float">
            <text:p>15</text:p>
          </table:table-cell>
          <table:table-cell/>
          <table:table-cell table:formula="of:=[.D38]+IF(RAND()&gt;0.93;1)" office:value-type="float" office:value="-23.6453" calcext:value-type="float">
            <text:p>-23,6453</text:p>
          </table:table-cell>
          <table:table-cell table:formula="of:=[.E38]+IF(RAND()&gt;0.93;1)" office:value-type="float" office:value="-43.63" calcext:value-type="float">
            <text:p>-43,63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NOW()-100;NOW())+RAND()" office:value-type="date" office:date-value="2019-08-21T02:23:33.762719" calcext:value-type="date">
            <text:p>21/08/2019 02:23:34</text:p>
          </table:table-cell>
          <table:table-cell table:formula="of:=RANDBETWEEN(1;MAX([$map.A$1:$map.A$1048576]))" office:value-type="float" office:value="67" calcext:value-type="float">
            <text:p>67</text:p>
          </table:table-cell>
          <table:table-cell table:formula="of:=VLOOKUP([.$C$1:.$C$1048576];[$map.A$1:$map.C$1048576];2;0)+RANDBETWEEN(-1;1)" office:value-type="float" office:value="-22.6378" calcext:value-type="float">
            <text:p>-22,6378</text:p>
          </table:table-cell>
          <table:table-cell table:formula="of:=VLOOKUP([.$C$1:.$C$1048576];[$map.A$1:$map.C$1048576];3;0)" office:value-type="float" office:value="-43.7236" calcext:value-type="float">
            <text:p>-43,723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8" calcext:value-type="float">
            <text:p>38</text:p>
          </table:table-cell>
          <table:table-cell/>
          <table:table-cell table:formula="of:=[.D39]+IF(RAND()&gt;0.93;1)" office:value-type="float" office:value="-22.6378" calcext:value-type="float">
            <text:p>-22,6378</text:p>
          </table:table-cell>
          <table:table-cell table:formula="of:=[.E39]+IF(RAND()&gt;0.93;1)" office:value-type="float" office:value="-43.7236" calcext:value-type="float">
            <text:p>-43,723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NOW()-100;NOW())+RAND()" office:value-type="date" office:date-value="2019-09-07T05:13:31.662845" calcext:value-type="date">
            <text:p>07/09/2019 05:13:32</text:p>
          </table:table-cell>
          <table:table-cell table:formula="of:=RANDBETWEEN(1;MAX([$map.A$1:$map.A$1048576]))" office:value-type="float" office:value="73" calcext:value-type="float">
            <text:p>73</text:p>
          </table:table-cell>
          <table:table-cell table:formula="of:=VLOOKUP([.$C$1:.$C$1048576];[$map.A$1:$map.C$1048576];2;0)+RANDBETWEEN(-1;1)" office:value-type="float" office:value="-23.6549" calcext:value-type="float">
            <text:p>-23,6549</text:p>
          </table:table-cell>
          <table:table-cell table:formula="of:=VLOOKUP([.$C$1:.$C$1048576];[$map.A$1:$map.C$1048576];3;0)" office:value-type="float" office:value="-43.6763" calcext:value-type="float">
            <text:p>-43,6763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9" calcext:value-type="float">
            <text:p>39</text:p>
          </table:table-cell>
          <table:table-cell/>
          <table:table-cell table:formula="of:=[.D40]+IF(RAND()&gt;0.93;1)" office:value-type="float" office:value="-23.6549" calcext:value-type="float">
            <text:p>-23,6549</text:p>
          </table:table-cell>
          <table:table-cell table:formula="of:=[.E40]+IF(RAND()&gt;0.93;1)" office:value-type="float" office:value="-42.6763" calcext:value-type="float">
            <text:p>-42,6763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NOW()-100;NOW())+RAND()" office:value-type="date" office:date-value="2019-08-01T07:57:11.41548" calcext:value-type="date">
            <text:p>01/08/2019 07:57:11</text:p>
          </table:table-cell>
          <table:table-cell table:formula="of:=RANDBETWEEN(1;MAX([$map.A$1:$map.A$1048576]))" office:value-type="float" office:value="3" calcext:value-type="float">
            <text:p>3</text:p>
          </table:table-cell>
          <table:table-cell table:formula="of:=VLOOKUP([.$C$1:.$C$1048576];[$map.A$1:$map.C$1048576];2;0)+RANDBETWEEN(-1;1)" office:value-type="float" office:value="-21.9775" calcext:value-type="float">
            <text:p>-21,9775</text:p>
          </table:table-cell>
          <table:table-cell table:formula="of:=VLOOKUP([.$C$1:.$C$1048576];[$map.A$1:$map.C$1048576];3;0)" office:value-type="float" office:value="-45.3859" calcext:value-type="float">
            <text:p>-45,385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3" calcext:value-type="float">
            <text:p>33</text:p>
          </table:table-cell>
          <table:table-cell/>
          <table:table-cell table:formula="of:=[.D41]+IF(RAND()&gt;0.93;1)" office:value-type="float" office:value="-21.9775" calcext:value-type="float">
            <text:p>-21,9775</text:p>
          </table:table-cell>
          <table:table-cell table:formula="of:=[.E41]+IF(RAND()&gt;0.93;1)" office:value-type="float" office:value="-45.3859" calcext:value-type="float">
            <text:p>-45,385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NOW()-100;NOW())+RAND()" office:value-type="date" office:date-value="2019-08-16T00:49:15.122222" calcext:value-type="date">
            <text:p>16/08/2019 00:49:15</text:p>
          </table:table-cell>
          <table:table-cell table:formula="of:=RANDBETWEEN(1;MAX([$map.A$1:$map.A$1048576]))" office:value-type="float" office:value="61" calcext:value-type="float">
            <text:p>61</text:p>
          </table:table-cell>
          <table:table-cell table:formula="of:=VLOOKUP([.$C$1:.$C$1048576];[$map.A$1:$map.C$1048576];2;0)+RANDBETWEEN(-1;1)" office:value-type="float" office:value="-21.6337" calcext:value-type="float">
            <text:p>-21,6337</text:p>
          </table:table-cell>
          <table:table-cell table:formula="of:=VLOOKUP([.$C$1:.$C$1048576];[$map.A$1:$map.C$1048576];3;0)" office:value-type="float" office:value="-43.7219" calcext:value-type="float">
            <text:p>-43,721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9" calcext:value-type="float">
            <text:p>29</text:p>
          </table:table-cell>
          <table:table-cell/>
          <table:table-cell table:formula="of:=[.D42]+IF(RAND()&gt;0.93;1)" office:value-type="float" office:value="-21.6337" calcext:value-type="float">
            <text:p>-21,6337</text:p>
          </table:table-cell>
          <table:table-cell table:formula="of:=[.E42]+IF(RAND()&gt;0.93;1)" office:value-type="float" office:value="-43.7219" calcext:value-type="float">
            <text:p>-43,721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NOW()-100;NOW())+RAND()" office:value-type="date" office:date-value="2019-07-13T09:43:09.985594" calcext:value-type="date">
            <text:p>13/07/2019 09:43:10</text:p>
          </table:table-cell>
          <table:table-cell table:formula="of:=RANDBETWEEN(1;MAX([$map.A$1:$map.A$1048576]))" office:value-type="float" office:value="15" calcext:value-type="float">
            <text:p>15</text:p>
          </table:table-cell>
          <table:table-cell table:formula="of:=VLOOKUP([.$C$1:.$C$1048576];[$map.A$1:$map.C$1048576];2;0)+RANDBETWEEN(-1;1)" office:value-type="float" office:value="-21.6425" calcext:value-type="float">
            <text:p>-21,6425</text:p>
          </table:table-cell>
          <table:table-cell table:formula="of:=VLOOKUP([.$C$1:.$C$1048576];[$map.A$1:$map.C$1048576];3;0)" office:value-type="float" office:value="-44.6026" calcext:value-type="float">
            <text:p>-44,602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8" calcext:value-type="float">
            <text:p>38</text:p>
          </table:table-cell>
          <table:table-cell/>
          <table:table-cell table:formula="of:=[.D43]+IF(RAND()&gt;0.93;1)" office:value-type="float" office:value="-21.6425" calcext:value-type="float">
            <text:p>-21,6425</text:p>
          </table:table-cell>
          <table:table-cell table:formula="of:=[.E43]+IF(RAND()&gt;0.93;1)" office:value-type="float" office:value="-44.6026" calcext:value-type="float">
            <text:p>-44,602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NOW()-100;NOW())+RAND()" office:value-type="date" office:date-value="2019-08-16T15:48:03.32948" calcext:value-type="date">
            <text:p>16/08/2019 15:48:03</text:p>
          </table:table-cell>
          <table:table-cell table:formula="of:=RANDBETWEEN(1;MAX([$map.A$1:$map.A$1048576]))" office:value-type="float" office:value="35" calcext:value-type="float">
            <text:p>35</text:p>
          </table:table-cell>
          <table:table-cell table:formula="of:=VLOOKUP([.$C$1:.$C$1048576];[$map.A$1:$map.C$1048576];2;0)+RANDBETWEEN(-1;1)" office:value-type="float" office:value="-22.6208" calcext:value-type="float">
            <text:p>-22,6208</text:p>
          </table:table-cell>
          <table:table-cell table:formula="of:=VLOOKUP([.$C$1:.$C$1048576];[$map.A$1:$map.C$1048576];3;0)" office:value-type="float" office:value="-44.5187" calcext:value-type="float">
            <text:p>-44,518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9" calcext:value-type="float">
            <text:p>9</text:p>
          </table:table-cell>
          <table:table-cell/>
          <table:table-cell table:formula="of:=[.D44]+IF(RAND()&gt;0.93;1)" office:value-type="float" office:value="-22.6208" calcext:value-type="float">
            <text:p>-22,6208</text:p>
          </table:table-cell>
          <table:table-cell table:formula="of:=[.E44]+IF(RAND()&gt;0.93;1)" office:value-type="float" office:value="-44.5187" calcext:value-type="float">
            <text:p>-44,518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NOW()-100;NOW())+RAND()" office:value-type="date" office:date-value="2019-07-27T18:37:34.704076" calcext:value-type="date">
            <text:p>27/07/2019 18:37:35</text:p>
          </table:table-cell>
          <table:table-cell table:formula="of:=RANDBETWEEN(1;MAX([$map.A$1:$map.A$1048576]))" office:value-type="float" office:value="48" calcext:value-type="float">
            <text:p>48</text:p>
          </table:table-cell>
          <table:table-cell table:formula="of:=VLOOKUP([.$C$1:.$C$1048576];[$map.A$1:$map.C$1048576];2;0)+RANDBETWEEN(-1;1)" office:value-type="float" office:value="-22.5698" calcext:value-type="float">
            <text:p>-22,5698</text:p>
          </table:table-cell>
          <table:table-cell table:formula="of:=VLOOKUP([.$C$1:.$C$1048576];[$map.A$1:$map.C$1048576];3;0)" office:value-type="float" office:value="-44.0718" calcext:value-type="float">
            <text:p>-44,071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4" calcext:value-type="float">
            <text:p>34</text:p>
          </table:table-cell>
          <table:table-cell/>
          <table:table-cell table:formula="of:=[.D45]+IF(RAND()&gt;0.93;1)" office:value-type="float" office:value="-22.5698" calcext:value-type="float">
            <text:p>-22,5698</text:p>
          </table:table-cell>
          <table:table-cell table:formula="of:=[.E45]+IF(RAND()&gt;0.93;1)" office:value-type="float" office:value="-44.0718" calcext:value-type="float">
            <text:p>-44,071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NOW()-100;NOW())+RAND()" office:value-type="date" office:date-value="2019-09-23T23:52:00.361427" calcext:value-type="date">
            <text:p>23/09/2019 23:52:00</text:p>
          </table:table-cell>
          <table:table-cell table:formula="of:=RANDBETWEEN(1;MAX([$map.A$1:$map.A$1048576]))" office:value-type="float" office:value="37" calcext:value-type="float">
            <text:p>37</text:p>
          </table:table-cell>
          <table:table-cell table:formula="of:=VLOOKUP([.$C$1:.$C$1048576];[$map.A$1:$map.C$1048576];2;0)+RANDBETWEEN(-1;1)" office:value-type="float" office:value="-22.6214" calcext:value-type="float">
            <text:p>-22,6214</text:p>
          </table:table-cell>
          <table:table-cell table:formula="of:=VLOOKUP([.$C$1:.$C$1048576];[$map.A$1:$map.C$1048576];3;0)" office:value-type="float" office:value="-44.5162" calcext:value-type="float">
            <text:p>-44,516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0" calcext:value-type="float">
            <text:p>30</text:p>
          </table:table-cell>
          <table:table-cell/>
          <table:table-cell table:formula="of:=[.D46]+IF(RAND()&gt;0.93;1)" office:value-type="float" office:value="-22.6214" calcext:value-type="float">
            <text:p>-22,6214</text:p>
          </table:table-cell>
          <table:table-cell table:formula="of:=[.E46]+IF(RAND()&gt;0.93;1)" office:value-type="float" office:value="-44.5162" calcext:value-type="float">
            <text:p>-44,516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NOW()-100;NOW())+RAND()" office:value-type="date" office:date-value="2019-10-09T12:47:57.531499" calcext:value-type="date">
            <text:p>09/10/2019 12:47:58</text:p>
          </table:table-cell>
          <table:table-cell table:formula="of:=RANDBETWEEN(1;MAX([$map.A$1:$map.A$1048576]))" office:value-type="float" office:value="2" calcext:value-type="float">
            <text:p>2</text:p>
          </table:table-cell>
          <table:table-cell table:formula="of:=VLOOKUP([.$C$1:.$C$1048576];[$map.A$1:$map.C$1048576];2;0)+RANDBETWEEN(-1;1)" office:value-type="float" office:value="-23.0298" calcext:value-type="float">
            <text:p>-23,0298</text:p>
          </table:table-cell>
          <table:table-cell table:formula="of:=VLOOKUP([.$C$1:.$C$1048576];[$map.A$1:$map.C$1048576];3;0)" office:value-type="float" office:value="-45.4641" calcext:value-type="float">
            <text:p>-45,464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9" calcext:value-type="float">
            <text:p>29</text:p>
          </table:table-cell>
          <table:table-cell/>
          <table:table-cell table:formula="of:=[.D47]+IF(RAND()&gt;0.93;1)" office:value-type="float" office:value="-23.0298" calcext:value-type="float">
            <text:p>-23,0298</text:p>
          </table:table-cell>
          <table:table-cell table:formula="of:=[.E47]+IF(RAND()&gt;0.93;1)" office:value-type="float" office:value="-45.4641" calcext:value-type="float">
            <text:p>-45,464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NOW()-100;NOW())+RAND()" office:value-type="date" office:date-value="2019-08-01T11:01:43.496198" calcext:value-type="date">
            <text:p>01/08/2019 11:01:43</text:p>
          </table:table-cell>
          <table:table-cell table:formula="of:=RANDBETWEEN(1;MAX([$map.A$1:$map.A$1048576]))" office:value-type="float" office:value="1" calcext:value-type="float">
            <text:p>1</text:p>
          </table:table-cell>
          <table:table-cell table:formula="of:=VLOOKUP([.$C$1:.$C$1048576];[$map.A$1:$map.C$1048576];2;0)+RANDBETWEEN(-1;1)" office:value-type="float" office:value="-22.0816" calcext:value-type="float">
            <text:p>-22,0816</text:p>
          </table:table-cell>
          <table:table-cell table:formula="of:=VLOOKUP([.$C$1:.$C$1048576];[$map.A$1:$map.C$1048576];3;0)" office:value-type="float" office:value="-45.5366" calcext:value-type="float">
            <text:p>-45,536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7" calcext:value-type="float">
            <text:p>7</text:p>
          </table:table-cell>
          <table:table-cell/>
          <table:table-cell table:formula="of:=[.D48]+IF(RAND()&gt;0.93;1)" office:value-type="float" office:value="-22.0816" calcext:value-type="float">
            <text:p>-22,0816</text:p>
          </table:table-cell>
          <table:table-cell table:formula="of:=[.E48]+IF(RAND()&gt;0.93;1)" office:value-type="float" office:value="-45.5366" calcext:value-type="float">
            <text:p>-45,536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NOW()-100;NOW())+RAND()" office:value-type="date" office:date-value="2019-07-23T21:04:51.398384" calcext:value-type="date">
            <text:p>23/07/2019 21:04:51</text:p>
          </table:table-cell>
          <table:table-cell table:formula="of:=RANDBETWEEN(1;MAX([$map.A$1:$map.A$1048576]))" office:value-type="float" office:value="1" calcext:value-type="float">
            <text:p>1</text:p>
          </table:table-cell>
          <table:table-cell table:formula="of:=VLOOKUP([.$C$1:.$C$1048576];[$map.A$1:$map.C$1048576];2;0)+RANDBETWEEN(-1;1)" office:value-type="float" office:value="-23.0816" calcext:value-type="float">
            <text:p>-23,0816</text:p>
          </table:table-cell>
          <table:table-cell table:formula="of:=VLOOKUP([.$C$1:.$C$1048576];[$map.A$1:$map.C$1048576];3;0)" office:value-type="float" office:value="-45.5366" calcext:value-type="float">
            <text:p>-45,536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3" calcext:value-type="float">
            <text:p>23</text:p>
          </table:table-cell>
          <table:table-cell/>
          <table:table-cell table:formula="of:=[.D49]+IF(RAND()&gt;0.93;1)" office:value-type="float" office:value="-23.0816" calcext:value-type="float">
            <text:p>-23,0816</text:p>
          </table:table-cell>
          <table:table-cell table:formula="of:=[.E49]+IF(RAND()&gt;0.93;1)" office:value-type="float" office:value="-45.5366" calcext:value-type="float">
            <text:p>-45,536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NOW()-100;NOW())+RAND()" office:value-type="date" office:date-value="2019-07-10T17:26:55.101236" calcext:value-type="date">
            <text:p>10/07/2019 17:26:55</text:p>
          </table:table-cell>
          <table:table-cell table:formula="of:=RANDBETWEEN(1;MAX([$map.A$1:$map.A$1048576]))" office:value-type="float" office:value="25" calcext:value-type="float">
            <text:p>25</text:p>
          </table:table-cell>
          <table:table-cell table:formula="of:=VLOOKUP([.$C$1:.$C$1048576];[$map.A$1:$map.C$1048576];2;0)+RANDBETWEEN(-1;1)" office:value-type="float" office:value="-23.6199" calcext:value-type="float">
            <text:p>-23,6199</text:p>
          </table:table-cell>
          <table:table-cell table:formula="of:=VLOOKUP([.$C$1:.$C$1048576];[$map.A$1:$map.C$1048576];3;0)" office:value-type="float" office:value="-44.5245" calcext:value-type="float">
            <text:p>-44,524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6" calcext:value-type="float">
            <text:p>16</text:p>
          </table:table-cell>
          <table:table-cell/>
          <table:table-cell table:formula="of:=[.D50]+IF(RAND()&gt;0.93;1)" office:value-type="float" office:value="-23.6199" calcext:value-type="float">
            <text:p>-23,6199</text:p>
          </table:table-cell>
          <table:table-cell table:formula="of:=[.E50]+IF(RAND()&gt;0.93;1)" office:value-type="float" office:value="-44.5245" calcext:value-type="float">
            <text:p>-44,524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NOW()-100;NOW())+RAND()" office:value-type="date" office:date-value="2019-07-31T22:51:01.447971" calcext:value-type="date">
            <text:p>31/07/2019 22:51:01</text:p>
          </table:table-cell>
          <table:table-cell table:formula="of:=RANDBETWEEN(1;MAX([$map.A$1:$map.A$1048576]))" office:value-type="float" office:value="56" calcext:value-type="float">
            <text:p>56</text:p>
          </table:table-cell>
          <table:table-cell table:formula="of:=VLOOKUP([.$C$1:.$C$1048576];[$map.A$1:$map.C$1048576];2;0)+RANDBETWEEN(-1;1)" office:value-type="float" office:value="-23.6288" calcext:value-type="float">
            <text:p>-23,6288</text:p>
          </table:table-cell>
          <table:table-cell table:formula="of:=VLOOKUP([.$C$1:.$C$1048576];[$map.A$1:$map.C$1048576];3;0)" office:value-type="float" office:value="-43.7415" calcext:value-type="float">
            <text:p>-43,741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8" calcext:value-type="float">
            <text:p>18</text:p>
          </table:table-cell>
          <table:table-cell/>
          <table:table-cell table:formula="of:=[.D51]+IF(RAND()&gt;0.93;1)" office:value-type="float" office:value="-23.6288" calcext:value-type="float">
            <text:p>-23,6288</text:p>
          </table:table-cell>
          <table:table-cell table:formula="of:=[.E51]+IF(RAND()&gt;0.93;1)" office:value-type="float" office:value="-43.7415" calcext:value-type="float">
            <text:p>-43,741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NOW()-100;NOW())+RAND()" office:value-type="date" office:date-value="2019-07-08T11:01:42.155606" calcext:value-type="date">
            <text:p>08/07/2019 11:01:42</text:p>
          </table:table-cell>
          <table:table-cell table:formula="of:=RANDBETWEEN(1;MAX([$map.A$1:$map.A$1048576]))" office:value-type="float" office:value="71" calcext:value-type="float">
            <text:p>71</text:p>
          </table:table-cell>
          <table:table-cell table:formula="of:=VLOOKUP([.$C$1:.$C$1048576];[$map.A$1:$map.C$1048576];2;0)+RANDBETWEEN(-1;1)" office:value-type="float" office:value="-21.6477" calcext:value-type="float">
            <text:p>-21,6477</text:p>
          </table:table-cell>
          <table:table-cell table:formula="of:=VLOOKUP([.$C$1:.$C$1048576];[$map.A$1:$map.C$1048576];3;0)" office:value-type="float" office:value="-43.6967" calcext:value-type="float">
            <text:p>-43,696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7" calcext:value-type="float">
            <text:p>7</text:p>
          </table:table-cell>
          <table:table-cell/>
          <table:table-cell table:formula="of:=[.D52]+IF(RAND()&gt;0.93;1)" office:value-type="float" office:value="-21.6477" calcext:value-type="float">
            <text:p>-21,6477</text:p>
          </table:table-cell>
          <table:table-cell table:formula="of:=[.E52]+IF(RAND()&gt;0.93;1)" office:value-type="float" office:value="-43.6967" calcext:value-type="float">
            <text:p>-43,696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NOW()-100;NOW())+RAND()" office:value-type="date" office:date-value="2019-09-07T21:23:57.841346" calcext:value-type="date">
            <text:p>07/09/2019 21:23:58</text:p>
          </table:table-cell>
          <table:table-cell table:formula="of:=RANDBETWEEN(1;MAX([$map.A$1:$map.A$1048576]))" office:value-type="float" office:value="55" calcext:value-type="float">
            <text:p>55</text:p>
          </table:table-cell>
          <table:table-cell table:formula="of:=VLOOKUP([.$C$1:.$C$1048576];[$map.A$1:$map.C$1048576];2;0)+RANDBETWEEN(-1;1)" office:value-type="float" office:value="-23.6307" calcext:value-type="float">
            <text:p>-23,6307</text:p>
          </table:table-cell>
          <table:table-cell table:formula="of:=VLOOKUP([.$C$1:.$C$1048576];[$map.A$1:$map.C$1048576];3;0)" office:value-type="float" office:value="-43.7846" calcext:value-type="float">
            <text:p>-43,784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5" calcext:value-type="float">
            <text:p>25</text:p>
          </table:table-cell>
          <table:table-cell/>
          <table:table-cell table:formula="of:=[.D53]+IF(RAND()&gt;0.93;1)" office:value-type="float" office:value="-23.6307" calcext:value-type="float">
            <text:p>-23,6307</text:p>
          </table:table-cell>
          <table:table-cell table:formula="of:=[.E53]+IF(RAND()&gt;0.93;1)" office:value-type="float" office:value="-43.7846" calcext:value-type="float">
            <text:p>-43,784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NOW()-100;NOW())+RAND()" office:value-type="date" office:date-value="2019-08-21T17:41:49.363666" calcext:value-type="date">
            <text:p>21/08/2019 17:41:49</text:p>
          </table:table-cell>
          <table:table-cell table:formula="of:=RANDBETWEEN(1;MAX([$map.A$1:$map.A$1048576]))" office:value-type="float" office:value="10" calcext:value-type="float">
            <text:p>10</text:p>
          </table:table-cell>
          <table:table-cell table:formula="of:=VLOOKUP([.$C$1:.$C$1048576];[$map.A$1:$map.C$1048576];2;0)+RANDBETWEEN(-1;1)" office:value-type="float" office:value="-22.7384" calcext:value-type="float">
            <text:p>-22,7384</text:p>
          </table:table-cell>
          <table:table-cell table:formula="of:=VLOOKUP([.$C$1:.$C$1048576];[$map.A$1:$map.C$1048576];3;0)" office:value-type="float" office:value="-45.0078" calcext:value-type="float">
            <text:p>-45,007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1" calcext:value-type="float">
            <text:p>31</text:p>
          </table:table-cell>
          <table:table-cell/>
          <table:table-cell table:formula="of:=[.D54]+IF(RAND()&gt;0.93;1)" office:value-type="float" office:value="-21.7384" calcext:value-type="float">
            <text:p>-21,7384</text:p>
          </table:table-cell>
          <table:table-cell table:formula="of:=[.E54]+IF(RAND()&gt;0.93;1)" office:value-type="float" office:value="-45.0078" calcext:value-type="float">
            <text:p>-45,007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NOW()-100;NOW())+RAND()" office:value-type="date" office:date-value="2019-07-30T07:55:27.792396" calcext:value-type="date">
            <text:p>30/07/2019 07:55:28</text:p>
          </table:table-cell>
          <table:table-cell table:formula="of:=RANDBETWEEN(1;MAX([$map.A$1:$map.A$1048576]))" office:value-type="float" office:value="11" calcext:value-type="float">
            <text:p>11</text:p>
          </table:table-cell>
          <table:table-cell table:formula="of:=VLOOKUP([.$C$1:.$C$1048576];[$map.A$1:$map.C$1048576];2;0)+RANDBETWEEN(-1;1)" office:value-type="float" office:value="-23.6598" calcext:value-type="float">
            <text:p>-23,6598</text:p>
          </table:table-cell>
          <table:table-cell table:formula="of:=VLOOKUP([.$C$1:.$C$1048576];[$map.A$1:$map.C$1048576];3;0)" office:value-type="float" office:value="-44.8959" calcext:value-type="float">
            <text:p>-44,895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8" calcext:value-type="float">
            <text:p>18</text:p>
          </table:table-cell>
          <table:table-cell/>
          <table:table-cell table:formula="of:=[.D55]+IF(RAND()&gt;0.93;1)" office:value-type="float" office:value="-23.6598" calcext:value-type="float">
            <text:p>-23,6598</text:p>
          </table:table-cell>
          <table:table-cell table:formula="of:=[.E55]+IF(RAND()&gt;0.93;1)" office:value-type="float" office:value="-44.8959" calcext:value-type="float">
            <text:p>-44,895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NOW()-100;NOW())+RAND()" office:value-type="date" office:date-value="2019-08-13T13:34:25.653397" calcext:value-type="date">
            <text:p>13/08/2019 13:34:26</text:p>
          </table:table-cell>
          <table:table-cell table:formula="of:=RANDBETWEEN(1;MAX([$map.A$1:$map.A$1048576]))" office:value-type="float" office:value="24" calcext:value-type="float">
            <text:p>24</text:p>
          </table:table-cell>
          <table:table-cell table:formula="of:=VLOOKUP([.$C$1:.$C$1048576];[$map.A$1:$map.C$1048576];2;0)+RANDBETWEEN(-1;1)" office:value-type="float" office:value="-21.6195" calcext:value-type="float">
            <text:p>-21,6195</text:p>
          </table:table-cell>
          <table:table-cell table:formula="of:=VLOOKUP([.$C$1:.$C$1048576];[$map.A$1:$map.C$1048576];3;0)" office:value-type="float" office:value="-44.5259" calcext:value-type="float">
            <text:p>-44,525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6" calcext:value-type="float">
            <text:p>16</text:p>
          </table:table-cell>
          <table:table-cell/>
          <table:table-cell table:formula="of:=[.D56]+IF(RAND()&gt;0.93;1)" office:value-type="float" office:value="-21.6195" calcext:value-type="float">
            <text:p>-21,6195</text:p>
          </table:table-cell>
          <table:table-cell table:formula="of:=[.E56]+IF(RAND()&gt;0.93;1)" office:value-type="float" office:value="-44.5259" calcext:value-type="float">
            <text:p>-44,525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NOW()-100;NOW())+RAND()" office:value-type="date" office:date-value="2019-10-09T10:20:44.644737" calcext:value-type="date">
            <text:p>09/10/2019 10:20:45</text:p>
          </table:table-cell>
          <table:table-cell table:formula="of:=RANDBETWEEN(1;MAX([$map.A$1:$map.A$1048576]))" office:value-type="float" office:value="42" calcext:value-type="float">
            <text:p>42</text:p>
          </table:table-cell>
          <table:table-cell table:formula="of:=VLOOKUP([.$C$1:.$C$1048576];[$map.A$1:$map.C$1048576];2;0)+RANDBETWEEN(-1;1)" office:value-type="float" office:value="-22.6044" calcext:value-type="float">
            <text:p>-22,6044</text:p>
          </table:table-cell>
          <table:table-cell table:formula="of:=VLOOKUP([.$C$1:.$C$1048576];[$map.A$1:$map.C$1048576];3;0)" office:value-type="float" office:value="-44.4516" calcext:value-type="float">
            <text:p>-44,451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" calcext:value-type="float">
            <text:p>1</text:p>
          </table:table-cell>
          <table:table-cell/>
          <table:table-cell table:formula="of:=[.D57]+IF(RAND()&gt;0.93;1)" office:value-type="float" office:value="-22.6044" calcext:value-type="float">
            <text:p>-22,6044</text:p>
          </table:table-cell>
          <table:table-cell table:formula="of:=[.E57]+IF(RAND()&gt;0.93;1)" office:value-type="float" office:value="-44.4516" calcext:value-type="float">
            <text:p>-44,451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NOW()-100;NOW())+RAND()" office:value-type="date" office:date-value="2019-10-11T04:57:38.639111" calcext:value-type="date">
            <text:p>11/10/2019 04:57:39</text:p>
          </table:table-cell>
          <table:table-cell table:formula="of:=RANDBETWEEN(1;MAX([$map.A$1:$map.A$1048576]))" office:value-type="float" office:value="58" calcext:value-type="float">
            <text:p>58</text:p>
          </table:table-cell>
          <table:table-cell table:formula="of:=VLOOKUP([.$C$1:.$C$1048576];[$map.A$1:$map.C$1048576];2;0)+RANDBETWEEN(-1;1)" office:value-type="float" office:value="-23.6289" calcext:value-type="float">
            <text:p>-23,6289</text:p>
          </table:table-cell>
          <table:table-cell table:formula="of:=VLOOKUP([.$C$1:.$C$1048576];[$map.A$1:$map.C$1048576];3;0)" office:value-type="float" office:value="-43.727" calcext:value-type="float">
            <text:p>-43,7270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7" calcext:value-type="float">
            <text:p>17</text:p>
          </table:table-cell>
          <table:table-cell/>
          <table:table-cell table:formula="of:=[.D58]+IF(RAND()&gt;0.93;1)" office:value-type="float" office:value="-23.6289" calcext:value-type="float">
            <text:p>-23,6289</text:p>
          </table:table-cell>
          <table:table-cell table:formula="of:=[.E58]+IF(RAND()&gt;0.93;1)" office:value-type="float" office:value="-42.727" calcext:value-type="float">
            <text:p>-42,72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NOW()-100;NOW())+RAND()" office:value-type="date" office:date-value="2019-09-20T05:58:03.506042" calcext:value-type="date">
            <text:p>20/09/2019 05:58:04</text:p>
          </table:table-cell>
          <table:table-cell table:formula="of:=RANDBETWEEN(1;MAX([$map.A$1:$map.A$1048576]))" office:value-type="float" office:value="7" calcext:value-type="float">
            <text:p>7</text:p>
          </table:table-cell>
          <table:table-cell table:formula="of:=VLOOKUP([.$C$1:.$C$1048576];[$map.A$1:$map.C$1048576];2;0)+RANDBETWEEN(-1;1)" office:value-type="float" office:value="-21.8775" calcext:value-type="float">
            <text:p>-21,8775</text:p>
          </table:table-cell>
          <table:table-cell table:formula="of:=VLOOKUP([.$C$1:.$C$1048576];[$map.A$1:$map.C$1048576];3;0)" office:value-type="float" office:value="-45.1634" calcext:value-type="float">
            <text:p>-45,1634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0" calcext:value-type="float">
            <text:p>40</text:p>
          </table:table-cell>
          <table:table-cell/>
          <table:table-cell table:formula="of:=[.D59]+IF(RAND()&gt;0.93;1)" office:value-type="float" office:value="-21.8775" calcext:value-type="float">
            <text:p>-21,8775</text:p>
          </table:table-cell>
          <table:table-cell table:formula="of:=[.E59]+IF(RAND()&gt;0.93;1)" office:value-type="float" office:value="-45.1634" calcext:value-type="float">
            <text:p>-45,1634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NOW()-100;NOW())+RAND()" office:value-type="date" office:date-value="2019-09-11T10:52:45.681306" calcext:value-type="date">
            <text:p>11/09/2019 10:52:46</text:p>
          </table:table-cell>
          <table:table-cell table:formula="of:=RANDBETWEEN(1;MAX([$map.A$1:$map.A$1048576]))" office:value-type="float" office:value="10" calcext:value-type="float">
            <text:p>10</text:p>
          </table:table-cell>
          <table:table-cell table:formula="of:=VLOOKUP([.$C$1:.$C$1048576];[$map.A$1:$map.C$1048576];2;0)+RANDBETWEEN(-1;1)" office:value-type="float" office:value="-22.7384" calcext:value-type="float">
            <text:p>-22,7384</text:p>
          </table:table-cell>
          <table:table-cell table:formula="of:=VLOOKUP([.$C$1:.$C$1048576];[$map.A$1:$map.C$1048576];3;0)" office:value-type="float" office:value="-45.0078" calcext:value-type="float">
            <text:p>-45,007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7" calcext:value-type="float">
            <text:p>7</text:p>
          </table:table-cell>
          <table:table-cell/>
          <table:table-cell table:formula="of:=[.D60]+IF(RAND()&gt;0.93;1)" office:value-type="float" office:value="-22.7384" calcext:value-type="float">
            <text:p>-22,7384</text:p>
          </table:table-cell>
          <table:table-cell table:formula="of:=[.E60]+IF(RAND()&gt;0.93;1)" office:value-type="float" office:value="-45.0078" calcext:value-type="float">
            <text:p>-45,007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NOW()-100;NOW())+RAND()" office:value-type="date" office:date-value="2019-07-31T17:54:48.341922" calcext:value-type="date">
            <text:p>31/07/2019 17:54:48</text:p>
          </table:table-cell>
          <table:table-cell table:formula="of:=RANDBETWEEN(1;MAX([$map.A$1:$map.A$1048576]))" office:value-type="float" office:value="71" calcext:value-type="float">
            <text:p>71</text:p>
          </table:table-cell>
          <table:table-cell table:formula="of:=VLOOKUP([.$C$1:.$C$1048576];[$map.A$1:$map.C$1048576];2;0)+RANDBETWEEN(-1;1)" office:value-type="float" office:value="-23.6477" calcext:value-type="float">
            <text:p>-23,6477</text:p>
          </table:table-cell>
          <table:table-cell table:formula="of:=VLOOKUP([.$C$1:.$C$1048576];[$map.A$1:$map.C$1048576];3;0)" office:value-type="float" office:value="-43.6967" calcext:value-type="float">
            <text:p>-43,696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8" calcext:value-type="float">
            <text:p>18</text:p>
          </table:table-cell>
          <table:table-cell/>
          <table:table-cell table:formula="of:=[.D61]+IF(RAND()&gt;0.93;1)" office:value-type="float" office:value="-23.6477" calcext:value-type="float">
            <text:p>-23,6477</text:p>
          </table:table-cell>
          <table:table-cell table:formula="of:=[.E61]+IF(RAND()&gt;0.93;1)" office:value-type="float" office:value="-43.6967" calcext:value-type="float">
            <text:p>-43,696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NOW()-100;NOW())+RAND()" office:value-type="date" office:date-value="2019-10-07T12:25:07.772297" calcext:value-type="date">
            <text:p>07/10/2019 12:25:08</text:p>
          </table:table-cell>
          <table:table-cell table:formula="of:=RANDBETWEEN(1;MAX([$map.A$1:$map.A$1048576]))" office:value-type="float" office:value="13" calcext:value-type="float">
            <text:p>13</text:p>
          </table:table-cell>
          <table:table-cell table:formula="of:=VLOOKUP([.$C$1:.$C$1048576];[$map.A$1:$map.C$1048576];2;0)+RANDBETWEEN(-1;1)" office:value-type="float" office:value="-23.6405" calcext:value-type="float">
            <text:p>-23,6405</text:p>
          </table:table-cell>
          <table:table-cell table:formula="of:=VLOOKUP([.$C$1:.$C$1048576];[$map.A$1:$map.C$1048576];3;0)" office:value-type="float" office:value="-44.8012" calcext:value-type="float">
            <text:p>-44,801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" calcext:value-type="float">
            <text:p>1</text:p>
          </table:table-cell>
          <table:table-cell/>
          <table:table-cell table:formula="of:=[.D62]+IF(RAND()&gt;0.93;1)" office:value-type="float" office:value="-23.6405" calcext:value-type="float">
            <text:p>-23,6405</text:p>
          </table:table-cell>
          <table:table-cell table:formula="of:=[.E62]+IF(RAND()&gt;0.93;1)" office:value-type="float" office:value="-44.8012" calcext:value-type="float">
            <text:p>-44,801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NOW()-100;NOW())+RAND()" office:value-type="date" office:date-value="2019-07-08T06:41:41.061659" calcext:value-type="date">
            <text:p>08/07/2019 06:41:41</text:p>
          </table:table-cell>
          <table:table-cell table:formula="of:=RANDBETWEEN(1;MAX([$map.A$1:$map.A$1048576]))" office:value-type="float" office:value="40" calcext:value-type="float">
            <text:p>40</text:p>
          </table:table-cell>
          <table:table-cell table:formula="of:=VLOOKUP([.$C$1:.$C$1048576];[$map.A$1:$map.C$1048576];2;0)+RANDBETWEEN(-1;1)" office:value-type="float" office:value="-21.6219" calcext:value-type="float">
            <text:p>-21,6219</text:p>
          </table:table-cell>
          <table:table-cell table:formula="of:=VLOOKUP([.$C$1:.$C$1048576];[$map.A$1:$map.C$1048576];3;0)" office:value-type="float" office:value="-44.5146" calcext:value-type="float">
            <text:p>-44,514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2" calcext:value-type="float">
            <text:p>12</text:p>
          </table:table-cell>
          <table:table-cell/>
          <table:table-cell table:formula="of:=[.D63]+IF(RAND()&gt;0.93;1)" office:value-type="float" office:value="-21.6219" calcext:value-type="float">
            <text:p>-21,6219</text:p>
          </table:table-cell>
          <table:table-cell table:formula="of:=[.E63]+IF(RAND()&gt;0.93;1)" office:value-type="float" office:value="-44.5146" calcext:value-type="float">
            <text:p>-44,514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NOW()-100;NOW())+RAND()" office:value-type="date" office:date-value="2019-08-27T02:46:11.542466" calcext:value-type="date">
            <text:p>27/08/2019 02:46:12</text:p>
          </table:table-cell>
          <table:table-cell table:formula="of:=RANDBETWEEN(1;MAX([$map.A$1:$map.A$1048576]))" office:value-type="float" office:value="74" calcext:value-type="float">
            <text:p>74</text:p>
          </table:table-cell>
          <table:table-cell table:formula="of:=VLOOKUP([.$C$1:.$C$1048576];[$map.A$1:$map.C$1048576];2;0)+RANDBETWEEN(-1;1)" office:value-type="float" office:value="-22.661" calcext:value-type="float">
            <text:p>-22,6610</text:p>
          </table:table-cell>
          <table:table-cell table:formula="of:=VLOOKUP([.$C$1:.$C$1048576];[$map.A$1:$map.C$1048576];3;0)" office:value-type="float" office:value="-43.6683" calcext:value-type="float">
            <text:p>-43,6683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0" calcext:value-type="float">
            <text:p>20</text:p>
          </table:table-cell>
          <table:table-cell/>
          <table:table-cell table:formula="of:=[.D64]+IF(RAND()&gt;0.93;1)" office:value-type="float" office:value="-22.661" calcext:value-type="float">
            <text:p>-22,661</text:p>
          </table:table-cell>
          <table:table-cell table:formula="of:=[.E64]+IF(RAND()&gt;0.93;1)" office:value-type="float" office:value="-43.6683" calcext:value-type="float">
            <text:p>-43,6683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NOW()-100;NOW())+RAND()" office:value-type="date" office:date-value="2019-07-06T15:00:38.749978" calcext:value-type="date">
            <text:p>06/07/2019 15:00:39</text:p>
          </table:table-cell>
          <table:table-cell table:formula="of:=RANDBETWEEN(1;MAX([$map.A$1:$map.A$1048576]))" office:value-type="float" office:value="24" calcext:value-type="float">
            <text:p>24</text:p>
          </table:table-cell>
          <table:table-cell table:formula="of:=VLOOKUP([.$C$1:.$C$1048576];[$map.A$1:$map.C$1048576];2;0)+RANDBETWEEN(-1;1)" office:value-type="float" office:value="-23.6195" calcext:value-type="float">
            <text:p>-23,6195</text:p>
          </table:table-cell>
          <table:table-cell table:formula="of:=VLOOKUP([.$C$1:.$C$1048576];[$map.A$1:$map.C$1048576];3;0)" office:value-type="float" office:value="-44.5259" calcext:value-type="float">
            <text:p>-44,525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9" calcext:value-type="float">
            <text:p>19</text:p>
          </table:table-cell>
          <table:table-cell/>
          <table:table-cell table:formula="of:=[.D65]+IF(RAND()&gt;0.93;1)" office:value-type="float" office:value="-23.6195" calcext:value-type="float">
            <text:p>-23,6195</text:p>
          </table:table-cell>
          <table:table-cell table:formula="of:=[.E65]+IF(RAND()&gt;0.93;1)" office:value-type="float" office:value="-44.5259" calcext:value-type="float">
            <text:p>-44,525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NOW()-100;NOW())+RAND()" office:value-type="date" office:date-value="2019-09-22T05:13:11.78187" calcext:value-type="date">
            <text:p>22/09/2019 05:13:12</text:p>
          </table:table-cell>
          <table:table-cell table:formula="of:=RANDBETWEEN(1;MAX([$map.A$1:$map.A$1048576]))" office:value-type="float" office:value="26" calcext:value-type="float">
            <text:p>26</text:p>
          </table:table-cell>
          <table:table-cell table:formula="of:=VLOOKUP([.$C$1:.$C$1048576];[$map.A$1:$map.C$1048576];2;0)+RANDBETWEEN(-1;1)" office:value-type="float" office:value="-22.6203" calcext:value-type="float">
            <text:p>-22,6203</text:p>
          </table:table-cell>
          <table:table-cell table:formula="of:=VLOOKUP([.$C$1:.$C$1048576];[$map.A$1:$map.C$1048576];3;0)" office:value-type="float" office:value="-44.5237" calcext:value-type="float">
            <text:p>-44,523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6" calcext:value-type="float">
            <text:p>16</text:p>
          </table:table-cell>
          <table:table-cell/>
          <table:table-cell table:formula="of:=[.D66]+IF(RAND()&gt;0.93;1)" office:value-type="float" office:value="-22.6203" calcext:value-type="float">
            <text:p>-22,6203</text:p>
          </table:table-cell>
          <table:table-cell table:formula="of:=[.E66]+IF(RAND()&gt;0.93;1)" office:value-type="float" office:value="-43.5237" calcext:value-type="float">
            <text:p>-43,523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NOW()-100;NOW())+RAND()" office:value-type="date" office:date-value="2019-09-21T07:07:10.533266" calcext:value-type="date">
            <text:p>21/09/2019 07:07:11</text:p>
          </table:table-cell>
          <table:table-cell table:formula="of:=RANDBETWEEN(1;MAX([$map.A$1:$map.A$1048576]))" office:value-type="float" office:value="42" calcext:value-type="float">
            <text:p>42</text:p>
          </table:table-cell>
          <table:table-cell table:formula="of:=VLOOKUP([.$C$1:.$C$1048576];[$map.A$1:$map.C$1048576];2;0)+RANDBETWEEN(-1;1)" office:value-type="float" office:value="-21.6044" calcext:value-type="float">
            <text:p>-21,6044</text:p>
          </table:table-cell>
          <table:table-cell table:formula="of:=VLOOKUP([.$C$1:.$C$1048576];[$map.A$1:$map.C$1048576];3;0)" office:value-type="float" office:value="-44.4516" calcext:value-type="float">
            <text:p>-44,451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7" calcext:value-type="float">
            <text:p>17</text:p>
          </table:table-cell>
          <table:table-cell/>
          <table:table-cell table:formula="of:=[.D67]+IF(RAND()&gt;0.93;1)" office:value-type="float" office:value="-21.6044" calcext:value-type="float">
            <text:p>-21,6044</text:p>
          </table:table-cell>
          <table:table-cell table:formula="of:=[.E67]+IF(RAND()&gt;0.93;1)" office:value-type="float" office:value="-44.4516" calcext:value-type="float">
            <text:p>-44,451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NOW()-100;NOW())+RAND()" office:value-type="date" office:date-value="2019-10-12T02:28:22.784054" calcext:value-type="date">
            <text:p>12/10/2019 02:28:23</text:p>
          </table:table-cell>
          <table:table-cell table:formula="of:=RANDBETWEEN(1;MAX([$map.A$1:$map.A$1048576]))" office:value-type="float" office:value="68" calcext:value-type="float">
            <text:p>68</text:p>
          </table:table-cell>
          <table:table-cell table:formula="of:=VLOOKUP([.$C$1:.$C$1048576];[$map.A$1:$map.C$1048576];2;0)+RANDBETWEEN(-1;1)" office:value-type="float" office:value="-22.6381" calcext:value-type="float">
            <text:p>-22,6381</text:p>
          </table:table-cell>
          <table:table-cell table:formula="of:=VLOOKUP([.$C$1:.$C$1048576];[$map.A$1:$map.C$1048576];3;0)" office:value-type="float" office:value="-43.7235" calcext:value-type="float">
            <text:p>-43,723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8" calcext:value-type="float">
            <text:p>8</text:p>
          </table:table-cell>
          <table:table-cell/>
          <table:table-cell table:formula="of:=[.D68]+IF(RAND()&gt;0.93;1)" office:value-type="float" office:value="-22.6381" calcext:value-type="float">
            <text:p>-22,6381</text:p>
          </table:table-cell>
          <table:table-cell table:formula="of:=[.E68]+IF(RAND()&gt;0.93;1)" office:value-type="float" office:value="-43.7235" calcext:value-type="float">
            <text:p>-43,723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NOW()-100;NOW())+RAND()" office:value-type="date" office:date-value="2019-07-28T16:20:10.152793" calcext:value-type="date">
            <text:p>28/07/2019 16:20:10</text:p>
          </table:table-cell>
          <table:table-cell table:formula="of:=RANDBETWEEN(1;MAX([$map.A$1:$map.A$1048576]))" office:value-type="float" office:value="2" calcext:value-type="float">
            <text:p>2</text:p>
          </table:table-cell>
          <table:table-cell table:formula="of:=VLOOKUP([.$C$1:.$C$1048576];[$map.A$1:$map.C$1048576];2;0)+RANDBETWEEN(-1;1)" office:value-type="float" office:value="-22.0298" calcext:value-type="float">
            <text:p>-22,0298</text:p>
          </table:table-cell>
          <table:table-cell table:formula="of:=VLOOKUP([.$C$1:.$C$1048576];[$map.A$1:$map.C$1048576];3;0)" office:value-type="float" office:value="-45.4641" calcext:value-type="float">
            <text:p>-45,464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6" calcext:value-type="float">
            <text:p>6</text:p>
          </table:table-cell>
          <table:table-cell/>
          <table:table-cell table:formula="of:=[.D69]+IF(RAND()&gt;0.93;1)" office:value-type="float" office:value="-22.0298" calcext:value-type="float">
            <text:p>-22,0298</text:p>
          </table:table-cell>
          <table:table-cell table:formula="of:=[.E69]+IF(RAND()&gt;0.93;1)" office:value-type="float" office:value="-45.4641" calcext:value-type="float">
            <text:p>-45,464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NOW()-100;NOW())+RAND()" office:value-type="date" office:date-value="2019-08-30T09:17:30.15232" calcext:value-type="date">
            <text:p>30/08/2019 09:17:30</text:p>
          </table:table-cell>
          <table:table-cell table:formula="of:=RANDBETWEEN(1;MAX([$map.A$1:$map.A$1048576]))" office:value-type="float" office:value="47" calcext:value-type="float">
            <text:p>47</text:p>
          </table:table-cell>
          <table:table-cell table:formula="of:=VLOOKUP([.$C$1:.$C$1048576];[$map.A$1:$map.C$1048576];2;0)+RANDBETWEEN(-1;1)" office:value-type="float" office:value="-23.5973" calcext:value-type="float">
            <text:p>-23,5973</text:p>
          </table:table-cell>
          <table:table-cell table:formula="of:=VLOOKUP([.$C$1:.$C$1048576];[$map.A$1:$map.C$1048576];3;0)" office:value-type="float" office:value="-44.1402" calcext:value-type="float">
            <text:p>-44,140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7" calcext:value-type="float">
            <text:p>27</text:p>
          </table:table-cell>
          <table:table-cell/>
          <table:table-cell table:formula="of:=[.D70]+IF(RAND()&gt;0.93;1)" office:value-type="float" office:value="-23.5973" calcext:value-type="float">
            <text:p>-23,5973</text:p>
          </table:table-cell>
          <table:table-cell table:formula="of:=[.E70]+IF(RAND()&gt;0.93;1)" office:value-type="float" office:value="-44.1402" calcext:value-type="float">
            <text:p>-44,140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NOW()-100;NOW())+RAND()" office:value-type="date" office:date-value="2019-10-07T23:43:27.132523" calcext:value-type="date">
            <text:p>07/10/2019 23:43:27</text:p>
          </table:table-cell>
          <table:table-cell table:formula="of:=RANDBETWEEN(1;MAX([$map.A$1:$map.A$1048576]))" office:value-type="float" office:value="53" calcext:value-type="float">
            <text:p>53</text:p>
          </table:table-cell>
          <table:table-cell table:formula="of:=VLOOKUP([.$C$1:.$C$1048576];[$map.A$1:$map.C$1048576];2;0)+RANDBETWEEN(-1;1)" office:value-type="float" office:value="-23.6232" calcext:value-type="float">
            <text:p>-23,6232</text:p>
          </table:table-cell>
          <table:table-cell table:formula="of:=VLOOKUP([.$C$1:.$C$1048576];[$map.A$1:$map.C$1048576];3;0)" office:value-type="float" office:value="-43.8164" calcext:value-type="float">
            <text:p>-43,8164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3" calcext:value-type="float">
            <text:p>33</text:p>
          </table:table-cell>
          <table:table-cell/>
          <table:table-cell table:formula="of:=[.D71]+IF(RAND()&gt;0.93;1)" office:value-type="float" office:value="-23.6232" calcext:value-type="float">
            <text:p>-23,6232</text:p>
          </table:table-cell>
          <table:table-cell table:formula="of:=[.E71]+IF(RAND()&gt;0.93;1)" office:value-type="float" office:value="-43.8164" calcext:value-type="float">
            <text:p>-43,8164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NOW()-100;NOW())+RAND()" office:value-type="date" office:date-value="2019-07-25T00:14:10.424548" calcext:value-type="date">
            <text:p>25/07/2019 00:14:10</text:p>
          </table:table-cell>
          <table:table-cell table:formula="of:=RANDBETWEEN(1;MAX([$map.A$1:$map.A$1048576]))" office:value-type="float" office:value="34" calcext:value-type="float">
            <text:p>34</text:p>
          </table:table-cell>
          <table:table-cell table:formula="of:=VLOOKUP([.$C$1:.$C$1048576];[$map.A$1:$map.C$1048576];2;0)+RANDBETWEEN(-1;1)" office:value-type="float" office:value="-21.6208" calcext:value-type="float">
            <text:p>-21,6208</text:p>
          </table:table-cell>
          <table:table-cell table:formula="of:=VLOOKUP([.$C$1:.$C$1048576];[$map.A$1:$map.C$1048576];3;0)" office:value-type="float" office:value="-44.5192" calcext:value-type="float">
            <text:p>-44,519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9" calcext:value-type="float">
            <text:p>29</text:p>
          </table:table-cell>
          <table:table-cell/>
          <table:table-cell table:formula="of:=[.D72]+IF(RAND()&gt;0.93;1)" office:value-type="float" office:value="-21.6208" calcext:value-type="float">
            <text:p>-21,6208</text:p>
          </table:table-cell>
          <table:table-cell table:formula="of:=[.E72]+IF(RAND()&gt;0.93;1)" office:value-type="float" office:value="-44.5192" calcext:value-type="float">
            <text:p>-44,519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NOW()-100;NOW())+RAND()" office:value-type="date" office:date-value="2019-10-11T10:44:01.094897" calcext:value-type="date">
            <text:p>11/10/2019 10:44:01</text:p>
          </table:table-cell>
          <table:table-cell table:formula="of:=RANDBETWEEN(1;MAX([$map.A$1:$map.A$1048576]))" office:value-type="float" office:value="59" calcext:value-type="float">
            <text:p>59</text:p>
          </table:table-cell>
          <table:table-cell table:formula="of:=VLOOKUP([.$C$1:.$C$1048576];[$map.A$1:$map.C$1048576];2;0)+RANDBETWEEN(-1;1)" office:value-type="float" office:value="-21.6322" calcext:value-type="float">
            <text:p>-21,6322</text:p>
          </table:table-cell>
          <table:table-cell table:formula="of:=VLOOKUP([.$C$1:.$C$1048576];[$map.A$1:$map.C$1048576];3;0)" office:value-type="float" office:value="-43.7231" calcext:value-type="float">
            <text:p>-43,723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2" calcext:value-type="float">
            <text:p>32</text:p>
          </table:table-cell>
          <table:table-cell/>
          <table:table-cell table:formula="of:=[.D73]+IF(RAND()&gt;0.93;1)" office:value-type="float" office:value="-21.6322" calcext:value-type="float">
            <text:p>-21,6322</text:p>
          </table:table-cell>
          <table:table-cell table:formula="of:=[.E73]+IF(RAND()&gt;0.93;1)" office:value-type="float" office:value="-43.7231" calcext:value-type="float">
            <text:p>-43,723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NOW()-100;NOW())+RAND()" office:value-type="date" office:date-value="2019-10-11T22:34:21.147079" calcext:value-type="date">
            <text:p>11/10/2019 22:34:21</text:p>
          </table:table-cell>
          <table:table-cell table:formula="of:=RANDBETWEEN(1;MAX([$map.A$1:$map.A$1048576]))" office:value-type="float" office:value="28" calcext:value-type="float">
            <text:p>28</text:p>
          </table:table-cell>
          <table:table-cell table:formula="of:=VLOOKUP([.$C$1:.$C$1048576];[$map.A$1:$map.C$1048576];2;0)+RANDBETWEEN(-1;1)" office:value-type="float" office:value="-21.621" calcext:value-type="float">
            <text:p>-21,6210</text:p>
          </table:table-cell>
          <table:table-cell table:formula="of:=VLOOKUP([.$C$1:.$C$1048576];[$map.A$1:$map.C$1048576];3;0)" office:value-type="float" office:value="-44.5222" calcext:value-type="float">
            <text:p>-44,522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4" calcext:value-type="float">
            <text:p>34</text:p>
          </table:table-cell>
          <table:table-cell/>
          <table:table-cell table:formula="of:=[.D74]+IF(RAND()&gt;0.93;1)" office:value-type="float" office:value="-21.621" calcext:value-type="float">
            <text:p>-21,621</text:p>
          </table:table-cell>
          <table:table-cell table:formula="of:=[.E74]+IF(RAND()&gt;0.93;1)" office:value-type="float" office:value="-44.5222" calcext:value-type="float">
            <text:p>-44,522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NOW()-100;NOW())+RAND()" office:value-type="date" office:date-value="2019-09-18T04:42:11.04355" calcext:value-type="date">
            <text:p>18/09/2019 04:42:11</text:p>
          </table:table-cell>
          <table:table-cell table:formula="of:=RANDBETWEEN(1;MAX([$map.A$1:$map.A$1048576]))" office:value-type="float" office:value="46" calcext:value-type="float">
            <text:p>46</text:p>
          </table:table-cell>
          <table:table-cell table:formula="of:=VLOOKUP([.$C$1:.$C$1048576];[$map.A$1:$map.C$1048576];2;0)+RANDBETWEEN(-1;1)" office:value-type="float" office:value="-21.5916" calcext:value-type="float">
            <text:p>-21,5916</text:p>
          </table:table-cell>
          <table:table-cell table:formula="of:=VLOOKUP([.$C$1:.$C$1048576];[$map.A$1:$map.C$1048576];3;0)" office:value-type="float" office:value="-44.2335" calcext:value-type="float">
            <text:p>-44,233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5" calcext:value-type="float">
            <text:p>15</text:p>
          </table:table-cell>
          <table:table-cell/>
          <table:table-cell table:formula="of:=[.D75]+IF(RAND()&gt;0.93;1)" office:value-type="float" office:value="-21.5916" calcext:value-type="float">
            <text:p>-21,5916</text:p>
          </table:table-cell>
          <table:table-cell table:formula="of:=[.E75]+IF(RAND()&gt;0.93;1)" office:value-type="float" office:value="-44.2335" calcext:value-type="float">
            <text:p>-44,233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NOW()-100;NOW())+RAND()" office:value-type="date" office:date-value="2019-09-28T00:16:16.683145" calcext:value-type="date">
            <text:p>28/09/2019 00:16:17</text:p>
          </table:table-cell>
          <table:table-cell table:formula="of:=RANDBETWEEN(1;MAX([$map.A$1:$map.A$1048576]))" office:value-type="float" office:value="43" calcext:value-type="float">
            <text:p>43</text:p>
          </table:table-cell>
          <table:table-cell table:formula="of:=VLOOKUP([.$C$1:.$C$1048576];[$map.A$1:$map.C$1048576];2;0)+RANDBETWEEN(-1;1)" office:value-type="float" office:value="-21.6091" calcext:value-type="float">
            <text:p>-21,6091</text:p>
          </table:table-cell>
          <table:table-cell table:formula="of:=VLOOKUP([.$C$1:.$C$1048576];[$map.A$1:$map.C$1048576];3;0)" office:value-type="float" office:value="-44.3401" calcext:value-type="float">
            <text:p>-44,340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6" calcext:value-type="float">
            <text:p>6</text:p>
          </table:table-cell>
          <table:table-cell/>
          <table:table-cell table:formula="of:=[.D76]+IF(RAND()&gt;0.93;1)" office:value-type="float" office:value="-21.6091" calcext:value-type="float">
            <text:p>-21,6091</text:p>
          </table:table-cell>
          <table:table-cell table:formula="of:=[.E76]+IF(RAND()&gt;0.93;1)" office:value-type="float" office:value="-44.3401" calcext:value-type="float">
            <text:p>-44,340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NOW()-100;NOW())+RAND()" office:value-type="date" office:date-value="2019-07-29T11:40:51.381693" calcext:value-type="date">
            <text:p>29/07/2019 11:40:51</text:p>
          </table:table-cell>
          <table:table-cell table:formula="of:=RANDBETWEEN(1;MAX([$map.A$1:$map.A$1048576]))" office:value-type="float" office:value="4" calcext:value-type="float">
            <text:p>4</text:p>
          </table:table-cell>
          <table:table-cell table:formula="of:=VLOOKUP([.$C$1:.$C$1048576];[$map.A$1:$map.C$1048576];2;0)+RANDBETWEEN(-1;1)" office:value-type="float" office:value="-23.9389" calcext:value-type="float">
            <text:p>-23,9389</text:p>
          </table:table-cell>
          <table:table-cell table:formula="of:=VLOOKUP([.$C$1:.$C$1048576];[$map.A$1:$map.C$1048576];3;0)" office:value-type="float" office:value="-45.339" calcext:value-type="float">
            <text:p>-45,3390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0" calcext:value-type="float">
            <text:p>40</text:p>
          </table:table-cell>
          <table:table-cell/>
          <table:table-cell table:formula="of:=[.D77]+IF(RAND()&gt;0.93;1)" office:value-type="float" office:value="-23.9389" calcext:value-type="float">
            <text:p>-23,9389</text:p>
          </table:table-cell>
          <table:table-cell table:formula="of:=[.E77]+IF(RAND()&gt;0.93;1)" office:value-type="float" office:value="-45.339" calcext:value-type="float">
            <text:p>-45,33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NOW()-100;NOW())+RAND()" office:value-type="date" office:date-value="2019-09-13T00:08:15.826707" calcext:value-type="date">
            <text:p>13/09/2019 00:08:16</text:p>
          </table:table-cell>
          <table:table-cell table:formula="of:=RANDBETWEEN(1;MAX([$map.A$1:$map.A$1048576]))" office:value-type="float" office:value="51" calcext:value-type="float">
            <text:p>51</text:p>
          </table:table-cell>
          <table:table-cell table:formula="of:=VLOOKUP([.$C$1:.$C$1048576];[$map.A$1:$map.C$1048576];2;0)+RANDBETWEEN(-1;1)" office:value-type="float" office:value="-23.5896" calcext:value-type="float">
            <text:p>-23,5896</text:p>
          </table:table-cell>
          <table:table-cell table:formula="of:=VLOOKUP([.$C$1:.$C$1048576];[$map.A$1:$map.C$1048576];3;0)" office:value-type="float" office:value="-43.8941" calcext:value-type="float">
            <text:p>-43,894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" calcext:value-type="float">
            <text:p>3</text:p>
          </table:table-cell>
          <table:table-cell/>
          <table:table-cell table:formula="of:=[.D78]+IF(RAND()&gt;0.93;1)" office:value-type="float" office:value="-23.5896" calcext:value-type="float">
            <text:p>-23,5896</text:p>
          </table:table-cell>
          <table:table-cell table:formula="of:=[.E78]+IF(RAND()&gt;0.93;1)" office:value-type="float" office:value="-43.8941" calcext:value-type="float">
            <text:p>-43,894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NOW()-100;NOW())+RAND()" office:value-type="date" office:date-value="2019-10-05T15:55:05.117471" calcext:value-type="date">
            <text:p>05/10/2019 15:55:05</text:p>
          </table:table-cell>
          <table:table-cell table:formula="of:=RANDBETWEEN(1;MAX([$map.A$1:$map.A$1048576]))" office:value-type="float" office:value="64" calcext:value-type="float">
            <text:p>64</text:p>
          </table:table-cell>
          <table:table-cell table:formula="of:=VLOOKUP([.$C$1:.$C$1048576];[$map.A$1:$map.C$1048576];2;0)+RANDBETWEEN(-1;1)" office:value-type="float" office:value="-21.6358" calcext:value-type="float">
            <text:p>-21,6358</text:p>
          </table:table-cell>
          <table:table-cell table:formula="of:=VLOOKUP([.$C$1:.$C$1048576];[$map.A$1:$map.C$1048576];3;0)" office:value-type="float" office:value="-43.7236" calcext:value-type="float">
            <text:p>-43,723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0" calcext:value-type="float">
            <text:p>10</text:p>
          </table:table-cell>
          <table:table-cell/>
          <table:table-cell table:formula="of:=[.D79]+IF(RAND()&gt;0.93;1)" office:value-type="float" office:value="-21.6358" calcext:value-type="float">
            <text:p>-21,6358</text:p>
          </table:table-cell>
          <table:table-cell table:formula="of:=[.E79]+IF(RAND()&gt;0.93;1)" office:value-type="float" office:value="-43.7236" calcext:value-type="float">
            <text:p>-43,723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NOW()-100;NOW())+RAND()" office:value-type="date" office:date-value="2019-07-26T16:33:53.1203" calcext:value-type="date">
            <text:p>26/07/2019 16:33:53</text:p>
          </table:table-cell>
          <table:table-cell table:formula="of:=RANDBETWEEN(1;MAX([$map.A$1:$map.A$1048576]))" office:value-type="float" office:value="32" calcext:value-type="float">
            <text:p>32</text:p>
          </table:table-cell>
          <table:table-cell table:formula="of:=VLOOKUP([.$C$1:.$C$1048576];[$map.A$1:$map.C$1048576];2;0)+RANDBETWEEN(-1;1)" office:value-type="float" office:value="-22.6208" calcext:value-type="float">
            <text:p>-22,6208</text:p>
          </table:table-cell>
          <table:table-cell table:formula="of:=VLOOKUP([.$C$1:.$C$1048576];[$map.A$1:$map.C$1048576];3;0)" office:value-type="float" office:value="-44.5201" calcext:value-type="float">
            <text:p>-44,520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0" calcext:value-type="float">
            <text:p>20</text:p>
          </table:table-cell>
          <table:table-cell/>
          <table:table-cell table:formula="of:=[.D80]+IF(RAND()&gt;0.93;1)" office:value-type="float" office:value="-22.6208" calcext:value-type="float">
            <text:p>-22,6208</text:p>
          </table:table-cell>
          <table:table-cell table:formula="of:=[.E80]+IF(RAND()&gt;0.93;1)" office:value-type="float" office:value="-44.5201" calcext:value-type="float">
            <text:p>-44,520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NOW()-100;NOW())+RAND()" office:value-type="date" office:date-value="2019-07-28T03:09:54.677663" calcext:value-type="date">
            <text:p>28/07/2019 03:09:55</text:p>
          </table:table-cell>
          <table:table-cell table:formula="of:=RANDBETWEEN(1;MAX([$map.A$1:$map.A$1048576]))" office:value-type="float" office:value="13" calcext:value-type="float">
            <text:p>13</text:p>
          </table:table-cell>
          <table:table-cell table:formula="of:=VLOOKUP([.$C$1:.$C$1048576];[$map.A$1:$map.C$1048576];2;0)+RANDBETWEEN(-1;1)" office:value-type="float" office:value="-23.6405" calcext:value-type="float">
            <text:p>-23,6405</text:p>
          </table:table-cell>
          <table:table-cell table:formula="of:=VLOOKUP([.$C$1:.$C$1048576];[$map.A$1:$map.C$1048576];3;0)" office:value-type="float" office:value="-44.8012" calcext:value-type="float">
            <text:p>-44,801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7" calcext:value-type="float">
            <text:p>27</text:p>
          </table:table-cell>
          <table:table-cell/>
          <table:table-cell table:formula="of:=[.D81]+IF(RAND()&gt;0.93;1)" office:value-type="float" office:value="-23.6405" calcext:value-type="float">
            <text:p>-23,6405</text:p>
          </table:table-cell>
          <table:table-cell table:formula="of:=[.E81]+IF(RAND()&gt;0.93;1)" office:value-type="float" office:value="-44.8012" calcext:value-type="float">
            <text:p>-44,801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NOW()-100;NOW())+RAND()" office:value-type="date" office:date-value="2019-08-17T13:07:30.501319" calcext:value-type="date">
            <text:p>17/08/2019 13:07:31</text:p>
          </table:table-cell>
          <table:table-cell table:formula="of:=RANDBETWEEN(1;MAX([$map.A$1:$map.A$1048576]))" office:value-type="float" office:value="77" calcext:value-type="float">
            <text:p>77</text:p>
          </table:table-cell>
          <table:table-cell table:formula="of:=VLOOKUP([.$C$1:.$C$1048576];[$map.A$1:$map.C$1048576];2;0)+RANDBETWEEN(-1;1)" office:value-type="float" office:value="-22.6589" calcext:value-type="float">
            <text:p>-22,6589</text:p>
          </table:table-cell>
          <table:table-cell table:formula="of:=VLOOKUP([.$C$1:.$C$1048576];[$map.A$1:$map.C$1048576];3;0)" office:value-type="float" office:value="-43.6455" calcext:value-type="float">
            <text:p>-43,645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3" calcext:value-type="float">
            <text:p>33</text:p>
          </table:table-cell>
          <table:table-cell/>
          <table:table-cell table:formula="of:=[.D82]+IF(RAND()&gt;0.93;1)" office:value-type="float" office:value="-22.6589" calcext:value-type="float">
            <text:p>-22,6589</text:p>
          </table:table-cell>
          <table:table-cell table:formula="of:=[.E82]+IF(RAND()&gt;0.93;1)" office:value-type="float" office:value="-43.6455" calcext:value-type="float">
            <text:p>-43,645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NOW()-100;NOW())+RAND()" office:value-type="date" office:date-value="2019-08-25T03:49:28.136027" calcext:value-type="date">
            <text:p>25/08/2019 03:49:28</text:p>
          </table:table-cell>
          <table:table-cell table:formula="of:=RANDBETWEEN(1;MAX([$map.A$1:$map.A$1048576]))" office:value-type="float" office:value="22" calcext:value-type="float">
            <text:p>22</text:p>
          </table:table-cell>
          <table:table-cell table:formula="of:=VLOOKUP([.$C$1:.$C$1048576];[$map.A$1:$map.C$1048576];2;0)+RANDBETWEEN(-1;1)" office:value-type="float" office:value="-22.6178" calcext:value-type="float">
            <text:p>-22,6178</text:p>
          </table:table-cell>
          <table:table-cell table:formula="of:=VLOOKUP([.$C$1:.$C$1048576];[$map.A$1:$map.C$1048576];3;0)" office:value-type="float" office:value="-44.5287" calcext:value-type="float">
            <text:p>-44,528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3" calcext:value-type="float">
            <text:p>23</text:p>
          </table:table-cell>
          <table:table-cell/>
          <table:table-cell table:formula="of:=[.D83]+IF(RAND()&gt;0.93;1)" office:value-type="float" office:value="-22.6178" calcext:value-type="float">
            <text:p>-22,6178</text:p>
          </table:table-cell>
          <table:table-cell table:formula="of:=[.E83]+IF(RAND()&gt;0.93;1)" office:value-type="float" office:value="-44.5287" calcext:value-type="float">
            <text:p>-44,528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NOW()-100;NOW())+RAND()" office:value-type="date" office:date-value="2019-08-27T11:31:37.833029" calcext:value-type="date">
            <text:p>27/08/2019 11:31:38</text:p>
          </table:table-cell>
          <table:table-cell table:formula="of:=RANDBETWEEN(1;MAX([$map.A$1:$map.A$1048576]))" office:value-type="float" office:value="44" calcext:value-type="float">
            <text:p>44</text:p>
          </table:table-cell>
          <table:table-cell table:formula="of:=VLOOKUP([.$C$1:.$C$1048576];[$map.A$1:$map.C$1048576];2;0)+RANDBETWEEN(-1;1)" office:value-type="float" office:value="-22.596" calcext:value-type="float">
            <text:p>-22,5960</text:p>
          </table:table-cell>
          <table:table-cell table:formula="of:=VLOOKUP([.$C$1:.$C$1048576];[$map.A$1:$map.C$1048576];3;0)" office:value-type="float" office:value="-44.3153" calcext:value-type="float">
            <text:p>-44,3153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5" calcext:value-type="float">
            <text:p>5</text:p>
          </table:table-cell>
          <table:table-cell/>
          <table:table-cell table:formula="of:=[.D84]+IF(RAND()&gt;0.93;1)" office:value-type="float" office:value="-22.596" calcext:value-type="float">
            <text:p>-22,596</text:p>
          </table:table-cell>
          <table:table-cell table:formula="of:=[.E84]+IF(RAND()&gt;0.93;1)" office:value-type="float" office:value="-44.3153" calcext:value-type="float">
            <text:p>-44,3153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NOW()-100;NOW())+RAND()" office:value-type="date" office:date-value="2019-09-07T11:23:29.121729" calcext:value-type="date">
            <text:p>07/09/2019 11:23:29</text:p>
          </table:table-cell>
          <table:table-cell table:formula="of:=RANDBETWEEN(1;MAX([$map.A$1:$map.A$1048576]))" office:value-type="float" office:value="61" calcext:value-type="float">
            <text:p>61</text:p>
          </table:table-cell>
          <table:table-cell table:formula="of:=VLOOKUP([.$C$1:.$C$1048576];[$map.A$1:$map.C$1048576];2;0)+RANDBETWEEN(-1;1)" office:value-type="float" office:value="-21.6337" calcext:value-type="float">
            <text:p>-21,6337</text:p>
          </table:table-cell>
          <table:table-cell table:formula="of:=VLOOKUP([.$C$1:.$C$1048576];[$map.A$1:$map.C$1048576];3;0)" office:value-type="float" office:value="-43.7219" calcext:value-type="float">
            <text:p>-43,721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7" calcext:value-type="float">
            <text:p>27</text:p>
          </table:table-cell>
          <table:table-cell/>
          <table:table-cell table:formula="of:=[.D85]+IF(RAND()&gt;0.93;1)" office:value-type="float" office:value="-21.6337" calcext:value-type="float">
            <text:p>-21,6337</text:p>
          </table:table-cell>
          <table:table-cell table:formula="of:=[.E85]+IF(RAND()&gt;0.93;1)" office:value-type="float" office:value="-43.7219" calcext:value-type="float">
            <text:p>-43,721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NOW()-100;NOW())+RAND()" office:value-type="date" office:date-value="2019-07-26T01:00:17.995649" calcext:value-type="date">
            <text:p>26/07/2019 01:00:18</text:p>
          </table:table-cell>
          <table:table-cell table:formula="of:=RANDBETWEEN(1;MAX([$map.A$1:$map.A$1048576]))" office:value-type="float" office:value="54" calcext:value-type="float">
            <text:p>54</text:p>
          </table:table-cell>
          <table:table-cell table:formula="of:=VLOOKUP([.$C$1:.$C$1048576];[$map.A$1:$map.C$1048576];2;0)+RANDBETWEEN(-1;1)" office:value-type="float" office:value="-23.6208" calcext:value-type="float">
            <text:p>-23,6208</text:p>
          </table:table-cell>
          <table:table-cell table:formula="of:=VLOOKUP([.$C$1:.$C$1048576];[$map.A$1:$map.C$1048576];3;0)" office:value-type="float" office:value="-43.7928" calcext:value-type="float">
            <text:p>-43,792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8" calcext:value-type="float">
            <text:p>28</text:p>
          </table:table-cell>
          <table:table-cell/>
          <table:table-cell table:formula="of:=[.D86]+IF(RAND()&gt;0.93;1)" office:value-type="float" office:value="-23.6208" calcext:value-type="float">
            <text:p>-23,6208</text:p>
          </table:table-cell>
          <table:table-cell table:formula="of:=[.E86]+IF(RAND()&gt;0.93;1)" office:value-type="float" office:value="-43.7928" calcext:value-type="float">
            <text:p>-43,792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NOW()-100;NOW())+RAND()" office:value-type="date" office:date-value="2019-07-07T02:12:08.013253" calcext:value-type="date">
            <text:p>07/07/2019 02:12:08</text:p>
          </table:table-cell>
          <table:table-cell table:formula="of:=RANDBETWEEN(1;MAX([$map.A$1:$map.A$1048576]))" office:value-type="float" office:value="5" calcext:value-type="float">
            <text:p>5</text:p>
          </table:table-cell>
          <table:table-cell table:formula="of:=VLOOKUP([.$C$1:.$C$1048576];[$map.A$1:$map.C$1048576];2;0)+RANDBETWEEN(-1;1)" office:value-type="float" office:value="-21.9187" calcext:value-type="float">
            <text:p>-21,9187</text:p>
          </table:table-cell>
          <table:table-cell table:formula="of:=VLOOKUP([.$C$1:.$C$1048576];[$map.A$1:$map.C$1048576];3;0)" office:value-type="float" office:value="-45.2934" calcext:value-type="float">
            <text:p>-45,2934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9" calcext:value-type="float">
            <text:p>19</text:p>
          </table:table-cell>
          <table:table-cell/>
          <table:table-cell table:formula="of:=[.D87]+IF(RAND()&gt;0.93;1)" office:value-type="float" office:value="-21.9187" calcext:value-type="float">
            <text:p>-21,9187</text:p>
          </table:table-cell>
          <table:table-cell table:formula="of:=[.E87]+IF(RAND()&gt;0.93;1)" office:value-type="float" office:value="-45.2934" calcext:value-type="float">
            <text:p>-45,2934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NOW()-100;NOW())+RAND()" office:value-type="date" office:date-value="2019-07-07T18:32:58.982909" calcext:value-type="date">
            <text:p>07/07/2019 18:32:59</text:p>
          </table:table-cell>
          <table:table-cell table:formula="of:=RANDBETWEEN(1;MAX([$map.A$1:$map.A$1048576]))" office:value-type="float" office:value="80" calcext:value-type="float">
            <text:p>80</text:p>
          </table:table-cell>
          <table:table-cell table:formula="of:=VLOOKUP([.$C$1:.$C$1048576];[$map.A$1:$map.C$1048576];2;0)+RANDBETWEEN(-1;1)" office:value-type="float" office:value="-21.6453" calcext:value-type="float">
            <text:p>-21,6453</text:p>
          </table:table-cell>
          <table:table-cell table:formula="of:=VLOOKUP([.$C$1:.$C$1048576];[$map.A$1:$map.C$1048576];3;0)" office:value-type="float" office:value="-43.63" calcext:value-type="float">
            <text:p>-43,6300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1" calcext:value-type="float">
            <text:p>31</text:p>
          </table:table-cell>
          <table:table-cell/>
          <table:table-cell table:formula="of:=[.D88]+IF(RAND()&gt;0.93;1)" office:value-type="float" office:value="-21.6453" calcext:value-type="float">
            <text:p>-21,6453</text:p>
          </table:table-cell>
          <table:table-cell table:formula="of:=[.E88]+IF(RAND()&gt;0.93;1)" office:value-type="float" office:value="-43.63" calcext:value-type="float">
            <text:p>-43,63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NOW()-100;NOW())+RAND()" office:value-type="date" office:date-value="2019-09-21T14:07:33.824736" calcext:value-type="date">
            <text:p>21/09/2019 14:07:34</text:p>
          </table:table-cell>
          <table:table-cell table:formula="of:=RANDBETWEEN(1;MAX([$map.A$1:$map.A$1048576]))" office:value-type="float" office:value="37" calcext:value-type="float">
            <text:p>37</text:p>
          </table:table-cell>
          <table:table-cell table:formula="of:=VLOOKUP([.$C$1:.$C$1048576];[$map.A$1:$map.C$1048576];2;0)+RANDBETWEEN(-1;1)" office:value-type="float" office:value="-21.6214" calcext:value-type="float">
            <text:p>-21,6214</text:p>
          </table:table-cell>
          <table:table-cell table:formula="of:=VLOOKUP([.$C$1:.$C$1048576];[$map.A$1:$map.C$1048576];3;0)" office:value-type="float" office:value="-44.5162" calcext:value-type="float">
            <text:p>-44,516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0" calcext:value-type="float">
            <text:p>40</text:p>
          </table:table-cell>
          <table:table-cell/>
          <table:table-cell table:formula="of:=[.D89]+IF(RAND()&gt;0.93;1)" office:value-type="float" office:value="-21.6214" calcext:value-type="float">
            <text:p>-21,6214</text:p>
          </table:table-cell>
          <table:table-cell table:formula="of:=[.E89]+IF(RAND()&gt;0.93;1)" office:value-type="float" office:value="-44.5162" calcext:value-type="float">
            <text:p>-44,516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NOW()-100;NOW())+RAND()" office:value-type="date" office:date-value="2019-08-16T14:08:43.109996" calcext:value-type="date">
            <text:p>16/08/2019 14:08:43</text:p>
          </table:table-cell>
          <table:table-cell table:formula="of:=RANDBETWEEN(1;MAX([$map.A$1:$map.A$1048576]))" office:value-type="float" office:value="20" calcext:value-type="float">
            <text:p>20</text:p>
          </table:table-cell>
          <table:table-cell table:formula="of:=VLOOKUP([.$C$1:.$C$1048576];[$map.A$1:$map.C$1048576];2;0)+RANDBETWEEN(-1;1)" office:value-type="float" office:value="-23.6175" calcext:value-type="float">
            <text:p>-23,6175</text:p>
          </table:table-cell>
          <table:table-cell table:formula="of:=VLOOKUP([.$C$1:.$C$1048576];[$map.A$1:$map.C$1048576];3;0)" office:value-type="float" office:value="-44.5293" calcext:value-type="float">
            <text:p>-44,5293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4" calcext:value-type="float">
            <text:p>34</text:p>
          </table:table-cell>
          <table:table-cell/>
          <table:table-cell table:formula="of:=[.D90]+IF(RAND()&gt;0.93;1)" office:value-type="float" office:value="-23.6175" calcext:value-type="float">
            <text:p>-23,6175</text:p>
          </table:table-cell>
          <table:table-cell table:formula="of:=[.E90]+IF(RAND()&gt;0.93;1)" office:value-type="float" office:value="-44.5293" calcext:value-type="float">
            <text:p>-44,5293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NOW()-100;NOW())+RAND()" office:value-type="date" office:date-value="2019-09-06T03:58:27.118987" calcext:value-type="date">
            <text:p>06/09/2019 03:58:27</text:p>
          </table:table-cell>
          <table:table-cell table:formula="of:=RANDBETWEEN(1;MAX([$map.A$1:$map.A$1048576]))" office:value-type="float" office:value="74" calcext:value-type="float">
            <text:p>74</text:p>
          </table:table-cell>
          <table:table-cell table:formula="of:=VLOOKUP([.$C$1:.$C$1048576];[$map.A$1:$map.C$1048576];2;0)+RANDBETWEEN(-1;1)" office:value-type="float" office:value="-23.661" calcext:value-type="float">
            <text:p>-23,6610</text:p>
          </table:table-cell>
          <table:table-cell table:formula="of:=VLOOKUP([.$C$1:.$C$1048576];[$map.A$1:$map.C$1048576];3;0)" office:value-type="float" office:value="-43.6683" calcext:value-type="float">
            <text:p>-43,6683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1" calcext:value-type="float">
            <text:p>21</text:p>
          </table:table-cell>
          <table:table-cell/>
          <table:table-cell table:formula="of:=[.D91]+IF(RAND()&gt;0.93;1)" office:value-type="float" office:value="-23.661" calcext:value-type="float">
            <text:p>-23,661</text:p>
          </table:table-cell>
          <table:table-cell table:formula="of:=[.E91]+IF(RAND()&gt;0.93;1)" office:value-type="float" office:value="-43.6683" calcext:value-type="float">
            <text:p>-43,6683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NOW()-100;NOW())+RAND()" office:value-type="date" office:date-value="2019-09-25T10:28:08.539528" calcext:value-type="date">
            <text:p>25/09/2019 10:28:09</text:p>
          </table:table-cell>
          <table:table-cell table:formula="of:=RANDBETWEEN(1;MAX([$map.A$1:$map.A$1048576]))" office:value-type="float" office:value="28" calcext:value-type="float">
            <text:p>28</text:p>
          </table:table-cell>
          <table:table-cell table:formula="of:=VLOOKUP([.$C$1:.$C$1048576];[$map.A$1:$map.C$1048576];2;0)+RANDBETWEEN(-1;1)" office:value-type="float" office:value="-22.621" calcext:value-type="float">
            <text:p>-22,6210</text:p>
          </table:table-cell>
          <table:table-cell table:formula="of:=VLOOKUP([.$C$1:.$C$1048576];[$map.A$1:$map.C$1048576];3;0)" office:value-type="float" office:value="-44.5222" calcext:value-type="float">
            <text:p>-44,522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2" calcext:value-type="float">
            <text:p>42</text:p>
          </table:table-cell>
          <table:table-cell/>
          <table:table-cell table:formula="of:=[.D92]+IF(RAND()&gt;0.93;1)" office:value-type="float" office:value="-22.621" calcext:value-type="float">
            <text:p>-22,621</text:p>
          </table:table-cell>
          <table:table-cell table:formula="of:=[.E92]+IF(RAND()&gt;0.93;1)" office:value-type="float" office:value="-44.5222" calcext:value-type="float">
            <text:p>-44,522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NOW()-100;NOW())+RAND()" office:value-type="date" office:date-value="2019-07-17T01:08:29.103815" calcext:value-type="date">
            <text:p>17/07/2019 01:08:29</text:p>
          </table:table-cell>
          <table:table-cell table:formula="of:=RANDBETWEEN(1;MAX([$map.A$1:$map.A$1048576]))" office:value-type="float" office:value="62" calcext:value-type="float">
            <text:p>62</text:p>
          </table:table-cell>
          <table:table-cell table:formula="of:=VLOOKUP([.$C$1:.$C$1048576];[$map.A$1:$map.C$1048576];2;0)+RANDBETWEEN(-1;1)" office:value-type="float" office:value="-22.6341" calcext:value-type="float">
            <text:p>-22,6341</text:p>
          </table:table-cell>
          <table:table-cell table:formula="of:=VLOOKUP([.$C$1:.$C$1048576];[$map.A$1:$map.C$1048576];3;0)" office:value-type="float" office:value="-43.7225" calcext:value-type="float">
            <text:p>-43,722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9" calcext:value-type="float">
            <text:p>19</text:p>
          </table:table-cell>
          <table:table-cell/>
          <table:table-cell table:formula="of:=[.D93]+IF(RAND()&gt;0.93;1)" office:value-type="float" office:value="-22.6341" calcext:value-type="float">
            <text:p>-22,6341</text:p>
          </table:table-cell>
          <table:table-cell table:formula="of:=[.E93]+IF(RAND()&gt;0.93;1)" office:value-type="float" office:value="-43.7225" calcext:value-type="float">
            <text:p>-43,722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NOW()-100;NOW())+RAND()" office:value-type="date" office:date-value="2019-07-20T11:54:58.650365" calcext:value-type="date">
            <text:p>20/07/2019 11:54:59</text:p>
          </table:table-cell>
          <table:table-cell table:formula="of:=RANDBETWEEN(1;MAX([$map.A$1:$map.A$1048576]))" office:value-type="float" office:value="51" calcext:value-type="float">
            <text:p>51</text:p>
          </table:table-cell>
          <table:table-cell table:formula="of:=VLOOKUP([.$C$1:.$C$1048576];[$map.A$1:$map.C$1048576];2;0)+RANDBETWEEN(-1;1)" office:value-type="float" office:value="-23.5896" calcext:value-type="float">
            <text:p>-23,5896</text:p>
          </table:table-cell>
          <table:table-cell table:formula="of:=VLOOKUP([.$C$1:.$C$1048576];[$map.A$1:$map.C$1048576];3;0)" office:value-type="float" office:value="-43.8941" calcext:value-type="float">
            <text:p>-43,894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2" calcext:value-type="float">
            <text:p>32</text:p>
          </table:table-cell>
          <table:table-cell/>
          <table:table-cell table:formula="of:=[.D94]+IF(RAND()&gt;0.93;1)" office:value-type="float" office:value="-23.5896" calcext:value-type="float">
            <text:p>-23,5896</text:p>
          </table:table-cell>
          <table:table-cell table:formula="of:=[.E94]+IF(RAND()&gt;0.93;1)" office:value-type="float" office:value="-43.8941" calcext:value-type="float">
            <text:p>-43,894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NOW()-100;NOW())+RAND()" office:value-type="date" office:date-value="2019-09-28T23:21:23.958636" calcext:value-type="date">
            <text:p>28/09/2019 23:21:24</text:p>
          </table:table-cell>
          <table:table-cell table:formula="of:=RANDBETWEEN(1;MAX([$map.A$1:$map.A$1048576]))" office:value-type="float" office:value="56" calcext:value-type="float">
            <text:p>56</text:p>
          </table:table-cell>
          <table:table-cell table:formula="of:=VLOOKUP([.$C$1:.$C$1048576];[$map.A$1:$map.C$1048576];2;0)+RANDBETWEEN(-1;1)" office:value-type="float" office:value="-23.6288" calcext:value-type="float">
            <text:p>-23,6288</text:p>
          </table:table-cell>
          <table:table-cell table:formula="of:=VLOOKUP([.$C$1:.$C$1048576];[$map.A$1:$map.C$1048576];3;0)" office:value-type="float" office:value="-43.7415" calcext:value-type="float">
            <text:p>-43,741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1" calcext:value-type="float">
            <text:p>41</text:p>
          </table:table-cell>
          <table:table-cell/>
          <table:table-cell table:formula="of:=[.D95]+IF(RAND()&gt;0.93;1)" office:value-type="float" office:value="-23.6288" calcext:value-type="float">
            <text:p>-23,6288</text:p>
          </table:table-cell>
          <table:table-cell table:formula="of:=[.E95]+IF(RAND()&gt;0.93;1)" office:value-type="float" office:value="-43.7415" calcext:value-type="float">
            <text:p>-43,741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NOW()-100;NOW())+RAND()" office:value-type="date" office:date-value="2019-08-29T10:51:39.648678" calcext:value-type="date">
            <text:p>29/08/2019 10:51:40</text:p>
          </table:table-cell>
          <table:table-cell table:formula="of:=RANDBETWEEN(1;MAX([$map.A$1:$map.A$1048576]))" office:value-type="float" office:value="65" calcext:value-type="float">
            <text:p>65</text:p>
          </table:table-cell>
          <table:table-cell table:formula="of:=VLOOKUP([.$C$1:.$C$1048576];[$map.A$1:$map.C$1048576];2;0)+RANDBETWEEN(-1;1)" office:value-type="float" office:value="-23.6367" calcext:value-type="float">
            <text:p>-23,6367</text:p>
          </table:table-cell>
          <table:table-cell table:formula="of:=VLOOKUP([.$C$1:.$C$1048576];[$map.A$1:$map.C$1048576];3;0)" office:value-type="float" office:value="-43.7238" calcext:value-type="float">
            <text:p>-43,723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7" calcext:value-type="float">
            <text:p>27</text:p>
          </table:table-cell>
          <table:table-cell/>
          <table:table-cell table:formula="of:=[.D96]+IF(RAND()&gt;0.93;1)" office:value-type="float" office:value="-23.6367" calcext:value-type="float">
            <text:p>-23,6367</text:p>
          </table:table-cell>
          <table:table-cell table:formula="of:=[.E96]+IF(RAND()&gt;0.93;1)" office:value-type="float" office:value="-43.7238" calcext:value-type="float">
            <text:p>-43,723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NOW()-100;NOW())+RAND()" office:value-type="date" office:date-value="2019-08-24T08:56:47.915642" calcext:value-type="date">
            <text:p>24/08/2019 08:56:48</text:p>
          </table:table-cell>
          <table:table-cell table:formula="of:=RANDBETWEEN(1;MAX([$map.A$1:$map.A$1048576]))" office:value-type="float" office:value="48" calcext:value-type="float">
            <text:p>48</text:p>
          </table:table-cell>
          <table:table-cell table:formula="of:=VLOOKUP([.$C$1:.$C$1048576];[$map.A$1:$map.C$1048576];2;0)+RANDBETWEEN(-1;1)" office:value-type="float" office:value="-23.5698" calcext:value-type="float">
            <text:p>-23,5698</text:p>
          </table:table-cell>
          <table:table-cell table:formula="of:=VLOOKUP([.$C$1:.$C$1048576];[$map.A$1:$map.C$1048576];3;0)" office:value-type="float" office:value="-44.0718" calcext:value-type="float">
            <text:p>-44,071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5" calcext:value-type="float">
            <text:p>15</text:p>
          </table:table-cell>
          <table:table-cell/>
          <table:table-cell table:formula="of:=[.D97]+IF(RAND()&gt;0.93;1)" office:value-type="float" office:value="-23.5698" calcext:value-type="float">
            <text:p>-23,5698</text:p>
          </table:table-cell>
          <table:table-cell table:formula="of:=[.E97]+IF(RAND()&gt;0.93;1)" office:value-type="float" office:value="-44.0718" calcext:value-type="float">
            <text:p>-44,071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NOW()-100;NOW())+RAND()" office:value-type="date" office:date-value="2019-10-03T00:31:14.34565" calcext:value-type="date">
            <text:p>03/10/2019 00:31:14</text:p>
          </table:table-cell>
          <table:table-cell table:formula="of:=RANDBETWEEN(1;MAX([$map.A$1:$map.A$1048576]))" office:value-type="float" office:value="51" calcext:value-type="float">
            <text:p>51</text:p>
          </table:table-cell>
          <table:table-cell table:formula="of:=VLOOKUP([.$C$1:.$C$1048576];[$map.A$1:$map.C$1048576];2;0)+RANDBETWEEN(-1;1)" office:value-type="float" office:value="-21.5896" calcext:value-type="float">
            <text:p>-21,5896</text:p>
          </table:table-cell>
          <table:table-cell table:formula="of:=VLOOKUP([.$C$1:.$C$1048576];[$map.A$1:$map.C$1048576];3;0)" office:value-type="float" office:value="-43.8941" calcext:value-type="float">
            <text:p>-43,894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7" calcext:value-type="float">
            <text:p>17</text:p>
          </table:table-cell>
          <table:table-cell/>
          <table:table-cell table:formula="of:=[.D98]+IF(RAND()&gt;0.93;1)" office:value-type="float" office:value="-21.5896" calcext:value-type="float">
            <text:p>-21,5896</text:p>
          </table:table-cell>
          <table:table-cell table:formula="of:=[.E98]+IF(RAND()&gt;0.93;1)" office:value-type="float" office:value="-43.8941" calcext:value-type="float">
            <text:p>-43,894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NOW()-100;NOW())+RAND()" office:value-type="date" office:date-value="2019-07-18T16:40:21.062334" calcext:value-type="date">
            <text:p>18/07/2019 16:40:21</text:p>
          </table:table-cell>
          <table:table-cell table:formula="of:=RANDBETWEEN(1;MAX([$map.A$1:$map.A$1048576]))" office:value-type="float" office:value="47" calcext:value-type="float">
            <text:p>47</text:p>
          </table:table-cell>
          <table:table-cell table:formula="of:=VLOOKUP([.$C$1:.$C$1048576];[$map.A$1:$map.C$1048576];2;0)+RANDBETWEEN(-1;1)" office:value-type="float" office:value="-21.5973" calcext:value-type="float">
            <text:p>-21,5973</text:p>
          </table:table-cell>
          <table:table-cell table:formula="of:=VLOOKUP([.$C$1:.$C$1048576];[$map.A$1:$map.C$1048576];3;0)" office:value-type="float" office:value="-44.1402" calcext:value-type="float">
            <text:p>-44,140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0" calcext:value-type="float">
            <text:p>40</text:p>
          </table:table-cell>
          <table:table-cell/>
          <table:table-cell table:formula="of:=[.D99]+IF(RAND()&gt;0.93;1)" office:value-type="float" office:value="-21.5973" calcext:value-type="float">
            <text:p>-21,5973</text:p>
          </table:table-cell>
          <table:table-cell table:formula="of:=[.E99]+IF(RAND()&gt;0.93;1)" office:value-type="float" office:value="-44.1402" calcext:value-type="float">
            <text:p>-44,140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NOW()-100;NOW())+RAND()" office:value-type="date" office:date-value="2019-09-28T13:13:24.765375" calcext:value-type="date">
            <text:p>28/09/2019 13:13:25</text:p>
          </table:table-cell>
          <table:table-cell table:formula="of:=RANDBETWEEN(1;MAX([$map.A$1:$map.A$1048576]))" office:value-type="float" office:value="14" calcext:value-type="float">
            <text:p>14</text:p>
          </table:table-cell>
          <table:table-cell table:formula="of:=VLOOKUP([.$C$1:.$C$1048576];[$map.A$1:$map.C$1048576];2;0)+RANDBETWEEN(-1;1)" office:value-type="float" office:value="-23.6228" calcext:value-type="float">
            <text:p>-23,6228</text:p>
          </table:table-cell>
          <table:table-cell table:formula="of:=VLOOKUP([.$C$1:.$C$1048576];[$map.A$1:$map.C$1048576];3;0)" office:value-type="float" office:value="-44.697" calcext:value-type="float">
            <text:p>-44,6970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8" calcext:value-type="float">
            <text:p>18</text:p>
          </table:table-cell>
          <table:table-cell/>
          <table:table-cell table:formula="of:=[.D100]+IF(RAND()&gt;0.93;1)" office:value-type="float" office:value="-23.6228" calcext:value-type="float">
            <text:p>-23,6228</text:p>
          </table:table-cell>
          <table:table-cell table:formula="of:=[.E100]+IF(RAND()&gt;0.93;1)" office:value-type="float" office:value="-44.697" calcext:value-type="float">
            <text:p>-44,697</text:p>
          </table:table-cell>
          <table:table-cell office:value-type="string" calcext:value-type="string">
            <text:p>svfvdfvdfbdfbd</text:p>
          </table:table-cell>
        </table:table-row>
      </table:table>
      <table:table table:name="map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nto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3.0816" calcext:value-type="float">
            <text:p>-23,0816</text:p>
          </table:table-cell>
          <table:table-cell office:value-type="float" office:value="-45.5366" calcext:value-type="float">
            <text:p>-45,5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3.0298" calcext:value-type="float">
            <text:p>-23,0298</text:p>
          </table:table-cell>
          <table:table-cell office:value-type="float" office:value="-45.4641" calcext:value-type="float">
            <text:p>-45,46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2.9775" calcext:value-type="float">
            <text:p>-22,9775</text:p>
          </table:table-cell>
          <table:table-cell office:value-type="float" office:value="-45.3859" calcext:value-type="float">
            <text:p>-45,38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2.9389" calcext:value-type="float">
            <text:p>-22,9389</text:p>
          </table:table-cell>
          <table:table-cell office:value-type="float" office:value="-45.339" calcext:value-type="float">
            <text:p>-45,3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2.9187" calcext:value-type="float">
            <text:p>-22,9187</text:p>
          </table:table-cell>
          <table:table-cell office:value-type="float" office:value="-45.2934" calcext:value-type="float">
            <text:p>-45,29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2.9109" calcext:value-type="float">
            <text:p>-22,9109</text:p>
          </table:table-cell>
          <table:table-cell office:value-type="float" office:value="-45.2082" calcext:value-type="float">
            <text:p>-45,20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2.8775" calcext:value-type="float">
            <text:p>-22,8775</text:p>
          </table:table-cell>
          <table:table-cell office:value-type="float" office:value="-45.1634" calcext:value-type="float">
            <text:p>-45,16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2.8344" calcext:value-type="float">
            <text:p>-22,8344</text:p>
          </table:table-cell>
          <table:table-cell office:value-type="float" office:value="-45.1447" calcext:value-type="float">
            <text:p>-45,14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2.7793" calcext:value-type="float">
            <text:p>-22,7793</text:p>
          </table:table-cell>
          <table:table-cell office:value-type="float" office:value="-45.0521" calcext:value-type="float">
            <text:p>-45,05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2.7384" calcext:value-type="float">
            <text:p>-22,7384</text:p>
          </table:table-cell>
          <table:table-cell office:value-type="float" office:value="-45.0078" calcext:value-type="float">
            <text:p>-45,00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2.6598" calcext:value-type="float">
            <text:p>-22,6598</text:p>
          </table:table-cell>
          <table:table-cell office:value-type="float" office:value="-44.8959" calcext:value-type="float">
            <text:p>-44,89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2.6641" calcext:value-type="float">
            <text:p>-22,6641</text:p>
          </table:table-cell>
          <table:table-cell office:value-type="float" office:value="-44.8674" calcext:value-type="float">
            <text:p>-44,86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2.6405" calcext:value-type="float">
            <text:p>-22,6405</text:p>
          </table:table-cell>
          <table:table-cell office:value-type="float" office:value="-44.8012" calcext:value-type="float">
            <text:p>-44,8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2.6228" calcext:value-type="float">
            <text:p>-22,6228</text:p>
          </table:table-cell>
          <table:table-cell office:value-type="float" office:value="-44.697" calcext:value-type="float">
            <text:p>-44,6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2.6425" calcext:value-type="float">
            <text:p>-22,6425</text:p>
          </table:table-cell>
          <table:table-cell office:value-type="float" office:value="-44.6026" calcext:value-type="float">
            <text:p>-44,60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2.6173" calcext:value-type="float">
            <text:p>-22,6173</text:p>
          </table:table-cell>
          <table:table-cell office:value-type="float" office:value="-44.5489" calcext:value-type="float">
            <text:p>-44,54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2.6173" calcext:value-type="float">
            <text:p>-22,6173</text:p>
          </table:table-cell>
          <table:table-cell office:value-type="float" office:value="-44.5331" calcext:value-type="float">
            <text:p>-44,53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2.6174" calcext:value-type="float">
            <text:p>-22,6174</text:p>
          </table:table-cell>
          <table:table-cell office:value-type="float" office:value="-44.53" calcext:value-type="float">
            <text:p>-44,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2.6174" calcext:value-type="float">
            <text:p>-22,6174</text:p>
          </table:table-cell>
          <table:table-cell office:value-type="float" office:value="-44.5296" calcext:value-type="float">
            <text:p>-44,52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2.6175" calcext:value-type="float">
            <text:p>-22,6175</text:p>
          </table:table-cell>
          <table:table-cell office:value-type="float" office:value="-44.5293" calcext:value-type="float">
            <text:p>-44,52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2.6176" calcext:value-type="float">
            <text:p>-22,6176</text:p>
          </table:table-cell>
          <table:table-cell office:value-type="float" office:value="-44.529" calcext:value-type="float">
            <text:p>-44,5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2.6178" calcext:value-type="float">
            <text:p>-22,6178</text:p>
          </table:table-cell>
          <table:table-cell office:value-type="float" office:value="-44.5287" calcext:value-type="float">
            <text:p>-44,52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2.6192" calcext:value-type="float">
            <text:p>-22,6192</text:p>
          </table:table-cell>
          <table:table-cell office:value-type="float" office:value="-44.5266" calcext:value-type="float">
            <text:p>-44,52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2.6195" calcext:value-type="float">
            <text:p>-22,6195</text:p>
          </table:table-cell>
          <table:table-cell office:value-type="float" office:value="-44.5259" calcext:value-type="float">
            <text:p>-44,52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2.6199" calcext:value-type="float">
            <text:p>-22,6199</text:p>
          </table:table-cell>
          <table:table-cell office:value-type="float" office:value="-44.5245" calcext:value-type="float">
            <text:p>-44,52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2.6203" calcext:value-type="float">
            <text:p>-22,6203</text:p>
          </table:table-cell>
          <table:table-cell office:value-type="float" office:value="-44.5237" calcext:value-type="float">
            <text:p>-44,52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2.6207" calcext:value-type="float">
            <text:p>-22,6207</text:p>
          </table:table-cell>
          <table:table-cell office:value-type="float" office:value="-44.523" calcext:value-type="float">
            <text:p>-44,5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2.621" calcext:value-type="float">
            <text:p>-22,621</text:p>
          </table:table-cell>
          <table:table-cell office:value-type="float" office:value="-44.5222" calcext:value-type="float">
            <text:p>-44,5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2.621" calcext:value-type="float">
            <text:p>-22,621</text:p>
          </table:table-cell>
          <table:table-cell office:value-type="float" office:value="-44.5219" calcext:value-type="float">
            <text:p>-44,52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2.6209" calcext:value-type="float">
            <text:p>-22,6209</text:p>
          </table:table-cell>
          <table:table-cell office:value-type="float" office:value="-44.5212" calcext:value-type="float">
            <text:p>-44,52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2.6208" calcext:value-type="float">
            <text:p>-22,6208</text:p>
          </table:table-cell>
          <table:table-cell office:value-type="float" office:value="-44.5208" calcext:value-type="float">
            <text:p>-44,52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2.6208" calcext:value-type="float">
            <text:p>-22,6208</text:p>
          </table:table-cell>
          <table:table-cell office:value-type="float" office:value="-44.5201" calcext:value-type="float">
            <text:p>-44,52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2.6208" calcext:value-type="float">
            <text:p>-22,6208</text:p>
          </table:table-cell>
          <table:table-cell office:value-type="float" office:value="-44.5197" calcext:value-type="float">
            <text:p>-44,51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2.6208" calcext:value-type="float">
            <text:p>-22,6208</text:p>
          </table:table-cell>
          <table:table-cell office:value-type="float" office:value="-44.5192" calcext:value-type="float">
            <text:p>-44,51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2.6208" calcext:value-type="float">
            <text:p>-22,6208</text:p>
          </table:table-cell>
          <table:table-cell office:value-type="float" office:value="-44.5187" calcext:value-type="float">
            <text:p>-44,51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2.6213" calcext:value-type="float">
            <text:p>-22,6213</text:p>
          </table:table-cell>
          <table:table-cell office:value-type="float" office:value="-44.5169" calcext:value-type="float">
            <text:p>-44,51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2.6214" calcext:value-type="float">
            <text:p>-22,6214</text:p>
          </table:table-cell>
          <table:table-cell office:value-type="float" office:value="-44.5162" calcext:value-type="float">
            <text:p>-44,51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2.6215" calcext:value-type="float">
            <text:p>-22,6215</text:p>
          </table:table-cell>
          <table:table-cell office:value-type="float" office:value="-44.5159" calcext:value-type="float">
            <text:p>-44,51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2.6219" calcext:value-type="float">
            <text:p>-22,6219</text:p>
          </table:table-cell>
          <table:table-cell office:value-type="float" office:value="-44.5148" calcext:value-type="float">
            <text:p>-44,51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2.6219" calcext:value-type="float">
            <text:p>-22,6219</text:p>
          </table:table-cell>
          <table:table-cell office:value-type="float" office:value="-44.5146" calcext:value-type="float">
            <text:p>-44,51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2.6235" calcext:value-type="float">
            <text:p>-22,6235</text:p>
          </table:table-cell>
          <table:table-cell office:value-type="float" office:value="-44.5044" calcext:value-type="float">
            <text:p>-44,50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2.6044" calcext:value-type="float">
            <text:p>-22,6044</text:p>
          </table:table-cell>
          <table:table-cell office:value-type="float" office:value="-44.4516" calcext:value-type="float">
            <text:p>-44,45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2.6091" calcext:value-type="float">
            <text:p>-22,6091</text:p>
          </table:table-cell>
          <table:table-cell office:value-type="float" office:value="-44.3401" calcext:value-type="float">
            <text:p>-44,34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2.596" calcext:value-type="float">
            <text:p>-22,596</text:p>
          </table:table-cell>
          <table:table-cell office:value-type="float" office:value="-44.3153" calcext:value-type="float">
            <text:p>-44,31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2.6045" calcext:value-type="float">
            <text:p>-22,6045</text:p>
          </table:table-cell>
          <table:table-cell office:value-type="float" office:value="-44.2904" calcext:value-type="float">
            <text:p>-44,29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2.5916" calcext:value-type="float">
            <text:p>-22,5916</text:p>
          </table:table-cell>
          <table:table-cell office:value-type="float" office:value="-44.2335" calcext:value-type="float">
            <text:p>-44,23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2.5973" calcext:value-type="float">
            <text:p>-22,5973</text:p>
          </table:table-cell>
          <table:table-cell office:value-type="float" office:value="-44.1402" calcext:value-type="float">
            <text:p>-44,14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2.5698" calcext:value-type="float">
            <text:p>-22,5698</text:p>
          </table:table-cell>
          <table:table-cell office:value-type="float" office:value="-44.0718" calcext:value-type="float">
            <text:p>-44,07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2.5273" calcext:value-type="float">
            <text:p>-22,5273</text:p>
          </table:table-cell>
          <table:table-cell office:value-type="float" office:value="-44.0408" calcext:value-type="float">
            <text:p>-44,04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2.5711" calcext:value-type="float">
            <text:p>-22,5711</text:p>
          </table:table-cell>
          <table:table-cell office:value-type="float" office:value="-43.9199" calcext:value-type="float">
            <text:p>-43,91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2.5896" calcext:value-type="float">
            <text:p>-22,5896</text:p>
          </table:table-cell>
          <table:table-cell office:value-type="float" office:value="-43.8941" calcext:value-type="float">
            <text:p>-43,89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2.595" calcext:value-type="float">
            <text:p>-22,595</text:p>
          </table:table-cell>
          <table:table-cell office:value-type="float" office:value="-43.8567" calcext:value-type="float">
            <text:p>-43,85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2.6232" calcext:value-type="float">
            <text:p>-22,6232</text:p>
          </table:table-cell>
          <table:table-cell office:value-type="float" office:value="-43.8164" calcext:value-type="float">
            <text:p>-43,81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2.6208" calcext:value-type="float">
            <text:p>-22,6208</text:p>
          </table:table-cell>
          <table:table-cell office:value-type="float" office:value="-43.7928" calcext:value-type="float">
            <text:p>-43,79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2.6307" calcext:value-type="float">
            <text:p>-22,6307</text:p>
          </table:table-cell>
          <table:table-cell office:value-type="float" office:value="-43.7846" calcext:value-type="float">
            <text:p>-43,78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2.6288" calcext:value-type="float">
            <text:p>-22,6288</text:p>
          </table:table-cell>
          <table:table-cell office:value-type="float" office:value="-43.7415" calcext:value-type="float">
            <text:p>-43,74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2.6284" calcext:value-type="float">
            <text:p>-22,6284</text:p>
          </table:table-cell>
          <table:table-cell office:value-type="float" office:value="-43.7359" calcext:value-type="float">
            <text:p>-43,73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2.6289" calcext:value-type="float">
            <text:p>-22,6289</text:p>
          </table:table-cell>
          <table:table-cell office:value-type="float" office:value="-43.727" calcext:value-type="float">
            <text:p>-43,7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2.6322" calcext:value-type="float">
            <text:p>-22,6322</text:p>
          </table:table-cell>
          <table:table-cell office:value-type="float" office:value="-43.7231" calcext:value-type="float">
            <text:p>-43,72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2.6331" calcext:value-type="float">
            <text:p>-22,6331</text:p>
          </table:table-cell>
          <table:table-cell office:value-type="float" office:value="-43.722" calcext:value-type="float">
            <text:p>-43,7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2.6337" calcext:value-type="float">
            <text:p>-22,6337</text:p>
          </table:table-cell>
          <table:table-cell office:value-type="float" office:value="-43.7219" calcext:value-type="float">
            <text:p>-43,72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2.6341" calcext:value-type="float">
            <text:p>-22,6341</text:p>
          </table:table-cell>
          <table:table-cell office:value-type="float" office:value="-43.7225" calcext:value-type="float">
            <text:p>-43,72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2.6351" calcext:value-type="float">
            <text:p>-22,6351</text:p>
          </table:table-cell>
          <table:table-cell office:value-type="float" office:value="-43.7232" calcext:value-type="float">
            <text:p>-43,72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2.6358" calcext:value-type="float">
            <text:p>-22,6358</text:p>
          </table:table-cell>
          <table:table-cell office:value-type="float" office:value="-43.7236" calcext:value-type="float">
            <text:p>-43,72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2.6367" calcext:value-type="float">
            <text:p>-22,6367</text:p>
          </table:table-cell>
          <table:table-cell office:value-type="float" office:value="-43.7238" calcext:value-type="float">
            <text:p>-43,72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22.6371" calcext:value-type="float">
            <text:p>-22,6371</text:p>
          </table:table-cell>
          <table:table-cell office:value-type="float" office:value="-43.7238" calcext:value-type="float">
            <text:p>-43,72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22.6378" calcext:value-type="float">
            <text:p>-22,6378</text:p>
          </table:table-cell>
          <table:table-cell office:value-type="float" office:value="-43.7236" calcext:value-type="float">
            <text:p>-43,72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2.6381" calcext:value-type="float">
            <text:p>-22,6381</text:p>
          </table:table-cell>
          <table:table-cell office:value-type="float" office:value="-43.7235" calcext:value-type="float">
            <text:p>-43,72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2.6382" calcext:value-type="float">
            <text:p>-22,6382</text:p>
          </table:table-cell>
          <table:table-cell office:value-type="float" office:value="-43.7234" calcext:value-type="float">
            <text:p>-43,72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2.6392" calcext:value-type="float">
            <text:p>-22,6392</text:p>
          </table:table-cell>
          <table:table-cell office:value-type="float" office:value="-43.7079" calcext:value-type="float">
            <text:p>-43,70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2.6477" calcext:value-type="float">
            <text:p>-22,6477</text:p>
          </table:table-cell>
          <table:table-cell office:value-type="float" office:value="-43.6967" calcext:value-type="float">
            <text:p>-43,69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2.6474" calcext:value-type="float">
            <text:p>-22,6474</text:p>
          </table:table-cell>
          <table:table-cell office:value-type="float" office:value="-43.6764" calcext:value-type="float">
            <text:p>-43,67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2.6549" calcext:value-type="float">
            <text:p>-22,6549</text:p>
          </table:table-cell>
          <table:table-cell office:value-type="float" office:value="-43.6763" calcext:value-type="float">
            <text:p>-43,67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2.661" calcext:value-type="float">
            <text:p>-22,661</text:p>
          </table:table-cell>
          <table:table-cell office:value-type="float" office:value="-43.6683" calcext:value-type="float">
            <text:p>-43,66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2.6641" calcext:value-type="float">
            <text:p>-22,6641</text:p>
          </table:table-cell>
          <table:table-cell office:value-type="float" office:value="-43.6587" calcext:value-type="float">
            <text:p>-43,65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22.6621" calcext:value-type="float">
            <text:p>-22,6621</text:p>
          </table:table-cell>
          <table:table-cell office:value-type="float" office:value="-43.6506" calcext:value-type="float">
            <text:p>-43,65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22.6589" calcext:value-type="float">
            <text:p>-22,6589</text:p>
          </table:table-cell>
          <table:table-cell office:value-type="float" office:value="-43.6455" calcext:value-type="float">
            <text:p>-43,64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2.6533" calcext:value-type="float">
            <text:p>-22,6533</text:p>
          </table:table-cell>
          <table:table-cell office:value-type="float" office:value="-43.6417" calcext:value-type="float">
            <text:p>-43,64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2.6498" calcext:value-type="float">
            <text:p>-22,6498</text:p>
          </table:table-cell>
          <table:table-cell office:value-type="float" office:value="-43.6357" calcext:value-type="float">
            <text:p>-43,63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2.6453" calcext:value-type="float">
            <text:p>-22,6453</text:p>
          </table:table-cell>
          <table:table-cell office:value-type="float" office:value="-43.63" calcext:value-type="float">
            <text:p>-43,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2.6425" calcext:value-type="float">
            <text:p>-22,6425</text:p>
          </table:table-cell>
          <table:table-cell office:value-type="float" office:value="-43.6276" calcext:value-type="float">
            <text:p>-43,62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2.6414" calcext:value-type="float">
            <text:p>-22,6414</text:p>
          </table:table-cell>
          <table:table-cell office:value-type="float" office:value="-43.6245" calcext:value-type="float">
            <text:p>-43,6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04:11.954243961</meta:creation-date>
    <dc:date>2019-10-12T15:39:05.531675021</dc:date>
    <meta:editing-duration>PT22S</meta:editing-duration>
    <meta:editing-cycles>1</meta:editing-cycles>
    <meta:document-statistic meta:table-count="3" meta:cell-count="1680" meta:object-count="0"/>
    <meta:generator>LibreOffice/6.0.7.3$Linux_X86_64 LibreOffice_project/00m0$Build-3</meta:generator>
  </office:meta>
</office:document-meta>
</file>